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AD27F3F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field:fieldmark-start text:name="__Fieldmark__4254_1392249625" field:type=""/>
    <field:fieldmark-start/>
    <field:fieldmark-start/>
    <field:fieldmark-start/>
    <field:fieldmark-start/>
    <style:style style:name="Table3" style:family="table">
      <style:table-properties style:width="6.4667in" fo:margin-top="0in" fo:margin-bottom="0in" table:align="center" style:writing-mode="lr-tb"/>
    </style:style>
    <style:style style:name="Table3.A" style:family="table-column">
      <style:table-column-properties style:column-width="1.4368in"/>
    </style:style>
    <style:style style:name="Table3.B" style:family="table-column">
      <style:table-column-properties style:column-width="1.0625in"/>
    </style:style>
    <style:style style:name="Table3.C" style:family="table-column">
      <style:table-column-properties style:column-width="1.3118in"/>
    </style:style>
    <style:style style:name="Table3.D" style:family="table-column">
      <style:table-column-properties style:column-width="1.2174in"/>
    </style:style>
    <style:style style:name="Table3.E" style:family="table-column">
      <style:table-column-properties style:column-width="1.4382in"/>
    </style:style>
    <style:style style:name="Table3.1" style:family="table-row">
      <style:table-row-properties style:min-row-height="0.225in" fo:keep-together="auto"/>
    </style:style>
    <style:style style:name="Table3.A1" style:family="table-cell">
      <style:table-cell-properties fo:background-color="#ffffff" fo:padding-left="0.0417in" fo:padding-right="0.0382in" fo:padding-top="0.0382in" fo:padding-bottom="0.0382in" fo:border="0.5pt solid #00000a">
        <style:background-image/>
      </style:table-cell-properties>
    </style:style>
    <style:style style:name="Table3.2" style:family="table-row">
      <style:table-row-properties style:min-row-height="0.2125in" fo:keep-together="auto"/>
    </style:style>
    <style:style style:name="Table1" style:family="table">
      <style:table-properties style:width="6.4667in" fo:margin-top="0in" fo:margin-bottom="0in" table:align="center" style:writing-mode="lr-tb"/>
    </style:style>
    <style:style style:name="Table1.A" style:family="table-column">
      <style:table-column-properties style:column-width="1.4368in"/>
    </style:style>
    <style:style style:name="Table1.B" style:family="table-column">
      <style:table-column-properties style:column-width="1.0625in"/>
    </style:style>
    <style:style style:name="Table1.C" style:family="table-column">
      <style:table-column-properties style:column-width="1.3118in"/>
    </style:style>
    <style:style style:name="Table1.D" style:family="table-column">
      <style:table-column-properties style:column-width="1.2174in"/>
    </style:style>
    <style:style style:name="Table1.E" style:family="table-column">
      <style:table-column-properties style:column-width="1.4382in"/>
    </style:style>
    <style:style style:name="Table1.1" style:family="table-row">
      <style:table-row-properties style:min-row-height="0.225in" fo:keep-together="auto"/>
    </style:style>
    <style:style style:name="Table1.A1" style:family="table-cell">
      <style:table-cell-properties fo:background-color="#ffffff" fo:padding-left="0.0417in" fo:padding-right="0.0382in" fo:padding-top="0.0382in" fo:padding-bottom="0.0382in" fo:border="0.5pt solid #00000a">
        <style:background-image/>
      </style:table-cell-properties>
    </style:style>
    <style:style style:name="Table1.2" style:family="table-row">
      <style:table-row-properties style:min-row-height="0.2125in" fo:keep-together="auto"/>
    </style:style>
    <style:style style:name="Table2" style:family="table">
      <style:table-properties style:width="5.5493in" fo:margin-left="1.1375in" fo:margin-top="0in" fo:margin-bottom="0in" table:align="left" style:writing-mode="lr-tb"/>
    </style:style>
    <style:style style:name="Table2.A" style:family="table-column">
      <style:table-column-properties style:column-width="0.6514in"/>
    </style:style>
    <style:style style:name="Table2.B" style:family="table-column">
      <style:table-column-properties style:column-width="0.9097in"/>
    </style:style>
    <style:style style:name="Table2.C" style:family="table-column">
      <style:table-column-properties style:column-width="3.9882in"/>
    </style:style>
    <style:style style:name="Table2.1" style:family="table-row">
      <style:table-row-properties style:min-row-height="0.1778in" fo:keep-together="auto"/>
    </style:style>
    <style:style style:name="Table2.A1" style:family="table-cell">
      <style:table-cell-properties style:vertical-align="bottom" fo:background-color="#ffffff" fo:padding="0in" fo:border="none">
        <style:background-image/>
      </style:table-cell-properties>
    </style:style>
    <style:style style:name="P1" style:family="paragraph" style:parent-style-name="Heading_20_1" style:list-style-name="WWNum1"/>
    <style:style style:name="P2" style:family="paragraph" style:parent-style-name="Text_20_body" style:list-style-name="WWNum1"/>
    <style:style style:name="P3" style:family="paragraph" style:parent-style-name="Heading_20_3" style:list-style-name="WWNum1"/>
    <style:style style:name="P4" style:family="paragraph" style:parent-style-name="Heading_20_2" style:list-style-name="WWNum1"/>
    <style:style style:name="P5" style:family="paragraph" style:parent-style-name="Standard" style:list-style-name="WWNum1"/>
    <style:style style:name="P6" style:family="paragraph" style:parent-style-name="Standard" style:list-style-name="WWNum2"/>
    <style:style style:name="P7" style:family="paragraph" style:parent-style-name="Standard">
      <style:text-properties officeooo:paragraph-rsid="0019c8e4"/>
    </style:style>
    <style:style style:name="P8" style:family="paragraph" style:parent-style-name="Standard">
      <style:text-properties style:font-name="Times New Roman"/>
    </style:style>
    <style:style style:name="P9" style:family="paragraph" style:parent-style-name="Heading_20_2" style:list-style-name="WWNum1">
      <style:text-properties officeooo:paragraph-rsid="0019c8e4"/>
    </style:style>
    <style:style style:name="P10" style:family="paragraph" style:parent-style-name="Table_20_Contents" style:list-style-name="WWNum1"/>
    <style:style style:name="P11" style:family="paragraph" style:parent-style-name="Table_20_Contents" style:list-style-name="WWNum1">
      <style:paragraph-properties fo:keep-with-next="always"/>
    </style:style>
    <style:style style:name="P12" style:family="paragraph" style:parent-style-name="Text_20_body">
      <style:text-properties officeooo:paragraph-rsid="001fab99"/>
    </style:style>
    <style:style style:name="P13" style:family="paragraph" style:parent-style-name="Standard">
      <style:paragraph-properties fo:text-align="center" style:justify-single-word="false"/>
      <style:text-properties officeooo:rsid="0020b077" officeooo:paragraph-rsid="0020b077"/>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19c8e4"/>
    </style:style>
    <style:style style:name="P16" style:family="paragraph" style:parent-style-name="Standard">
      <style:paragraph-properties fo:text-align="center" style:justify-single-word="false"/>
    </style:style>
    <style:style style:name="P17" style:family="paragraph" style:parent-style-name="Table_20_Contents">
      <style:paragraph-properties fo:keep-with-next="always"/>
    </style:style>
    <style:style style:name="P18" style:family="paragraph" style:parent-style-name="Table_20_Contents">
      <style:paragraph-properties fo:keep-with-next="always"/>
      <style:text-properties officeooo:paragraph-rsid="0019c8e4"/>
    </style:style>
    <style:style style:name="P19" style:family="paragraph" style:parent-style-name="Text_20_body">
      <style:text-properties officeooo:paragraph-rsid="0019c8e4"/>
    </style:style>
    <style:style style:name="P20" style:family="paragraph" style:parent-style-name="Text_20_body">
      <style:text-properties style:font-name="Times New Roman"/>
    </style:style>
    <style:style style:name="P21" style:family="paragraph" style:parent-style-name="Text_20_body">
      <style:text-properties officeooo:paragraph-rsid="001f6e7b"/>
    </style:style>
    <style:style style:name="P22" style:family="paragraph" style:parent-style-name="Standard">
      <style:paragraph-properties fo:break-before="page"/>
    </style:style>
    <style:style style:name="P23" style:family="paragraph" style:parent-style-name="Table">
      <style:paragraph-properties fo:text-align="center" style:justify-single-word="fals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aption">
      <style:text-properties officeooo:paragraph-rsid="0019c8e4"/>
    </style:style>
    <style:style style:name="P27" style:family="paragraph" style:parent-style-name="Contents_20_3">
      <style:paragraph-properties>
        <style:tab-stops>
          <style:tab-stop style:position="6.9252in" style:type="right" style:leader-style="dotted" style:leader-text="."/>
        </style:tab-stops>
      </style:paragraph-properties>
    </style:style>
    <style:style style:name="P28" style:family="paragraph" style:parent-style-name="Table_20_Contents">
      <style:text-properties officeooo:paragraph-rsid="0019c8e4"/>
    </style:style>
    <style:style style:name="P29" style:family="paragraph" style:parent-style-name="Standard" style:list-style-name="WWNum1"/>
    <style:style style:name="P30" style:family="paragraph" style:parent-style-name="Standard" style:list-style-name="WWNum1">
      <style:text-properties officeooo:paragraph-rsid="001d3278"/>
    </style:style>
    <style:style style:name="P31" style:family="paragraph" style:parent-style-name="Standard" style:list-style-name="WWNum2"/>
    <style:style style:name="P32" style:family="paragraph" style:parent-style-name="Standard" style:list-style-name="WWNum2">
      <style:text-properties officeooo:paragraph-rsid="0019c8e4"/>
    </style:style>
    <style:style style:name="P33" style:family="paragraph" style:parent-style-name="Standard">
      <style:text-properties style:font-name="Times New Roman"/>
    </style:style>
    <style:style style:name="P34" style:family="paragraph" style:parent-style-name="Standard" style:list-style-name="WWNum3">
      <style:text-properties officeooo:paragraph-rsid="0019c8e4"/>
    </style:style>
    <style:style style:name="P35" style:family="paragraph" style:parent-style-name="Standard">
      <style:text-properties officeooo:paragraph-rsid="0019c8e4"/>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rsid="0020b077" officeooo:paragraph-rsid="0020b077"/>
    </style:style>
    <style:style style:name="P38" style:family="paragraph" style:parent-style-name="Standard">
      <style:text-properties officeooo:paragraph-rsid="0020b077"/>
    </style:style>
    <style:style style:name="P39" style:family="paragraph" style:parent-style-name="Standard" style:master-page-name="Standard">
      <style:paragraph-properties style:page-number="auto"/>
    </style:style>
    <style:style style:name="P40" style:family="paragraph" style:parent-style-name="Text_20_body" style:list-style-name="WWNum1"/>
    <style:style style:name="P41" style:family="paragraph" style:parent-style-name="Text_20_body" style:list-style-name="L12"/>
    <style:style style:name="P42" style:family="paragraph" style:parent-style-name="Text_20_body">
      <style:text-properties officeooo:paragraph-rsid="001fab99"/>
    </style:style>
    <style:style style:name="P43" style:family="paragraph" style:parent-style-name="Heading_20_1" style:list-style-name="WWNum1"/>
    <style:style style:name="P44" style:family="paragraph" style:parent-style-name="Heading_20_2" style:list-style-name="WWNum1"/>
    <style:style style:name="P45" style:family="paragraph" style:parent-style-name="Heading_20_2" style:list-style-name="WWNum1">
      <style:text-properties officeooo:paragraph-rsid="0019c8e4"/>
    </style:style>
    <style:style style:name="P46" style:family="paragraph" style:parent-style-name="Heading_20_2">
      <style:text-properties officeooo:paragraph-rsid="0019c8e4"/>
    </style:style>
    <style:style style:name="P47" style:family="paragraph" style:parent-style-name="Heading_20_3" style:list-style-name="WWNum1"/>
    <style:style style:name="P48" style:family="paragraph" style:parent-style-name="Table_20_Contents" style:list-style-name="WWNum1"/>
    <style:style style:name="P49" style:family="paragraph" style:parent-style-name="Table_20_Contents" style:list-style-name="WWNum1">
      <style:paragraph-properties fo:keep-with-next="always"/>
    </style:style>
    <style:style style:name="T1" style:family="text">
      <style:text-properties officeooo:rsid="001e5c43"/>
    </style:style>
    <style:style style:name="T2" style:family="text">
      <style:text-properties fo:font-style="italic" style:font-style-asian="italic" style:font-style-complex="italic"/>
    </style:style>
    <style:style style:name="T3" style:family="text">
      <style:text-properties officeooo:rsid="001f6e7b"/>
    </style:style>
    <style:style style:name="T4" style:family="text">
      <style:text-properties officeooo:rsid="0019c8e4"/>
    </style:style>
    <style:style style:name="T5" style:family="text">
      <style:text-properties fo:font-variant="normal" fo:text-transform="none" fo:color="#023785" style:font-name="Helvetica" fo:font-size="11.25pt" fo:letter-spacing="normal" fo:font-style="normal" style:text-underline-style="none" fo:font-weight="bold"/>
    </style:style>
    <style:style style:name="T6" style:family="text">
      <style:text-properties fo:font-variant="normal" fo:text-transform="none" fo:color="#023785" style:font-name="Helvetica" fo:font-size="11.25pt" fo:letter-spacing="normal" fo:font-style="normal" style:text-underline-style="solid" style:text-underline-width="auto" style:text-underline-color="font-color" fo:font-weight="bold"/>
    </style:style>
    <style:style style:name="T7" style:family="text">
      <style:text-properties officeooo:rsid="001e5c43"/>
    </style:style>
    <style:style style:name="T8" style:family="text">
      <style:text-properties fo:font-style="italic" style:font-style-asian="italic" style:font-style-complex="italic"/>
    </style:style>
    <style:style style:name="T9" style:family="text">
      <style:text-properties officeooo:rsid="001f6e7b"/>
    </style:style>
    <style:style style:name="T10" style:family="text">
      <style:text-properties officeooo:rsid="0019c8e4"/>
    </style:style>
    <style:style style:name="T11" style:family="text">
      <style:text-properties officeooo:rsid="0018d26d"/>
    </style:style>
    <style:style style:name="T12" style:family="text">
      <style:text-properties officeooo:rsid="001d3278"/>
    </style:style>
    <style:style style:name="T13" style:family="text">
      <style:text-properties officeooo:rsid="001fab99"/>
    </style:style>
    <style:style style:name="T14" style:family="text">
      <style:text-properties fo:font-variant="normal" fo:text-transform="none" fo:color="#023785" style:font-name="Helvetica" fo:font-size="11.25pt" fo:letter-spacing="normal" fo:font-style="normal" style:text-underline-style="solid" style:text-underline-width="auto" style:text-underline-color="font-color" fo:font-weight="bold"/>
    </style:style>
    <style:style style:name="T15" style:family="text">
      <style:text-properties fo:font-variant="normal" fo:text-transform="none" fo:color="#023785" style:font-name="Helvetica" fo:font-size="11.25pt" fo:letter-spacing="normal" fo:font-style="normal" style:text-underline-style="solid" style:text-underline-width="auto" style:text-underline-color="font-color" fo:font-weight="bold" officeooo:rsid="0020b077"/>
    </style:style>
    <style:style style:name="T16" style:family="text">
      <style:text-properties fo:font-variant="normal" fo:text-transform="none" fo:color="#023785" style:font-name="Helvetica" fo:font-size="11.25pt" fo:letter-spacing="normal" fo:font-style="normal" style:text-underline-style="none" fo:font-weight="bold"/>
    </style:style>
    <style:style style:name="T17" style:family="text">
      <style:text-properties officeooo:rsid="0020b077"/>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text:tracked-changes>
        <text:changed-region xml:id="ct243448160" text:id="ct243448160">
          <text:insertion>
            <office:change-info>
              <dc:creator>Lea</dc:creator>
              <dc:date>2016-01-29T21:43:00</dc:date>
            </office:change-info>
          </text:insertion>
        </text:changed-region>
        <text:changed-region xml:id="ct243448264" text:id="ct243448264">
          <text:deletion>
            <office:change-info>
              <dc:creator>Lea</dc:creator>
              <dc:date>2016-01-29T21:43:00</dc:date>
            </office:change-info>
            <text:p text:style-name="Text_20_body">l</text:p>
          </text:deletion>
        </text:changed-region>
        <text:changed-region xml:id="ct243448368" text:id="ct243448368">
          <text:deletion>
            <office:change-info>
              <dc:creator>Anyone</dc:creator>
              <dc:date>2016-01-30T13:24:00</dc:date>
            </office:change-info>
            <text:p text:style-name="Text_20_body"><text:s/>provide</text:p>
          </text:deletion>
        </text:changed-region>
        <text:changed-region xml:id="ct243448576" text:id="ct243448576">
          <text:deletion>
            <office:change-info>
              <dc:creator>Unknown Author</dc:creator>
              <dc:date>2016-01-31T13:26:00</dc:date>
            </office:change-info>
            <text:p text:style-name="Text_20_body">possible,</text:p>
          </text:deletion>
        </text:changed-region>
        <text:changed-region xml:id="ct243448784" text:id="ct243448784">
          <text:insertion>
            <office:change-info>
              <dc:creator>Unknown Author</dc:creator>
              <dc:date>2016-01-31T13:26:00</dc:date>
            </office:change-info>
          </text:insertion>
        </text:changed-region>
        <text:changed-region xml:id="ct245477808" text:id="ct245477808">
          <text:deletion>
            <office:change-info>
              <dc:creator>Unknown Author</dc:creator>
              <dc:date>2016-01-31T13:26:00</dc:date>
            </office:change-info>
            <text:p text:style-name="Text_20_body"><text:span text:style-name="T1">wouldit </text:span></text:p>
          </text:deletion>
        </text:changed-region>
        <text:changed-region xml:id="ct243766720" text:id="ct243766720">
          <text:deletion>
            <office:change-info>
              <dc:creator>Lea</dc:creator>
              <dc:date>2016-01-29T21:44:00</dc:date>
            </office:change-info>
            <text:p text:style-name="Text_20_body"><text:span text:style-name="T1">this </text:span></text:p>
          </text:deletion>
        </text:changed-region>
        <text:changed-region xml:id="ct243766512" text:id="ct243766512">
          <text:deletion>
            <office:change-info>
              <dc:creator>Unknown Author</dc:creator>
              <dc:date>2016-01-31T13:26:00</dc:date>
            </office:change-info>
            <text:p text:style-name="Text_20_body"><text:span text:style-name="T1"><text:s/></text:span></text:p>
          </text:deletion>
        </text:changed-region>
        <text:changed-region xml:id="ct245477600" text:id="ct245477600">
          <text:format-change>
            <office:change-info>
              <dc:creator>Unknown Author</dc:creator>
              <dc:date>2016-01-31T12:05:00</dc:date>
            </office:change-info>
          </text:format-change>
        </text:changed-region>
        <text:changed-region xml:id="ct245478536" text:id="ct245478536">
          <text:deletion>
            <office:change-info>
              <dc:creator>Unknown Author</dc:creator>
              <dc:date>2016-01-31T12:05:00</dc:date>
            </office:change-info>
            <text:p text:style-name="Text_20_body"><text:span text:style-name="T2">-</text:span></text:p>
          </text:deletion>
        </text:changed-region>
        <text:changed-region xml:id="ct245477080" text:id="ct245477080">
          <text:insertion>
            <office:change-info>
              <dc:creator>Unknown Author</dc:creator>
              <dc:date>2016-01-31T12:05:00</dc:date>
            </office:change-info>
          </text:insertion>
        </text:changed-region>
        <text:changed-region xml:id="ct245476976" text:id="ct245476976">
          <text:format-change>
            <office:change-info>
              <dc:creator>Unknown Author</dc:creator>
              <dc:date>2016-01-31T12:05:00</dc:date>
            </office:change-info>
          </text:format-change>
        </text:changed-region>
        <text:changed-region xml:id="ct245478224" text:id="ct245478224">
          <text:deletion>
            <office:change-info>
              <dc:creator>Unknown Author</dc:creator>
              <dc:date>2016-01-31T13:27:00</dc:date>
            </office:change-info>
            <text:p text:style-name="Text_20_body">if</text:p>
          </text:deletion>
        </text:changed-region>
        <text:changed-region xml:id="ct245477704" text:id="ct245477704">
          <text:insertion>
            <office:change-info>
              <dc:creator>Unknown Author</dc:creator>
              <dc:date>2016-01-31T13:27:00</dc:date>
            </office:change-info>
          </text:insertion>
        </text:changed-region>
        <text:changed-region xml:id="ct245476872" text:id="ct245476872">
          <text:format-change>
            <office:change-info>
              <dc:creator>Unknown Author</dc:creator>
              <dc:date>2016-01-31T12:05:00</dc:date>
            </office:change-info>
          </text:format-change>
        </text:changed-region>
        <text:changed-region xml:id="ct245477392" text:id="ct245477392">
          <text:deletion>
            <office:change-info>
              <dc:creator>Unknown Author</dc:creator>
              <dc:date>2016-01-31T12:05:00</dc:date>
            </office:change-info>
            <text:p text:style-name="Text_20_body"><text:span text:style-name="T2">-</text:span></text:p>
          </text:deletion>
        </text:changed-region>
        <text:changed-region xml:id="ct245478848" text:id="ct245478848">
          <text:insertion>
            <office:change-info>
              <dc:creator>Unknown Author</dc:creator>
              <dc:date>2016-01-31T12:05:00</dc:date>
            </office:change-info>
          </text:insertion>
        </text:changed-region>
        <text:changed-region xml:id="ct245478640" text:id="ct245478640">
          <text:format-change>
            <office:change-info>
              <dc:creator>Unknown Author</dc:creator>
              <dc:date>2016-01-31T12:05:00</dc:date>
            </office:change-info>
          </text:format-change>
        </text:changed-region>
        <text:changed-region xml:id="ct245477184" text:id="ct245477184">
          <text:deletion>
            <office:change-info>
              <dc:creator>Unknown Author</dc:creator>
              <dc:date>2016-01-31T13:28:00</dc:date>
            </office:change-info>
            <text:p text:style-name="Text_20_body"><text:s/>the</text:p>
          </text:deletion>
        </text:changed-region>
        <text:changed-region xml:id="ct245478952" text:id="ct245478952">
          <text:deletion>
            <office:change-info>
              <dc:creator>Unknown Author</dc:creator>
              <dc:date>2016-01-31T13:28:00</dc:date>
            </office:change-info>
            <text:p text:style-name="Text_20_body">y</text:p>
          </text:deletion>
        </text:changed-region>
        <text:changed-region xml:id="ct245479264" text:id="ct245479264">
          <text:insertion>
            <office:change-info>
              <dc:creator>Unknown Author</dc:creator>
              <dc:date>2016-01-31T13:28:00</dc:date>
            </office:change-info>
          </text:insertion>
        </text:changed-region>
        <text:changed-region xml:id="ct245477288" text:id="ct245477288">
          <text:insertion>
            <office:change-info>
              <dc:creator>Unknown Author</dc:creator>
              <dc:date>2016-01-31T13:28:00</dc:date>
            </office:change-info>
          </text:insertion>
        </text:changed-region>
        <text:changed-region xml:id="ct245476352" text:id="ct245476352">
          <text:deletion>
            <office:change-info>
              <dc:creator>Unknown Author</dc:creator>
              <dc:date>2016-01-31T13:29:00</dc:date>
            </office:change-info>
            <text:p text:style-name="Text_20_body"><text:span text:style-name="T1">provides an alternative approach to find those s</text:span></text:p>
          </text:deletion>
        </text:changed-region>
        <text:changed-region xml:id="ct245478744" text:id="ct245478744">
          <text:insertion>
            <office:change-info>
              <dc:creator>Unknown Author</dc:creator>
              <dc:date>2016-01-31T13:29:00</dc:date>
            </office:change-info>
          </text:insertion>
        </text:changed-region>
        <text:changed-region xml:id="ct245479160" text:id="ct245479160">
          <text:deletion>
            <office:change-info>
              <dc:creator>Unknown Author</dc:creator>
              <dc:date>2016-01-31T13:29:00</dc:date>
            </office:change-info>
            <text:p text:style-name="Text_20_body"><text:s/>will</text:p>
          </text:deletion>
        </text:changed-region>
        <text:changed-region xml:id="ct245476144" text:id="ct245476144">
          <text:insertion>
            <office:change-info>
              <dc:creator>Lea</dc:creator>
              <dc:date>2016-01-29T21:45:00</dc:date>
            </office:change-info>
          </text:insertion>
        </text:changed-region>
        <text:changed-region xml:id="ct245478120" text:id="ct245478120">
          <text:deletion>
            <office:change-info>
              <dc:creator>Lea</dc:creator>
              <dc:date>2016-01-29T22:23:00</dc:date>
            </office:change-info>
            <text:p text:style-name="Text_20_body">P</text:p>
          </text:deletion>
        </text:changed-region>
        <text:changed-region xml:id="ct245477496" text:id="ct245477496">
          <text:deletion>
            <office:change-info>
              <dc:creator>Lea</dc:creator>
              <dc:date>2016-01-29T21:44:00</dc:date>
            </office:change-info>
            <text:p text:style-name="Text_20_body">'</text:p>
          </text:deletion>
        </text:changed-region>
        <text:changed-region xml:id="ct245478432" text:id="ct245478432">
          <text:insertion>
            <office:change-info>
              <dc:creator>Lea</dc:creator>
              <dc:date>2016-01-29T21:45:00</dc:date>
            </office:change-info>
          </text:insertion>
        </text:changed-region>
        <text:changed-region xml:id="ct245476248" text:id="ct245476248">
          <text:deletion>
            <office:change-info>
              <dc:creator>Lea</dc:creator>
              <dc:date>2016-01-29T21:45:00</dc:date>
            </office:change-info>
            <text:p text:style-name="Text_20_body">'</text:p>
          </text:deletion>
        </text:changed-region>
        <text:changed-region xml:id="ct245479056" text:id="ct245479056">
          <text:deletion>
            <office:change-info>
              <dc:creator>Unknown Author</dc:creator>
              <dc:date>2016-01-31T13:29:00</dc:date>
            </office:change-info>
            <text:p text:style-name="Text_20_body">which is </text:p>
          </text:deletion>
        </text:changed-region>
        <text:changed-region xml:id="ct245476040" text:id="ct245476040">
          <text:insertion>
            <office:change-info>
              <dc:creator>Unknown Author</dc:creator>
              <dc:date>2016-01-31T13:29:00</dc:date>
            </office:change-info>
          </text:insertion>
        </text:changed-region>
        <text:changed-region xml:id="ct245478016" text:id="ct245478016">
          <text:deletion>
            <office:change-info>
              <dc:creator>Unknown Author</dc:creator>
              <dc:date>2016-01-31T13:30:00</dc:date>
            </office:change-info>
            <text:p text:style-name="Text_20_body"><text:s/>reliable</text:p>
          </text:deletion>
        </text:changed-region>
        <text:changed-region xml:id="ct245477912" text:id="ct245477912">
          <text:deletion>
            <office:change-info>
              <dc:creator>Unknown Author</dc:creator>
              <dc:date>2016-01-31T13:29:00</dc:date>
            </office:change-info>
            <text:p text:style-name="Text_20_body">, and</text:p>
          </text:deletion>
        </text:changed-region>
        <text:changed-region xml:id="ct245476456" text:id="ct245476456">
          <text:insertion>
            <office:change-info>
              <dc:creator>Unknown Author</dc:creator>
              <dc:date>2016-01-31T13:30:00</dc:date>
            </office:change-info>
          </text:insertion>
        </text:changed-region>
        <text:changed-region xml:id="ct245476560" text:id="ct245476560">
          <text:insertion>
            <office:change-info>
              <dc:creator>Unknown Author</dc:creator>
              <dc:date>2016-01-31T13:30:00</dc:date>
            </office:change-info>
          </text:insertion>
        </text:changed-region>
        <text:changed-region xml:id="ct245476664" text:id="ct245476664">
          <text:deletion>
            <office:change-info>
              <dc:creator>Unknown Author</dc:creator>
              <dc:date>2016-01-31T13:30:00</dc:date>
            </office:change-info>
            <text:p text:style-name="Text_20_body"><text:span text:style-name="T3">generally is more difficult and may take </text:span></text:p>
          </text:deletion>
        </text:changed-region>
        <text:changed-region xml:id="ct245478328" text:id="ct245478328">
          <text:insertion>
            <office:change-info>
              <dc:creator>Unknown Author</dc:creator>
              <dc:date>2016-01-31T13:31:00</dc:date>
            </office:change-info>
          </text:insertion>
        </text:changed-region>
        <text:changed-region xml:id="ct245476768" text:id="ct245476768">
          <text:insertion>
            <office:change-info>
              <dc:creator>Unknown Author</dc:creator>
              <dc:date>2016-01-31T13:31:00</dc:date>
            </office:change-info>
          </text:insertion>
        </text:changed-region>
        <text:changed-region xml:id="ct245479472" text:id="ct245479472">
          <text:deletion>
            <office:change-info>
              <dc:creator>Unknown Author</dc:creator>
              <dc:date>2016-01-31T13:31:00</dc:date>
            </office:change-info>
            <text:p text:style-name="Text_20_body"><text:span text:style-name="T3">experiment</text:span></text:p>
          </text:deletion>
        </text:changed-region>
        <text:changed-region xml:id="ct245480408" text:id="ct245480408">
          <text:insertion>
            <office:change-info>
              <dc:creator>Unknown Author</dc:creator>
              <dc:date>2016-01-31T13:31:00</dc:date>
            </office:change-info>
          </text:insertion>
        </text:changed-region>
        <text:changed-region xml:id="ct245480616" text:id="ct245480616">
          <text:deletion>
            <office:change-info>
              <dc:creator>Unknown Author</dc:creator>
              <dc:date>2016-01-31T12:06:00</dc:date>
            </office:change-info>
            <text:p text:style-name="Text_20_body">C</text:p>
          </text:deletion>
        </text:changed-region>
        <text:changed-region xml:id="ct245479576" text:id="ct245479576">
          <text:deletion>
            <office:change-info>
              <dc:creator>Anyone</dc:creator>
              <dc:date>2016-01-30T13:24:00</dc:date>
            </office:change-info>
            <text:p text:style-name="Text_20_body">CellStat</text:p>
          </text:deletion>
        </text:changed-region>
        <text:changed-region xml:id="ct245480720" text:id="ct245480720">
          <text:insertion>
            <office:change-info>
              <dc:creator>Unknown Author</dc:creator>
              <dc:date>2016-01-31T12:06:00</dc:date>
            </office:change-info>
          </text:insertion>
        </text:changed-region>
        <text:changed-region xml:id="ct245479368" text:id="ct245479368">
          <text:insertion>
            <office:change-info>
              <dc:creator>Anyone</dc:creator>
              <dc:date>2016-01-30T13:24:00</dc:date>
            </office:change-info>
          </text:insertion>
        </text:changed-region>
        <text:changed-region xml:id="ct245479680" text:id="ct245479680">
          <text:insertion>
            <office:change-info>
              <dc:creator>Lea</dc:creator>
              <dc:date>2016-01-29T21:46:00</dc:date>
            </office:change-info>
          </text:insertion>
        </text:changed-region>
        <text:changed-region xml:id="ct245479784" text:id="ct245479784">
          <text:deletion>
            <office:change-info>
              <dc:creator>Lea</dc:creator>
              <dc:date>2016-01-29T21:46:00</dc:date>
            </office:change-info>
            <text:p text:style-name="Text_20_body">ve</text:p>
          </text:deletion>
        </text:changed-region>
        <text:changed-region xml:id="ct245479888" text:id="ct245479888">
          <text:deletion>
            <office:change-info>
              <dc:creator>Anyone</dc:creator>
              <dc:date>2016-01-30T13:25:00</dc:date>
            </office:change-info>
            <text:p text:style-name="Text_20_body">lagoon</text:p>
          </text:deletion>
        </text:changed-region>
        <text:changed-region xml:id="ct245479992" text:id="ct245479992">
          <text:insertion>
            <office:change-info>
              <dc:creator>Anyone</dc:creator>
              <dc:date>2016-01-30T13:25:00</dc:date>
            </office:change-info>
          </text:insertion>
        </text:changed-region>
        <text:changed-region xml:id="ct245480096" text:id="ct245480096">
          <text:deletion>
            <office:change-info>
              <dc:creator>Unknown Author</dc:creator>
              <dc:date>2016-01-31T13:32:00</dc:date>
            </office:change-info>
            <text:p text:style-name="Text_20_body"><text:s/>the Bluetooth</text:p>
          </text:deletion>
        </text:changed-region>
        <text:changed-region xml:id="ct245480304" text:id="ct245480304">
          <text:deletion>
            <office:change-info>
              <dc:creator>Unknown Author</dc:creator>
              <dc:date>2016-01-31T12:06:00</dc:date>
            </office:change-info>
            <text:p text:style-name="Text_20_body">C</text:p>
          </text:deletion>
        </text:changed-region>
        <text:changed-region xml:id="ct245480200" text:id="ct245480200">
          <text:deletion>
            <office:change-info>
              <dc:creator>Anyone</dc:creator>
              <dc:date>2016-01-30T13:24:00</dc:date>
            </office:change-info>
            <text:p text:style-name="Text_20_body">CellStat</text:p>
          </text:deletion>
        </text:changed-region>
        <text:changed-region xml:id="ct245480512" text:id="ct245480512">
          <text:insertion>
            <office:change-info>
              <dc:creator>Unknown Author</dc:creator>
              <dc:date>2016-01-31T12:06:00</dc:date>
            </office:change-info>
          </text:insertion>
        </text:changed-region>
        <text:changed-region xml:id="ct245474168" text:id="ct245474168">
          <text:insertion>
            <office:change-info>
              <dc:creator>Anyone</dc:creator>
              <dc:date>2016-01-30T13:24:00</dc:date>
            </office:change-info>
          </text:insertion>
        </text:changed-region>
        <text:changed-region xml:id="ct245472920" text:id="ct245472920">
          <text:deletion>
            <office:change-info>
              <dc:creator>Unknown Author</dc:creator>
              <dc:date>2016-01-31T12:06:00</dc:date>
            </office:change-info>
            <text:p text:style-name="Text_20_body">L</text:p>
          </text:deletion>
        </text:changed-region>
        <text:changed-region xml:id="ct245473960" text:id="ct245473960">
          <text:deletion>
            <office:change-info>
              <dc:creator>Anyone</dc:creator>
              <dc:date>2016-01-30T13:25:00</dc:date>
            </office:change-info>
            <text:p text:style-name="Text_20_body">Lagoons</text:p>
          </text:deletion>
        </text:changed-region>
        <text:changed-region xml:id="ct245475520" text:id="ct245475520">
          <text:deletion>
            <office:change-info>
              <dc:creator>Unknown Author</dc:creator>
              <dc:date>2016-01-31T12:06:00</dc:date>
            </office:change-info>
            <text:p text:style-name="Text_20_body"><text:s/></text:p>
          </text:deletion>
        </text:changed-region>
        <text:changed-region xml:id="ct245475312" text:id="ct245475312">
          <text:insertion>
            <office:change-info>
              <dc:creator>Unknown Author</dc:creator>
              <dc:date>2016-01-31T12:06:00</dc:date>
            </office:change-info>
          </text:insertion>
        </text:changed-region>
        <text:changed-region xml:id="ct245474272" text:id="ct245474272">
          <text:insertion>
            <office:change-info>
              <dc:creator>Anyone</dc:creator>
              <dc:date>2016-01-30T13:25:00</dc:date>
            </office:change-info>
          </text:insertion>
        </text:changed-region>
        <text:changed-region xml:id="ct245474480" text:id="ct245474480">
          <text:insertion>
            <office:change-info>
              <dc:creator>Lea</dc:creator>
              <dc:date>2016-01-29T21:47:00</dc:date>
            </office:change-info>
          </text:insertion>
        </text:changed-region>
        <text:changed-region xml:id="ct245472816" text:id="ct245472816">
          <text:deletion>
            <office:change-info>
              <dc:creator>Lea</dc:creator>
              <dc:date>2016-01-29T21:47:00</dc:date>
            </office:change-info>
            <text:p text:style-name="Text_20_body">, </text:p>
          </text:deletion>
        </text:changed-region>
        <text:changed-region xml:id="ct245475832" text:id="ct245475832">
          <text:insertion>
            <office:change-info>
              <dc:creator>Lea</dc:creator>
              <dc:date>2016-01-29T22:24:00</dc:date>
            </office:change-info>
          </text:insertion>
        </text:changed-region>
        <text:changed-region xml:id="ct245475624" text:id="ct245475624">
          <text:insertion>
            <office:change-info>
              <dc:creator>Anyone</dc:creator>
              <dc:date>2016-01-30T13:25:00</dc:date>
            </office:change-info>
          </text:insertion>
        </text:changed-region>
        <text:changed-region xml:id="ct245472712" text:id="ct245472712">
          <text:insertion>
            <office:change-info>
              <dc:creator>Lea</dc:creator>
              <dc:date>2016-01-29T21:48:00</dc:date>
            </office:change-info>
          </text:insertion>
        </text:changed-region>
        <text:changed-region xml:id="ct245475104" text:id="ct245475104">
          <text:deletion>
            <office:change-info>
              <dc:creator>Anyone</dc:creator>
              <dc:date>2016-01-30T13:27:00</dc:date>
            </office:change-info>
            <text:p text:style-name="Text_20_body"><text:s/>to</text:p>
          </text:deletion>
        </text:changed-region>
        <text:changed-region xml:id="ct245474376" text:id="ct245474376">
          <text:insertion>
            <office:change-info>
              <dc:creator>Anyone</dc:creator>
              <dc:date>2016-01-30T13:27:00</dc:date>
            </office:change-info>
          </text:insertion>
        </text:changed-region>
        <text:changed-region xml:id="ct245473024" text:id="ct245473024">
          <text:deletion>
            <office:change-info>
              <dc:creator>Anyone</dc:creator>
              <dc:date>2016-01-30T13:27:00</dc:date>
            </office:change-info>
            <text:p text:style-name="Text_20_body">where previous constraints may have allowed for only a few.</text:p>
          </text:deletion>
        </text:changed-region>
        <text:changed-region xml:id="ct245474896" text:id="ct245474896">
          <text:deletion>
            <office:change-info>
              <dc:creator>Anyone</dc:creator>
              <dc:date>2016-01-30T13:28:00</dc:date>
            </office:change-info>
            <text:p text:style-name="Text_20_body">Molecular </text:p>
          </text:deletion>
        </text:changed-region>
        <text:changed-region xml:id="ct245473128" text:id="ct245473128">
          <text:insertion>
            <office:change-info>
              <dc:creator>Anyone</dc:creator>
              <dc:date>2016-01-30T13:28:00</dc:date>
            </office:change-info>
          </text:insertion>
        </text:changed-region>
        <text:changed-region xml:id="ct245475728" text:id="ct245475728">
          <text:deletion>
            <office:change-info>
              <dc:creator>Anyone</dc:creator>
              <dc:date>2016-01-30T13:28:00</dc:date>
            </office:change-info>
            <text:p text:style-name="Text_20_body">Biology</text:p>
          </text:deletion>
        </text:changed-region>
        <text:changed-region xml:id="ct245473544" text:id="ct245473544">
          <text:insertion>
            <office:change-info>
              <dc:creator>Anyone</dc:creator>
              <dc:date>2016-01-30T13:28:00</dc:date>
            </office:change-info>
          </text:insertion>
        </text:changed-region>
        <text:changed-region xml:id="ct245475936" text:id="ct245475936">
          <text:deletion>
            <office:change-info>
              <dc:creator>Anyone</dc:creator>
              <dc:date>2016-01-30T13:28:00</dc:date>
            </office:change-info>
            <text:p text:style-name="Text_20_body"><text:s/>as</text:p>
          </text:deletion>
        </text:changed-region>
        <text:changed-region xml:id="ct245473232" text:id="ct245473232">
          <text:insertion>
            <office:change-info>
              <dc:creator>Unknown Author</dc:creator>
              <dc:date>2016-01-31T13:14:00</dc:date>
            </office:change-info>
          </text:insertion>
        </text:changed-region>
        <text:changed-region xml:id="ct245475416" text:id="ct245475416">
          <text:insertion>
            <office:change-info>
              <dc:creator>Unknown Author</dc:creator>
              <dc:date>2016-01-31T13:14:00</dc:date>
            </office:change-info>
          </text:insertion>
        </text:changed-region>
        <text:changed-region xml:id="ct245473752" text:id="ct245473752">
          <text:insertion>
            <office:change-info>
              <dc:creator>Unknown Author</dc:creator>
              <dc:date>2016-01-31T12:30:00</dc:date>
            </office:change-info>
          </text:insertion>
        </text:changed-region>
        <text:changed-region xml:id="ct245473336" text:id="ct245473336">
          <text:deletion>
            <office:change-info>
              <dc:creator>Unknown Author</dc:creator>
              <dc:date>2016-01-31T13:03:00</dc:date>
            </office:change-info>
            <text:list xml:id="list6780403447738381701" text:style-name="WWNum1">
              <text:list-item>
                <text:h text:style-name="P1" text:outline-level="1"/>
              </text:list-item>
              <text:list-item>
                <text:p text:style-name="P2"/>
              </text:list-item>
            </text:list>
          </text:deletion>
        </text:changed-region>
        <text:changed-region xml:id="ct245473440" text:id="ct245473440">
          <text:insertion>
            <office:change-info>
              <dc:creator>Unknown Author</dc:creator>
              <dc:date>2016-01-31T12:31:00</dc:date>
            </office:change-info>
          </text:insertion>
        </text:changed-region>
        <text:changed-region xml:id="ct245474584" text:id="ct245474584">
          <text:insertion>
            <office:change-info>
              <dc:creator>Lea</dc:creator>
              <dc:date>2016-01-29T21:49:00</dc:date>
            </office:change-info>
          </text:insertion>
        </text:changed-region>
        <text:changed-region xml:id="ct245475000" text:id="ct245475000">
          <text:deletion>
            <office:change-info>
              <dc:creator>Lea</dc:creator>
              <dc:date>2016-01-29T21:49:00</dc:date>
            </office:change-info>
            <text:list xml:id="list144425710191158" text:continue-numbering="true" text:style-name="WWNum1">
              <text:list-item>
                <text:list>
                  <text:list-item>
                    <text:list>
                      <text:list-item>
                        <text:h text:style-name="P3" text:outline-level="3">g</text:h>
                      </text:list-item>
                    </text:list>
                  </text:list-item>
                </text:list>
              </text:list-item>
            </text:list>
          </text:deletion>
        </text:changed-region>
        <text:changed-region xml:id="ct245473648" text:id="ct245473648">
          <text:insertion>
            <office:change-info>
              <dc:creator>Lea</dc:creator>
              <dc:date>2016-01-29T21:49:00</dc:date>
            </office:change-info>
          </text:insertion>
        </text:changed-region>
        <text:changed-region xml:id="ct245474064" text:id="ct245474064">
          <text:deletion>
            <office:change-info>
              <dc:creator>Lea</dc:creator>
              <dc:date>2016-01-29T21:49:00</dc:date>
            </office:change-info>
            <text:list xml:id="list144425710170743" text:continue-numbering="true" text:style-name="WWNum1">
              <text:list-item>
                <text:list>
                  <text:list-item>
                    <text:list>
                      <text:list-item>
                        <text:h text:style-name="P3" text:outline-level="3">n</text:h>
                      </text:list-item>
                    </text:list>
                  </text:list-item>
                </text:list>
              </text:list-item>
            </text:list>
          </text:deletion>
        </text:changed-region>
        <text:changed-region xml:id="ct245473856" text:id="ct245473856">
          <text:insertion>
            <office:change-info>
              <dc:creator>Lea</dc:creator>
              <dc:date>2016-01-29T21:49:00</dc:date>
            </office:change-info>
          </text:insertion>
        </text:changed-region>
        <text:changed-region xml:id="ct245474688" text:id="ct245474688">
          <text:deletion>
            <office:change-info>
              <dc:creator>Lea</dc:creator>
              <dc:date>2016-01-29T21:49:00</dc:date>
            </office:change-info>
            <text:list xml:id="list144425710165033" text:continue-numbering="true" text:style-name="WWNum1">
              <text:list-item>
                <text:list>
                  <text:list-item>
                    <text:list>
                      <text:list-item>
                        <text:h text:style-name="P3" text:outline-level="3">g</text:h>
                      </text:list-item>
                    </text:list>
                  </text:list-item>
                </text:list>
              </text:list-item>
            </text:list>
          </text:deletion>
        </text:changed-region>
        <text:changed-region xml:id="ct245475208" text:id="ct245475208">
          <text:insertion>
            <office:change-info>
              <dc:creator>Lea</dc:creator>
              <dc:date>2016-01-29T21:49:00</dc:date>
            </office:change-info>
          </text:insertion>
        </text:changed-region>
        <text:changed-region xml:id="ct245474792" text:id="ct245474792">
          <text:deletion>
            <office:change-info>
              <dc:creator>Lea</dc:creator>
              <dc:date>2016-01-29T21:49:00</dc:date>
            </office:change-info>
            <text:list xml:id="list144425711164832" text:continue-numbering="true" text:style-name="WWNum1">
              <text:list-item>
                <text:list>
                  <text:list-item>
                    <text:list>
                      <text:list-item>
                        <text:h text:style-name="P3" text:outline-level="3">d</text:h>
                      </text:list-item>
                    </text:list>
                  </text:list-item>
                </text:list>
              </text:list-item>
            </text:list>
          </text:deletion>
        </text:changed-region>
        <text:changed-region xml:id="ct245574864" text:id="ct245574864">
          <text:insertion>
            <office:change-info>
              <dc:creator>Lea</dc:creator>
              <dc:date>2016-01-29T21:49:00</dc:date>
            </office:change-info>
          </text:insertion>
        </text:changed-region>
        <text:changed-region xml:id="ct245572888" text:id="ct245572888">
          <text:deletion>
            <office:change-info>
              <dc:creator>Lea</dc:creator>
              <dc:date>2016-01-29T21:49:00</dc:date>
            </office:change-info>
            <text:list xml:id="list144425711167500" text:continue-numbering="true" text:style-name="WWNum1">
              <text:list-item>
                <text:list>
                  <text:list-item>
                    <text:list>
                      <text:list-item>
                        <text:h text:style-name="P3" text:outline-level="3">i</text:h>
                      </text:list-item>
                    </text:list>
                  </text:list-item>
                </text:list>
              </text:list-item>
            </text:list>
          </text:deletion>
        </text:changed-region>
        <text:changed-region xml:id="ct245571848" text:id="ct245571848">
          <text:insertion>
            <office:change-info>
              <dc:creator>Lea</dc:creator>
              <dc:date>2016-01-29T21:49:00</dc:date>
            </office:change-info>
          </text:insertion>
        </text:changed-region>
        <text:changed-region xml:id="ct245572784" text:id="ct245572784">
          <text:deletion>
            <office:change-info>
              <dc:creator>Lea</dc:creator>
              <dc:date>2016-01-29T21:49:00</dc:date>
            </office:change-info>
            <text:list xml:id="list144425711188422" text:continue-numbering="true" text:style-name="WWNum1">
              <text:list-item>
                <text:list>
                  <text:list-item>
                    <text:list>
                      <text:list-item>
                        <text:h text:style-name="P3" text:outline-level="3">e</text:h>
                      </text:list-item>
                    </text:list>
                  </text:list-item>
                </text:list>
              </text:list-item>
            </text:list>
          </text:deletion>
        </text:changed-region>
        <text:changed-region xml:id="ct245572472" text:id="ct245572472">
          <text:insertion>
            <office:change-info>
              <dc:creator>Lea</dc:creator>
              <dc:date>2016-01-29T21:50:00</dc:date>
            </office:change-info>
          </text:insertion>
        </text:changed-region>
        <text:changed-region xml:id="ct245572368" text:id="ct245572368">
          <text:deletion>
            <office:change-info>
              <dc:creator>Lea</dc:creator>
              <dc:date>2016-01-29T21:50:00</dc:date>
            </office:change-info>
            <text:list xml:id="list144425711179276" text:continue-numbering="true" text:style-name="WWNum1">
              <text:list-item>
                <text:list>
                  <text:list-item>
                    <text:list>
                      <text:list-item>
                        <text:h text:style-name="P3" text:outline-level="3">m</text:h>
                      </text:list-item>
                    </text:list>
                  </text:list-item>
                </text:list>
              </text:list-item>
            </text:list>
          </text:deletion>
        </text:changed-region>
        <text:changed-region xml:id="ct245572160" text:id="ct245572160">
          <text:deletion>
            <office:change-info>
              <dc:creator>Lea</dc:creator>
              <dc:date>2016-01-29T21:50:00</dc:date>
            </office:change-info>
            <text:p text:style-name="Text_20_body">00.</text:p>
          </text:deletion>
        </text:changed-region>
        <text:changed-region xml:id="ct245572680" text:id="ct245572680">
          <text:deletion>
            <office:change-info>
              <dc:creator>Unknown Author</dc:creator>
              <dc:date>2016-01-31T13:04:00</dc:date>
            </office:change-info>
            <text:p text:style-name="Text_20_body">C</text:p>
          </text:deletion>
        </text:changed-region>
        <text:changed-region xml:id="ct245572264" text:id="ct245572264">
          <text:deletion>
            <office:change-info>
              <dc:creator>Anyone</dc:creator>
              <dc:date>2016-01-30T13:24:00</dc:date>
            </office:change-info>
            <text:p text:style-name="Text_20_body">CellStat</text:p>
          </text:deletion>
        </text:changed-region>
        <text:changed-region xml:id="ct245574760" text:id="ct245574760">
          <text:insertion>
            <office:change-info>
              <dc:creator>Unknown Author</dc:creator>
              <dc:date>2016-01-31T13:04:00</dc:date>
            </office:change-info>
          </text:insertion>
        </text:changed-region>
        <text:changed-region xml:id="ct245571640" text:id="ct245571640">
          <text:insertion>
            <office:change-info>
              <dc:creator>Anyone</dc:creator>
              <dc:date>2016-01-30T13:24:00</dc:date>
            </office:change-info>
          </text:insertion>
        </text:changed-region>
        <text:changed-region xml:id="ct245572576" text:id="ct245572576">
          <text:deletion>
            <office:change-info>
              <dc:creator>Unknown Author</dc:creator>
              <dc:date>2016-01-31T13:04:00</dc:date>
            </office:change-info>
            <text:p text:style-name="Text_20_body">L</text:p>
          </text:deletion>
        </text:changed-region>
        <text:changed-region xml:id="ct245572992" text:id="ct245572992">
          <text:deletion>
            <office:change-info>
              <dc:creator>Anyone</dc:creator>
              <dc:date>2016-01-30T13:25:00</dc:date>
            </office:change-info>
            <text:p text:style-name="Text_20_body">Lagoon</text:p>
          </text:deletion>
        </text:changed-region>
        <text:changed-region xml:id="ct245574656" text:id="ct245574656">
          <text:insertion>
            <office:change-info>
              <dc:creator>Unknown Author</dc:creator>
              <dc:date>2016-01-31T13:05:00</dc:date>
            </office:change-info>
          </text:insertion>
        </text:changed-region>
        <text:changed-region xml:id="ct245571744" text:id="ct245571744">
          <text:insertion>
            <office:change-info>
              <dc:creator>Anyone</dc:creator>
              <dc:date>2016-01-30T13:25:00</dc:date>
            </office:change-info>
          </text:insertion>
        </text:changed-region>
        <text:changed-region xml:id="ct245574552" text:id="ct245574552">
          <text:deletion>
            <office:change-info>
              <dc:creator>Unknown Author</dc:creator>
              <dc:date>2016-01-31T13:04:00</dc:date>
            </office:change-info>
            <text:p text:style-name="Text_20_body">A</text:p>
          </text:deletion>
        </text:changed-region>
        <text:changed-region xml:id="ct245573096" text:id="ct245573096">
          <text:insertion>
            <office:change-info>
              <dc:creator>Unknown Author</dc:creator>
              <dc:date>2016-01-31T13:04:00</dc:date>
            </office:change-info>
          </text:insertion>
        </text:changed-region>
        <text:changed-region xml:id="ct245574448" text:id="ct245574448">
          <text:deletion>
            <office:change-info>
              <dc:creator>Unknown Author</dc:creator>
              <dc:date>2016-01-31T13:04:00</dc:date>
            </office:change-info>
            <text:p text:style-name="Text_20_body">S</text:p>
          </text:deletion>
        </text:changed-region>
        <text:changed-region xml:id="ct245571952" text:id="ct245571952">
          <text:insertion>
            <office:change-info>
              <dc:creator>Unknown Author</dc:creator>
              <dc:date>2016-01-31T13:04:00</dc:date>
            </office:change-info>
          </text:insertion>
        </text:changed-region>
        <text:changed-region xml:id="ct245573512" text:id="ct245573512">
          <text:deletion>
            <office:change-info>
              <dc:creator>Lea</dc:creator>
              <dc:date>2016-01-29T21:50:00</dc:date>
            </office:change-info>
            <text:p text:style-name="Text_20_body">.00</text:p>
          </text:deletion>
        </text:changed-region>
        <text:changed-region xml:id="ct245573200" text:id="ct245573200">
          <text:insertion>
            <office:change-info>
              <dc:creator>Lea</dc:creator>
              <dc:date>2016-01-29T21:51:00</dc:date>
            </office:change-info>
          </text:insertion>
        </text:changed-region>
        <text:changed-region xml:id="ct245572056" text:id="ct245572056">
          <text:insertion>
            <office:change-info>
              <dc:creator>Unknown Author</dc:creator>
              <dc:date>2016-01-31T12:43:00</dc:date>
            </office:change-info>
          </text:insertion>
        </text:changed-region>
        <text:changed-region xml:id="ct245573304" text:id="ct245573304">
          <text:insertion>
            <office:change-info>
              <dc:creator>Unknown Author</dc:creator>
              <dc:date>2016-01-31T13:05:00</dc:date>
            </office:change-info>
          </text:insertion>
        </text:changed-region>
        <text:changed-region xml:id="ct245573408" text:id="ct245573408">
          <text:insertion>
            <office:change-info>
              <dc:creator>Lea</dc:creator>
              <dc:date>2016-01-29T21:51:00</dc:date>
            </office:change-info>
          </text:insertion>
        </text:changed-region>
        <text:changed-region xml:id="ct245573616" text:id="ct245573616">
          <text:insertion>
            <office:change-info>
              <dc:creator>Unknown Author</dc:creator>
              <dc:date>2016-01-31T12:35:00</dc:date>
            </office:change-info>
          </text:insertion>
        </text:changed-region>
        <text:changed-region xml:id="ct245573720" text:id="ct245573720">
          <text:insertion>
            <office:change-info>
              <dc:creator>Unknown Author</dc:creator>
              <dc:date>2016-01-31T12:38:00</dc:date>
            </office:change-info>
          </text:insertion>
        </text:changed-region>
        <text:changed-region xml:id="ct245573824" text:id="ct245573824">
          <text:insertion>
            <office:change-info>
              <dc:creator>Unknown Author</dc:creator>
              <dc:date>2016-01-31T12:39:00</dc:date>
            </office:change-info>
          </text:insertion>
        </text:changed-region>
        <text:changed-region xml:id="ct245574240" text:id="ct245574240">
          <text:insertion>
            <office:change-info>
              <dc:creator>Unknown Author</dc:creator>
              <dc:date>2016-01-31T12:36:00</dc:date>
            </office:change-info>
          </text:insertion>
        </text:changed-region>
        <text:changed-region xml:id="ct245573928" text:id="ct245573928">
          <text:deletion>
            <office:change-info>
              <dc:creator>Unknown Author</dc:creator>
              <dc:date>2016-01-31T12:38:00</dc:date>
            </office:change-info>
            <text:p text:style-name="Text_20_body"><text:span text:style-name="T4">rovide</text:span></text:p>
          </text:deletion>
        </text:changed-region>
        <text:changed-region xml:id="ct245574136" text:id="ct245574136">
          <text:deletion>
            <office:change-info>
              <dc:creator>Unknown Author</dc:creator>
              <dc:date>2016-01-31T12:36:00</dc:date>
            </office:change-info>
            <text:p text:style-name="Text_20_body"><text:span text:style-name="T4">P</text:span></text:p>
          </text:deletion>
        </text:changed-region>
        <text:changed-region xml:id="ct245574344" text:id="ct245574344">
          <text:insertion>
            <office:change-info>
              <dc:creator>Unknown Author</dc:creator>
              <dc:date>2016-01-31T12:38:00</dc:date>
            </office:change-info>
          </text:insertion>
        </text:changed-region>
        <text:changed-region xml:id="ct245576528" text:id="ct245576528">
          <text:deletion>
            <office:change-info>
              <dc:creator>Unknown Author</dc:creator>
              <dc:date>2016-01-31T12:36:00</dc:date>
            </office:change-info>
            <text:p text:style-name="Text_20_body"><text:span text:style-name="T4">to entities</text:span></text:p>
          </text:deletion>
        </text:changed-region>
        <text:changed-region xml:id="ct245574032" text:id="ct245574032">
          <text:deletion>
            <office:change-info>
              <dc:creator>Unknown Author</dc:creator>
              <dc:date>2016-01-31T12:38:00</dc:date>
            </office:change-info>
            <text:p text:style-name="Text_20_body"><text:span text:style-name="T4"><text:s/>consulting </text:span></text:p>
          </text:deletion>
        </text:changed-region>
        <text:changed-region xml:id="ct245576216" text:id="ct245576216">
          <text:insertion>
            <office:change-info>
              <dc:creator>Unknown Author</dc:creator>
              <dc:date>2016-01-31T12:36:00</dc:date>
            </office:change-info>
          </text:insertion>
        </text:changed-region>
        <text:changed-region xml:id="ct245577984" text:id="ct245577984">
          <text:insertion>
            <office:change-info>
              <dc:creator>Unknown Author</dc:creator>
              <dc:date>2016-01-31T12:37:00</dc:date>
            </office:change-info>
          </text:insertion>
        </text:changed-region>
        <text:changed-region xml:id="ct245575904" text:id="ct245575904">
          <text:deletion>
            <office:change-info>
              <dc:creator>Unknown Author</dc:creator>
              <dc:date>2016-01-31T12:37:00</dc:date>
            </office:change-info>
            <text:list xml:id="list144425714165322" text:continue-numbering="true" text:style-name="WWNum1">
              <text:list-item>
                <text:list>
                  <text:list-item>
                    <text:h text:style-name="P4" text:outline-level="2"/>
                  </text:list-item>
                  <text:list-item>
                    <text:h text:style-name="P4" text:outline-level="2"/>
                  </text:list-item>
                </text:list>
              </text:list-item>
            </text:list>
          </text:deletion>
        </text:changed-region>
        <text:changed-region xml:id="ct245575800" text:id="ct245575800">
          <text:insertion>
            <office:change-info>
              <dc:creator>Unknown Author</dc:creator>
              <dc:date>2016-01-31T12:43:00</dc:date>
            </office:change-info>
          </text:insertion>
        </text:changed-region>
        <text:changed-region xml:id="ct245575696" text:id="ct245575696">
          <text:deletion>
            <office:change-info>
              <dc:creator>Unknown Author</dc:creator>
              <dc:date>2016-01-31T12:37:00</dc:date>
            </office:change-info>
            <text:p text:style-name="Text_20_body">P</text:p>
          </text:deletion>
        </text:changed-region>
        <text:changed-region xml:id="ct245577568" text:id="ct245577568">
          <text:insertion>
            <office:change-info>
              <dc:creator>Unknown Author</dc:creator>
              <dc:date>2016-01-31T12:37:00</dc:date>
            </office:change-info>
          </text:insertion>
        </text:changed-region>
        <text:changed-region xml:id="ct245578088" text:id="ct245578088">
          <text:deletion>
            <office:change-info>
              <dc:creator>Lea</dc:creator>
              <dc:date>2016-01-29T21:51:00</dc:date>
            </office:change-info>
            <text:p text:style-name="Text_20_body"><text:s/></text:p>
          </text:deletion>
        </text:changed-region>
        <text:changed-region xml:id="ct245576112" text:id="ct245576112">
          <text:insertion>
            <office:change-info>
              <dc:creator>Unknown Author</dc:creator>
              <dc:date>2016-01-31T12:35:00</dc:date>
            </office:change-info>
          </text:insertion>
        </text:changed-region>
        <text:changed-region xml:id="ct245576320" text:id="ct245576320">
          <text:insertion>
            <office:change-info>
              <dc:creator>Unknown Author</dc:creator>
              <dc:date>2016-01-31T12:34:00</dc:date>
            </office:change-info>
          </text:insertion>
        </text:changed-region>
        <text:changed-region xml:id="ct245576424" text:id="ct245576424">
          <text:deletion>
            <office:change-info>
              <dc:creator>Unknown Author</dc:creator>
              <dc:date>2016-01-31T12:35:00</dc:date>
            </office:change-info>
            <text:p text:style-name="Text_20_body"><text:s/></text:p>
          </text:deletion>
        </text:changed-region>
        <text:changed-region xml:id="ct245576008" text:id="ct245576008">
          <text:insertion>
            <office:change-info>
              <dc:creator>Unknown Author</dc:creator>
              <dc:date>2016-01-31T12:35:00</dc:date>
            </office:change-info>
          </text:insertion>
        </text:changed-region>
        <text:changed-region xml:id="ct245576944" text:id="ct245576944">
          <text:deletion>
            <office:change-info>
              <dc:creator>Lea</dc:creator>
              <dc:date>2016-01-29T21:55:00</dc:date>
            </office:change-info>
            <text:p text:style-name="Text_20_body">-</text:p>
          </text:deletion>
        </text:changed-region>
        <text:changed-region xml:id="ct245577464" text:id="ct245577464">
          <text:deletion>
            <office:change-info>
              <dc:creator>Lea</dc:creator>
              <dc:date>2016-01-29T21:55:00</dc:date>
            </office:change-info>
            <text:p text:style-name="Text_20_body">-</text:p>
          </text:deletion>
        </text:changed-region>
        <text:changed-region xml:id="ct245577152" text:id="ct245577152">
          <text:insertion>
            <office:change-info>
              <dc:creator>Lea</dc:creator>
              <dc:date>2016-01-29T21:55:00</dc:date>
            </office:change-info>
          </text:insertion>
        </text:changed-region>
        <text:changed-region xml:id="ct245587328" text:id="ct245587328">
          <text:deletion>
            <office:change-info>
              <dc:creator>Unknown Author</dc:creator>
              <dc:date>2016-01-31T12:31:00</dc:date>
            </office:change-info>
            <text:list xml:id="list144425715185933" text:continue-numbering="true" text:style-name="WWNum1">
              <text:list-item>
                <text:list>
                  <text:list-item>
                    <text:p text:style-name="P5"/>
                  </text:list-item>
                  <text:list-item>
                    <text:p text:style-name="P5">Instructions for construction, maintenance, and modification of the device</text:p>
                  </text:list-item>
                </text:list>
              </text:list-item>
            </text:list>
          </text:deletion>
        </text:changed-region>
        <text:changed-region xml:id="ct245586600" text:id="ct245586600">
          <text:deletion>
            <office:change-info>
              <dc:creator>Lea</dc:creator>
              <dc:date>2016-01-29T21:59:00</dc:date>
            </office:change-info>
            <text:p text:style-name="Standard">.00</text:p>
          </text:deletion>
        </text:changed-region>
        <text:changed-region xml:id="ct245586808" text:id="ct245586808">
          <text:deletion>
            <office:change-info>
              <dc:creator>Unknown Author</dc:creator>
              <dc:date>2016-01-31T12:31:00</dc:date>
            </office:change-info>
            <text:p text:style-name="Standard">$1000</text:p>
          </text:deletion>
        </text:changed-region>
        <text:changed-region xml:id="ct245586704" text:id="ct245586704">
          <text:deletion>
            <office:change-info>
              <dc:creator>Lea</dc:creator>
              <dc:date>2016-01-29T21:58:00</dc:date>
            </office:change-info>
            <text:p text:style-name="Standard">t </text:p>
          </text:deletion>
        </text:changed-region>
        <text:changed-region xml:id="ct245587224" text:id="ct245587224">
          <text:deletion>
            <office:change-info>
              <dc:creator>Unknown Author</dc:creator>
              <dc:date>2016-01-31T12:31:00</dc:date>
            </office:change-info>
            <text:list xml:id="list144425716181758" text:continue-numbering="true" text:style-name="WWNum1">
              <text:list-item>
                <text:list>
                  <text:list-item>
                    <text:p text:style-name="P5">n Deliverables:</text:p>
                  </text:list-item>
                </text:list>
              </text:list-item>
            </text:list>
            <text:p text:style-name="Standard"/>
            <text:p text:style-name="Standard">Manifest of parts costing less tha</text:p>
            <text:p text:style-name="Standard">icroscopic camera</text:p>
            <text:list xml:id="list5933266184168379476" text:style-name="WWNum2">
              <text:list-item>
                <text:list>
                  <text:list-item>
                    <text:p text:style-name="P6">Dark enclosure for camera</text:p>
                  </text:list-item>
                  <text:list-item>
                    <text:p text:style-name="P6">Cooling unit for camera</text:p>
                  </text:list-item>
                </text:list>
              </text:list-item>
            </text:list>
            <text:list xml:id="list144425717187051" text:continue-list="list144425716181758" text:style-name="WWNum1">
              <text:list-item>
                <text:list>
                  <text:list-item>
                    <text:p text:style-name="P5"/>
                  </text:list-item>
                </text:list>
              </text:list-item>
            </text:list>
          </text:deletion>
        </text:changed-region>
        <text:changed-region xml:id="ct245587848" text:id="ct245587848">
          <text:deletion>
            <office:change-info>
              <dc:creator>Lea</dc:creator>
              <dc:date>2016-01-29T21:58:00</dc:date>
            </office:change-info>
            <text:p text:style-name="Standard">M</text:p>
          </text:deletion>
        </text:changed-region>
        <text:changed-region xml:id="ct245587640" text:id="ct245587640">
          <text:deletion>
            <office:change-info>
              <dc:creator>Unknown Author</dc:creator>
              <dc:date>2016-01-31T12:31:00</dc:date>
            </office:change-info>
            <text:list xml:id="list144425717170777" text:continue-numbering="true" text:style-name="WWNum1">
              <text:list-item>
                <text:list>
                  <text:list-item>
                    <text:p text:style-name="P5">m</text:p>
                  </text:list-item>
                </text:list>
              </text:list-item>
            </text:list>
            <text:list xml:id="list144425717172387" text:continue-list="list5933266184168379476" text:style-name="WWNum2">
              <text:list-item>
                <text:p text:style-name="P6">Luminometer</text:p>
              </text:list-item>
            </text:list>
            <text:list xml:id="list144425717175864" text:continue-list="list144425717170777" text:style-name="WWNum1">
              <text:list-item>
                <text:list>
                  <text:list-item>
                    <text:p text:style-name="P5">USB </text:p>
                  </text:list-item>
                </text:list>
              </text:list-item>
            </text:list>
          </text:deletion>
        </text:changed-region>
        <text:changed-region xml:id="ct245587744" text:id="ct245587744">
          <text:deletion>
            <office:change-info>
              <dc:creator>Lea</dc:creator>
              <dc:date>2016-01-29T21:58:00</dc:date>
            </office:change-info>
            <text:p text:style-name="Standard">.</text:p>
          </text:deletion>
        </text:changed-region>
        <text:changed-region xml:id="ct245587536" text:id="ct245587536">
          <text:deletion>
            <office:change-info>
              <dc:creator>Unknown Author</dc:creator>
              <dc:date>2016-01-31T12:31:00</dc:date>
            </office:change-info>
            <text:list xml:id="list144425718163662" text:continue-numbering="true" text:style-name="WWNum1">
              <text:list-item>
                <text:list>
                  <text:list-item>
                    <text:p text:style-name="P5"/>
                  </text:list-item>
                </text:list>
              </text:list-item>
            </text:list>
            <text:p text:style-name="Standard">Bluetooth Communication module multi-valve</text:p>
            <text:list xml:id="list144425718185277" text:continue-list="list144425717172387" text:style-name="WWNum2">
              <text:list-item>
                <text:list>
                  <text:list-item>
                    <text:p text:style-name="P6">Sample plate positioning platform</text:p>
                  </text:list-item>
                </text:list>
              </text:list-item>
            </text:list>
            <text:list xml:id="list144425718177162" text:continue-list="list144425718163662" text:style-name="WWNum1">
              <text:list-item>
                <text:list>
                  <text:list-item>
                    <text:p text:style-name="P5">Micro-controller, stepper, motor and sample-timing software</text:p>
                  </text:list-item>
                </text:list>
              </text:list-item>
            </text:list>
          </text:deletion>
        </text:changed-region>
        <text:changed-region xml:id="ct245584000" text:id="ct245584000">
          <text:deletion>
            <office:change-info>
              <dc:creator>Anyone</dc:creator>
              <dc:date>2016-01-30T13:32:00</dc:date>
            </office:change-info>
            <text:p text:style-name="Standard">er</text:p>
          </text:deletion>
        </text:changed-region>
        <text:changed-region xml:id="ct245583896" text:id="ct245583896">
          <text:deletion>
            <office:change-info>
              <dc:creator>Unknown Author</dc:creator>
              <dc:date>2016-01-31T12:31:00</dc:date>
            </office:change-info>
            <text:list xml:id="list144425719176266" text:continue-numbering="true" text:style-name="WWNum1">
              <text:list-item>
                <text:list>
                  <text:list-item>
                    <text:p text:style-name="P5">ing</text:p>
                  </text:list-item>
                </text:list>
              </text:list-item>
            </text:list>
            <text:list xml:id="list144425719163905" text:continue-list="list144425718185277" text:style-name="WWNum2">
              <text:list-item>
                <text:p text:style-name="P6"><field:fieldmark-start text:name="__Fieldmark__4254_1392249625" field:type=""/>AutoSampler<office:annotation office:name="__Fieldmark__351_268919963"><dc:creator>Lea</dc:creator><dc:date>2016-01-29T21:57:00</dc:date><text:sender-initials>L</text:sender-initials><text:p>Is “AutoSampler</text:p><text:p><text:s/>correct CAPS?</text:p><text:p/></office:annotation><field:fieldmark-end/></text:p>
              </text:list-item>
            </text:list>
            <text:p text:style-name="Standard">Roll</text:p>
            <text:list xml:id="list144425720174377" text:continue-numbering="true" text:style-name="WWNum2">
              <text:list-item>
                <text:list>
                  <text:list-item>
                    <text:p text:style-name="P6">Microcontroller + software</text:p>
                  </text:list-item>
                </text:list>
              </text:list-item>
            </text:list>
            <text:list xml:id="list144425720192313" text:continue-list="list144425719176266" text:style-name="WWNum1">
              <text:list-item>
                <text:list>
                  <text:list-item>
                    <text:p text:style-name="P5">Bluetooth communication modulealve</text:p>
                  </text:list-item>
                </text:list>
              </text:list-item>
            </text:list>
          </text:deletion>
        </text:changed-region>
        <text:changed-region xml:id="ct245585248" text:id="ct245585248">
          <text:deletion>
            <office:change-info>
              <dc:creator>Lea</dc:creator>
              <dc:date>2016-01-29T21:57:00</dc:date>
            </office:change-info>
            <text:p text:style-name="Standard">V</text:p>
          </text:deletion>
        </text:changed-region>
        <text:changed-region xml:id="ct245583688" text:id="ct245583688">
          <text:deletion>
            <office:change-info>
              <dc:creator>Unknown Author</dc:creator>
              <dc:date>2016-01-31T12:31:00</dc:date>
            </office:change-info>
            <text:list xml:id="list144425720163808" text:continue-numbering="true" text:style-name="WWNum1">
              <text:list-item>
                <text:list>
                  <text:list-item>
                    <text:p text:style-name="P5">vixer</text:p>
                  </text:list-item>
                  <text:list-item>
                    <text:p text:style-name="P5">Pinch </text:p>
                  </text:list-item>
                </text:list>
              </text:list-item>
            </text:list>
          </text:deletion>
        </text:changed-region>
        <text:changed-region xml:id="ct245585040" text:id="ct245585040">
          <text:deletion>
            <office:change-info>
              <dc:creator>Lea</dc:creator>
              <dc:date>2016-01-29T21:57:00</dc:date>
            </office:change-info>
            <text:p text:style-name="Standard">M</text:p>
          </text:deletion>
        </text:changed-region>
        <text:changed-region xml:id="ct245583272" text:id="ct245583272">
          <text:deletion>
            <office:change-info>
              <dc:creator>Unknown Author</dc:creator>
              <dc:date>2016-01-31T12:31:00</dc:date>
            </office:change-info>
            <text:list xml:id="list144425721161232" text:continue-numbering="true" text:style-name="WWNum1">
              <text:list-item>
                <text:list>
                  <text:list-item>
                    <text:p text:style-name="P5">m</text:p>
                  </text:list-item>
                  <text:list-item>
                    <text:p text:style-name="P5">Magnetic </text:p>
                  </text:list-item>
                </text:list>
              </text:list-item>
            </text:list>
          </text:deletion>
        </text:changed-region>
        <text:changed-region xml:id="ct245584936" text:id="ct245584936">
          <text:deletion>
            <office:change-info>
              <dc:creator>Anyone</dc:creator>
              <dc:date>2016-01-30T13:31:00</dc:date>
            </office:change-info>
            <text:p text:style-name="Standard">)</text:p>
          </text:deletion>
        </text:changed-region>
        <text:changed-region xml:id="ct245583168" text:id="ct245583168">
          <text:deletion>
            <office:change-info>
              <dc:creator>Unknown Author</dc:creator>
              <dc:date>2016-01-31T12:31:00</dc:date>
            </office:change-info>
            <text:list xml:id="list144425721191238" text:continue-numbering="true" text:style-name="WWNum1">
              <text:list-item>
                <text:list>
                  <text:list-item>
                    <text:p text:style-name="P5"/>
                  </text:list-item>
                  <text:list-item>
                    <text:p text:style-name="P5">Meniscus lighteating elements</text:p>
                  </text:list-item>
                </text:list>
              </text:list-item>
            </text:list>
          </text:deletion>
        </text:changed-region>
        <text:changed-region xml:id="ct245584832" text:id="ct245584832">
          <text:deletion>
            <office:change-info>
              <dc:creator>Anyone</dc:creator>
              <dc:date>2016-01-30T13:31:00</dc:date>
            </office:change-info>
            <text:p text:style-name="Standard">stat (thermometer + h</text:p>
          </text:deletion>
        </text:changed-region>
        <text:changed-region xml:id="ct245584728" text:id="ct245584728">
          <text:deletion>
            <office:change-info>
              <dc:creator>Unknown Author</dc:creator>
              <dc:date>2016-01-31T12:31:00</dc:date>
            </office:change-info>
            <text:list xml:id="list144425722186949" text:continue-numbering="true" text:style-name="WWNum1">
              <text:list-item>
                <text:list>
                  <text:list-item>
                    <text:p text:style-name="P5">meter</text:p>
                  </text:list-item>
                </text:list>
              </text:list-item>
            </text:list>
            <text:p text:style-name="Standard">H</text:p>
            <text:list xml:id="list144425722189455" text:continue-numbering="true" text:style-name="WWNum1">
              <text:list-item>
                <text:list>
                  <text:list-item>
                    <text:p text:style-name="P5">ThermoLagoon</text:p>
                  </text:list-item>
                </text:list>
              </text:list-item>
            </text:list>
          </text:deletion>
        </text:changed-region>
        <text:changed-region xml:id="ct245586184" text:id="ct245586184">
          <text:deletion>
            <office:change-info>
              <dc:creator>Anyone</dc:creator>
              <dc:date>2016-01-30T13:25:00</dc:date>
            </office:change-info>
            <text:p text:style-name="Standard">Lagoon</text:p>
          </text:deletion>
        </text:changed-region>
        <text:changed-region xml:id="ct245585872" text:id="ct245585872">
          <text:deletion>
            <office:change-info>
              <dc:creator>Unknown Author</dc:creator>
              <dc:date>2016-01-31T12:31:00</dc:date>
            </office:change-info>
            <text:list xml:id="list144425723177038" text:continue-numbering="true" text:style-name="WWNum1">
              <text:list-item>
                <text:list>
                  <text:list-item>
                    <text:p text:style-name="P5"/>
                  </text:list-item>
                </text:list>
              </text:list-item>
            </text:list>
            <text:p text:style-name="Standard"/>
            <text:list xml:id="list144425723189481" text:continue-numbering="true" text:style-name="WWNum1">
              <text:list-item>
                <text:list>
                  <text:list-item>
                    <text:p text:style-name="P5">Bluetooth communication moduleoftware</text:p>
                  </text:list-item>
                </text:list>
              </text:list-item>
            </text:list>
          </text:deletion>
        </text:changed-region>
        <text:changed-region xml:id="ct245584520" text:id="ct245584520">
          <text:deletion>
            <office:change-info>
              <dc:creator>Lea</dc:creator>
              <dc:date>2016-01-29T21:56:00</dc:date>
            </office:change-info>
            <text:p text:style-name="Standard">S</text:p>
          </text:deletion>
        </text:changed-region>
        <text:changed-region xml:id="ct245584416" text:id="ct245584416">
          <text:deletion>
            <office:change-info>
              <dc:creator>Unknown Author</dc:creator>
              <dc:date>2016-01-31T12:31:00</dc:date>
            </office:change-info>
            <text:list xml:id="list144425723164866" text:continue-numbering="true" text:style-name="WWNum1">
              <text:list-item>
                <text:list>
                  <text:list-item>
                    <text:p text:style-name="P5">s</text:p>
                  </text:list-item>
                </text:list>
              </text:list-item>
            </text:list>
            <text:list xml:id="list144425723172711" text:continue-list="list144425720174377" text:style-name="WWNum2">
              <text:list-item>
                <text:list>
                  <text:list-item>
                    <text:p text:style-name="P6">Magnetic mixer/Aeration</text:p>
                  </text:list-item>
                </text:list>
              </text:list-item>
            </text:list>
            <text:p text:style-name="Standard">Micro-controller + element</text:p>
            <text:list xml:id="list144425724184988" text:continue-list="list144425723164866" text:style-name="WWNum1">
              <text:list-item>
                <text:list>
                  <text:list-item>
                    <text:p text:style-name="P5">Meniscus light</text:p>
                  </text:list-item>
                </text:list>
              </text:list-item>
            </text:list>
          </text:deletion>
        </text:changed-region>
        <text:changed-region xml:id="ct245586288" text:id="ct245586288">
          <text:deletion>
            <office:change-info>
              <dc:creator>Anyone</dc:creator>
              <dc:date>2016-01-30T13:33:00</dc:date>
            </office:change-info>
            <text:p text:style-name="Standard">control</text:p>
          </text:deletion>
        </text:changed-region>
        <text:changed-region xml:id="ct245585768" text:id="ct245585768">
          <text:deletion>
            <office:change-info>
              <dc:creator>Unknown Author</dc:creator>
              <dc:date>2016-01-31T12:31:00</dc:date>
            </office:change-info>
            <text:list xml:id="list144425724183235" text:continue-numbering="true" text:style-name="WWNum1">
              <text:list-item>
                <text:list>
                  <text:list-item>
                    <text:p text:style-name="P5">Heating </text:p>
                  </text:list-item>
                  <text:list-item>
                    <text:p text:style-name="P5"/>
                  </text:list-item>
                </text:list>
              </text:list-item>
            </text:list>
          </text:deletion>
        </text:changed-region>
        <text:changed-region xml:id="ct245585976" text:id="ct245585976">
          <text:deletion>
            <office:change-info>
              <dc:creator>Anyone</dc:creator>
              <dc:date>2016-01-30T13:33:00</dc:date>
            </office:change-info>
            <text:list xml:id="list144425724163627" text:continue-numbering="true" text:style-name="WWNum1">
              <text:list-item>
                <text:list>
                  <text:list-item>
                    <text:p text:style-name="P5"/>
                  </text:list-item>
                  <text:list-item>
                    <text:p text:style-name="P5"/>
                  </text:list-item>
                </text:list>
              </text:list-item>
            </text:list>
          </text:deletion>
        </text:changed-region>
        <text:changed-region xml:id="ct245585560" text:id="ct245585560">
          <text:deletion>
            <office:change-info>
              <dc:creator>Unknown Author</dc:creator>
              <dc:date>2016-01-31T12:31:00</dc:date>
            </office:change-info>
            <text:p text:style-name="Standard">hermometer</text:p>
          </text:deletion>
        </text:changed-region>
        <text:changed-region xml:id="ct245578504" text:id="ct245578504">
          <text:deletion>
            <office:change-info>
              <dc:creator>Lea</dc:creator>
              <dc:date>2016-01-29T21:56:00</dc:date>
            </office:change-info>
            <text:p text:style-name="Standard">T</text:p>
          </text:deletion>
        </text:changed-region>
        <text:changed-region xml:id="ct245578400" text:id="ct245578400">
          <text:deletion>
            <office:change-info>
              <dc:creator>Unknown Author</dc:creator>
              <dc:date>2016-01-31T12:31:00</dc:date>
            </office:change-info>
            <text:p text:style-name="Standard">tDigital </text:p>
          </text:deletion>
        </text:changed-region>
        <text:changed-region xml:id="ct245578296" text:id="ct245578296">
          <text:deletion>
            <office:change-info>
              <dc:creator>Anyone</dc:creator>
              <dc:date>2016-01-30T13:33:00</dc:date>
            </office:change-info>
            <text:list xml:id="list144425725170631" text:continue-numbering="true" text:style-name="WWNum1">
              <text:list-item>
                <text:list>
                  <text:list-item>
                    <text:p text:style-name="P5">Thermostat</text:p>
                  </text:list-item>
                  <text:list-item>
                    <text:p text:style-name="P5"/>
                  </text:list-item>
                </text:list>
              </text:list-item>
            </text:list>
          </text:deletion>
        </text:changed-region>
        <text:changed-region xml:id="ct245579440" text:id="ct245579440">
          <text:deletion>
            <office:change-info>
              <dc:creator>Unknown Author</dc:creator>
              <dc:date>2016-01-31T12:31:00</dc:date>
            </office:change-info>
            <text:list xml:id="list144425726176423" text:continue-numbering="true" text:style-name="WWNum1">
              <text:list-item>
                <text:list>
                  <text:list-item>
                    <text:p text:style-name="P5"/>
                  </text:list-item>
                  <text:list-item>
                    <text:p text:style-name="P5">Turbidostat</text:p>
                  </text:list-item>
                  <text:list-item>
                    <text:p text:style-name="P5">Cellstat</text:p>
                  </text:list-item>
                </text:list>
              </text:list-item>
            </text:list>
          </text:deletion>
        </text:changed-region>
        <text:changed-region xml:id="ct245579232" text:id="ct245579232">
          <text:deletion>
            <office:change-info>
              <dc:creator>Anyone</dc:creator>
              <dc:date>2016-01-30T13:24:00</dc:date>
            </office:change-info>
            <text:p text:style-name="Standard">CellStat</text:p>
          </text:deletion>
        </text:changed-region>
        <text:changed-region xml:id="ct245579544" text:id="ct245579544">
          <text:deletion>
            <office:change-info>
              <dc:creator>Lea</dc:creator>
              <dc:date>2016-01-29T21:59:00</dc:date>
            </office:change-info>
            <text:list xml:id="list144425726186072" text:continue-numbering="true" text:style-name="WWNum1">
              <text:list-item>
                <text:list>
                  <text:list-item>
                    <text:p text:style-name="P5"/>
                  </text:list-item>
                  <text:list-item>
                    <text:p text:style-name="P5"/>
                  </text:list-item>
                </text:list>
              </text:list-item>
            </text:list>
          </text:deletion>
        </text:changed-region>
        <text:changed-region xml:id="ct245578816" text:id="ct245578816">
          <text:deletion>
            <office:change-info>
              <dc:creator>Unknown Author</dc:creator>
              <dc:date>2016-01-31T12:31:00</dc:date>
            </office:change-info>
            <text:list xml:id="list144425727163332" text:continue-numbering="true" text:style-name="WWNum1">
              <text:list-item>
                <text:list>
                  <text:list-item>
                    <text:p text:style-name="P5"/>
                  </text:list-item>
                </text:list>
              </text:list-item>
            </text:list>
            <text:p text:style-name="Standard">volt-36and , - 5-, <text:s/>12:</text:p>
            <text:list xml:id="list144425727164086" text:continue-list="list144425723172711" text:style-name="WWNum2">
              <text:list-item>
                <text:list>
                  <text:list-item>
                    <text:p text:style-name="P6">Camera</text:p>
                  </text:list-item>
                </text:list>
              </text:list-item>
            </text:list>
            <text:list xml:id="list144425727166707" text:continue-list="list144425727163332" text:style-name="WWNum1">
              <text:list-item>
                <text:list>
                  <text:list-item>
                    <text:p text:style-name="P5">Power supplies dark environmental chamberInsulated</text:p>
                  </text:list-item>
                </text:list>
              </text:list-item>
            </text:list>
          </text:deletion>
        </text:changed-region>
        <text:changed-region xml:id="ct245576840" text:id="ct245576840">
          <text:deletion>
            <office:change-info>
              <dc:creator>Anyone</dc:creator>
              <dc:date>2016-01-30T13:34:00</dc:date>
            </office:change-info>
            <text:p text:style-name="Standard">CollectioncWaste </text:p>
          </text:deletion>
        </text:changed-region>
        <text:changed-region xml:id="ct245574968" text:id="ct245574968">
          <text:deletion>
            <office:change-info>
              <dc:creator>Unknown Author</dc:creator>
              <dc:date>2016-01-31T12:31:00</dc:date>
            </office:change-info>
            <text:list xml:id="list144425727163315" text:continue-numbering="true" text:style-name="WWNum1">
              <text:list-item>
                <text:list>
                  <text:list-item>
                    <text:p text:style-name="P5"/>
                  </text:list-item>
                  <text:list-item>
                    <text:p text:style-name="P5">platform</text:p>
                  </text:list-item>
                </text:list>
              </text:list-item>
            </text:list>
          </text:deletion>
        </text:changed-region>
        <text:changed-region xml:id="ct245577672" text:id="ct245577672">
          <text:deletion>
            <office:change-info>
              <dc:creator>Anyone</dc:creator>
              <dc:date>2016-01-30T13:38:00</dc:date>
            </office:change-info>
            <text:p text:style-name="Standard">upply</text:p>
          </text:deletion>
        </text:changed-region>
        <text:changed-region xml:id="ct245576632" text:id="ct245576632">
          <text:deletion>
            <office:change-info>
              <dc:creator>Lea</dc:creator>
              <dc:date>2016-01-29T21:56:00</dc:date>
            </office:change-info>
            <text:p text:style-name="Standard">S</text:p>
          </text:deletion>
        </text:changed-region>
        <text:changed-region xml:id="ct245575072" text:id="ct245575072">
          <text:deletion>
            <office:change-info>
              <dc:creator>Anyone</dc:creator>
              <dc:date>2016-01-30T13:38:00</dc:date>
            </office:change-info>
            <text:p text:style-name="Standard">s</text:p>
          </text:deletion>
        </text:changed-region>
        <text:changed-region xml:id="ct245575280" text:id="ct245575280">
          <text:deletion>
            <office:change-info>
              <dc:creator>Unknown Author</dc:creator>
              <dc:date>2016-01-31T12:31:00</dc:date>
            </office:change-info>
            <text:p text:style-name="Standard">Three-level PVC support </text:p>
          </text:deletion>
        </text:changed-region>
        <text:changed-region xml:id="ct245577360" text:id="ct245577360">
          <text:deletion>
            <office:change-info>
              <dc:creator>Anyone</dc:creator>
              <dc:date>2016-01-30T13:38:00</dc:date>
            </office:change-info>
            <text:p text:style-name="Standard">Nutrient </text:p>
          </text:deletion>
        </text:changed-region>
        <text:changed-region xml:id="ct245578192" text:id="ct245578192">
          <text:deletion>
            <office:change-info>
              <dc:creator>Unknown Author</dc:creator>
              <dc:date>2016-01-31T12:31:00</dc:date>
            </office:change-info>
            <text:list xml:id="list144425729184637" text:continue-numbering="true" text:style-name="WWNum1">
              <text:list-item>
                <text:list>
                  <text:list-item>
                    <text:p text:style-name="P5">Project Plan</text:p>
                  </text:list-item>
                </text:list>
              </text:list-item>
              <text:list-item>
                <text:p text:style-name="P5"/>
              </text:list-item>
              <text:list-item>
                <text:p text:style-name="P5">Completed design and construction of major sub-systems:</text:p>
              </text:list-item>
              <text:list-item>
                <text:p text:style-name="P5">EvoStat Frame</text:p>
                <text:list>
                  <text:list-item>
                    <text:p text:style-name="P5"/>
                  </text:list-item>
                </text:list>
              </text:list-item>
            </text:list>
          </text:deletion>
        </text:changed-region>
        <text:changed-region xml:id="ct245587432" text:id="ct245587432">
          <text:deletion>
            <office:change-info>
              <dc:creator>Unknown Author</dc:creator>
              <dc:date>2016-01-31T13:01:00</dc:date>
            </office:change-info>
            <text:p text:style-name="Standard">no more than one page): Provide an</text:p>
          </text:deletion>
        </text:changed-region>
        <text:changed-region xml:id="ct245582856" text:id="ct245582856">
          <text:deletion>
            <office:change-info>
              <dc:creator>Unknown Author</dc:creator>
              <dc:date>2016-01-31T13:01:00</dc:date>
            </office:change-info>
            <text:p text:style-name="Standard">including a brief </text:p>
          </text:deletion>
        </text:changed-region>
        <text:changed-region xml:id="ct245582336" text:id="ct245582336">
          <text:deletion>
            <office:change-info>
              <dc:creator>Unknown Author</dc:creator>
              <dc:date>2016-01-31T13:02:00</dc:date>
            </office:change-info>
            <text:p text:style-name="Standard"><text:s/>the</text:p>
          </text:deletion>
        </text:changed-region>
        <text:changed-region xml:id="ct245581192" text:id="ct245581192">
          <text:deletion>
            <office:change-info>
              <dc:creator>Unknown Author</dc:creator>
              <dc:date>2016-01-31T13:02:00</dc:date>
            </office:change-info>
            <text:p text:style-name="Standard"><text:s/>the name of the</text:p>
          </text:deletion>
        </text:changed-region>
        <text:changed-region xml:id="ct245582440" text:id="ct245582440">
          <text:deletion>
            <office:change-info>
              <dc:creator>Unknown Author</dc:creator>
              <dc:date>2016-01-31T13:02:00</dc:date>
            </office:change-info>
            <text:p text:style-name="Standard"><text:s/>and a</text:p>
          </text:deletion>
        </text:changed-region>
        <text:changed-region xml:id="ct245582544" text:id="ct245582544">
          <text:deletion>
            <office:change-info>
              <dc:creator>Unknown Author</dc:creator>
              <dc:date>2016-01-31T13:02:00</dc:date>
            </office:change-info>
            <text:p text:style-name="Standard">.</text:p>
          </text:deletion>
        </text:changed-region>
        <text:changed-region xml:id="ct245580048" text:id="ct245580048">
          <text:insertion>
            <office:change-info>
              <dc:creator>Unknown Author</dc:creator>
              <dc:date>2016-01-31T13:02:00</dc:date>
            </office:change-info>
          </text:insertion>
        </text:changed-region>
        <text:changed-region xml:id="ct245580464" text:id="ct245580464">
          <text:deletion>
            <office:change-info>
              <dc:creator>Unknown Author</dc:creator>
              <dc:date>2016-01-31T12:41:00</dc:date>
            </office:change-info>
            <text:list xml:id="list144425730161007" text:continue-numbering="true" text:style-name="WWNum1">
              <text:list-item>
                <text:h text:style-name="P1" text:outline-level="1"><text:line-break/></text:h>
              </text:list-item>
            </text:list>
          </text:deletion>
        </text:changed-region>
        <text:changed-region xml:id="ct245582648" text:id="ct245582648">
          <text:insertion>
            <office:change-info>
              <dc:creator>Unknown Author</dc:creator>
              <dc:date>2016-01-31T12:41:00</dc:date>
            </office:change-info>
          </text:insertion>
        </text:changed-region>
        <text:changed-region xml:id="ct245579840" text:id="ct245579840">
          <text:deletion>
            <office:change-info>
              <dc:creator>Unknown Author</dc:creator>
              <dc:date>2016-01-31T13:02:00</dc:date>
            </office:change-info>
            <text:p text:style-name="P7"><text:line-break/> </text:p>
          </text:deletion>
        </text:changed-region>
        <text:changed-region xml:id="ct245580568" text:id="ct245580568">
          <text:deletion>
            <office:change-info>
              <dc:creator>Unknown Author</dc:creator>
              <dc:date>2016-01-31T12:40:00</dc:date>
            </office:change-info>
            <text:p text:style-name="P7">: The technical narrative should be no more than 4 pages long and include all sections below. <text:line-break/></text:p>
          </text:deletion>
        </text:changed-region>
        <text:changed-region xml:id="ct245582752" text:id="ct245582752">
          <text:deletion>
            <office:change-info>
              <dc:creator>Unknown Author</dc:creator>
              <dc:date>2016-01-31T12:29:00</dc:date>
            </office:change-info>
            <text:p text:style-name="P7"><text:span text:style-name="T2">-Technical Goals<text:line-break/><text:line-break/>Explain the goals for the development of the technology to be achieved in this project.</text:span></text:p>
          </text:deletion>
        </text:changed-region>
        <text:changed-region xml:id="ct245580776" text:id="ct245580776">
          <text:deletion>
            <office:change-info>
              <dc:creator>Unknown Author</dc:creator>
              <dc:date>2016-01-31T12:30:00</dc:date>
            </office:change-info>
            <text:p text:style-name="P7"><text:span text:style-name="T2"><text:line-break/></text:span></text:p>
          </text:deletion>
        </text:changed-region>
        <text:changed-region xml:id="ct245603768" text:id="ct245603768">
          <text:deletion>
            <office:change-info>
              <dc:creator>Unknown Author</dc:creator>
              <dc:date>2016-01-31T12:30:00</dc:date>
            </office:change-info>
            <text:p text:style-name="P8"><text:s/>replacement will require a greatly reduced flow rate and possibly extra inducers to re-establish the viral population.lagoon</text:p>
          </text:deletion>
        </text:changed-region>
        <text:changed-region xml:id="ct245603976" text:id="ct245603976">
          <text:deletion>
            <office:change-info>
              <dc:creator>Anyone</dc:creator>
              <dc:date>2016-01-30T13:25:00</dc:date>
            </office:change-info>
            <text:p text:style-name="P8">lagoon</text:p>
          </text:deletion>
        </text:changed-region>
        <text:changed-region xml:id="ct245603560" text:id="ct245603560">
          <text:deletion>
            <office:change-info>
              <dc:creator>Unknown Author</dc:creator>
              <dc:date>2016-01-31T12:30:00</dc:date>
            </office:change-info>
            <text:p text:style-name="P8">,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245601272" text:id="ct245601272">
          <text:deletion>
            <office:change-info>
              <dc:creator>Anyone</dc:creator>
              <dc:date>2016-01-30T13:25:00</dc:date>
            </office:change-info>
            <text:p text:style-name="P8">lagoon</text:p>
          </text:deletion>
        </text:changed-region>
        <text:changed-region xml:id="ct245603664" text:id="ct245603664">
          <text:deletion>
            <office:change-info>
              <dc:creator>Unknown Author</dc:creator>
              <dc:date>2016-01-31T12:30:00</dc:date>
            </office:change-info>
            <text:p text:style-name="P8">, cellstat</text:p>
          </text:deletion>
        </text:changed-region>
        <text:changed-region xml:id="ct245603456" text:id="ct245603456">
          <text:deletion>
            <office:change-info>
              <dc:creator>Anyone</dc:creator>
              <dc:date>2016-01-30T13:24:00</dc:date>
            </office:change-info>
            <text:p text:style-name="P8">cellstat</text:p>
          </text:deletion>
        </text:changed-region>
        <text:changed-region xml:id="ct245603352" text:id="ct245603352">
          <text:deletion>
            <office:change-info>
              <dc:creator>Unknown Author</dc:creator>
              <dc:date>2016-01-31T12:30:00</dc:date>
            </office:change-info>
            <text:p text:style-name="P8"><text:s/>change. <text:s/>Each instance of cellstat</text:p>
          </text:deletion>
        </text:changed-region>
        <text:changed-region xml:id="ct245604184" text:id="ct245604184">
          <text:deletion>
            <office:change-info>
              <dc:creator>Anyone</dc:creator>
              <dc:date>2016-01-30T13:24:00</dc:date>
            </office:change-info>
            <text:p text:style-name="P8">cellstat</text:p>
          </text:deletion>
        </text:changed-region>
        <text:changed-region xml:id="ct245602000" text:id="ct245602000">
          <text:deletion>
            <office:change-info>
              <dc:creator>Unknown Author</dc:creator>
              <dc:date>2016-01-31T12:30:00</dc:date>
            </office:change-info>
            <text:p text:style-name="P8"><text:s/>name in the configuration file will complete the cellstat</text:p>
          </text:deletion>
        </text:changed-region>
        <text:changed-region xml:id="ct245582128" text:id="ct245582128">
          <text:deletion>
            <office:change-info>
              <dc:creator>Anyone</dc:creator>
              <dc:date>2016-01-30T13:24:00</dc:date>
            </office:change-info>
            <text:p text:style-name="P8">cellstat</text:p>
          </text:deletion>
        </text:changed-region>
        <text:changed-region xml:id="ct245582024" text:id="ct245582024">
          <text:deletion>
            <office:change-info>
              <dc:creator>Unknown Author</dc:creator>
              <dc:date>2016-01-31T12:30:00</dc:date>
            </office:change-info>
            <text:p text:style-name="P8"><text:s/>swapped into the system. <text:s/>Restarting the system with the new cellstat</text:p>
          </text:deletion>
        </text:changed-region>
        <text:changed-region xml:id="ct245580984" text:id="ct245580984">
          <text:deletion>
            <office:change-info>
              <dc:creator>Anyone</dc:creator>
              <dc:date>2016-01-30T13:24:00</dc:date>
            </office:change-info>
            <text:p text:style-name="P8">cellstat</text:p>
          </text:deletion>
        </text:changed-region>
        <text:changed-region xml:id="ct245581712" text:id="ct245581712">
          <text:deletion>
            <office:change-info>
              <dc:creator>Unknown Author</dc:creator>
              <dc:date>2016-01-31T12:30:00</dc:date>
            </office:change-info>
            <text:p text:style-name="P8"><text:s/>supplied as the culture is brought to early log phase growth rate. <text:s/>Once achieved, the liquid flow through the system will be paused and the new data are</text:p>
          </text:deletion>
        </text:changed-region>
        <text:changed-region xml:id="ct245580880" text:id="ct245580880">
          <text:deletion>
            <office:change-info>
              <dc:creator>Lea</dc:creator>
              <dc:date>2016-01-29T22:03:00</dc:date>
            </office:change-info>
            <text:p text:style-name="P8"><text:s/>is</text:p>
          </text:deletion>
        </text:changed-region>
        <text:changed-region xml:id="ct245581608" text:id="ct245581608">
          <text:deletion>
            <office:change-info>
              <dc:creator>Lea</dc:creator>
              <dc:date>2016-01-29T22:26:00</dc:date>
            </office:change-info>
            <text:p text:style-name="P8">data</text:p>
          </text:deletion>
        </text:changed-region>
        <text:changed-region xml:id="ct245581400" text:id="ct245581400">
          <text:deletion>
            <office:change-info>
              <dc:creator>Unknown Author</dc:creator>
              <dc:date>2016-01-31T12:30:00</dc:date>
            </office:change-info>
            <text:p text:style-name="P8">. <text:s/>Calibration cellstat</text:p>
          </text:deletion>
        </text:changed-region>
        <text:changed-region xml:id="ct245581504" text:id="ct245581504">
          <text:deletion>
            <office:change-info>
              <dc:creator>Anyone</dc:creator>
              <dc:date>2016-01-30T13:24:00</dc:date>
            </office:change-info>
            <text:p text:style-name="P8">cellstat</text:p>
          </text:deletion>
        </text:changed-region>
        <text:changed-region xml:id="ct245583064" text:id="ct245583064">
          <text:deletion>
            <office:change-info>
              <dc:creator>Unknown Author</dc:creator>
              <dc:date>2016-01-31T12:30:00</dc:date>
            </office:change-info>
            <text:p text:style-name="P8"><text:s/>would <field:fieldmark-start/>be<office:annotation office:name="__Fieldmark__419_268919963"><dc:creator>Lea</dc:creator><dc:date>2016-01-29T22:03:00</dc:date><text:sender-initials>L</text:sender-initials><text:p/><text:p>“data” = plural; “datum” = singular</text:p><text:p/></office:annotation> filled with nutrient, brought to temperature, and innoculated from the current <field:fieldmark-end/>cellstat</text:p>
          </text:deletion>
        </text:changed-region>
        <text:changed-region xml:id="ct245580256" text:id="ct245580256">
          <text:deletion>
            <office:change-info>
              <dc:creator>Anyone</dc:creator>
              <dc:date>2016-01-30T13:24:00</dc:date>
            </office:change-info>
            <text:p text:style-name="P8">cellstat</text:p>
          </text:deletion>
        </text:changed-region>
        <text:changed-region xml:id="ct245581296" text:id="ct245581296">
          <text:deletion>
            <office:change-info>
              <dc:creator>Unknown Author</dc:creator>
              <dc:date>2016-01-31T12:30:00</dc:date>
            </office:change-info>
            <text:p text:style-name="P8"><text:s/>replacement. <text:s/>First, a second cellstat</text:p>
          </text:deletion>
        </text:changed-region>
        <text:changed-region xml:id="ct245581088" text:id="ct245581088">
          <text:deletion>
            <office:change-info>
              <dc:creator>Anyone</dc:creator>
              <dc:date>2016-01-30T13:24:00</dc:date>
            </office:change-info>
            <text:p text:style-name="P8">cellstat</text:p>
          </text:deletion>
        </text:changed-region>
        <text:changed-region xml:id="ct245579944" text:id="ct245579944">
          <text:deletion>
            <office:change-info>
              <dc:creator>Unknown Author</dc:creator>
              <dc:date>2016-01-31T12:30:00</dc:date>
            </office:change-info>
            <text:p text:style-name="P8"><text:s/>controlled suspension of operation and sending of text messages after leak detection).</text:p>
            <text:p text:style-name="P8"/>
            <text:p text:style-name="P8">Develop procedures for replacing any subsystem without interrupting the long-term experiment. <text:s/></text:p>
            <text:p text:style-name="P8"><text:s/></text:p>
            <text:p text:style-name="P8">For example, the most difficult of these operations would involve ,Develop software to assist calibration of the EvoStat using external references for luminosity and cell density, thus exploiting shared equipment while keeping the cost of each phagestat low.</text:p>
            <text:p text:style-name="Standard"/>
            <text:p text:style-name="Standard">Evaluate the use of several commodity USB and WiFi camera systems to accommodate hardware cost or performance improvements and availability.</text:p>
            <text:p text:style-name="P8"/>
            <text:p text:style-name="P8">Test operation over many hours of unattended operation. <text:s/>Goals include reliable operation for at least 100 hours (four days) and rapid detection and communication of problems (e.g.</text:p>
          </text:deletion>
        </text:changed-region>
        <text:changed-region xml:id="ct245605536" text:id="ct245605536">
          <text:deletion>
            <office:change-info>
              <dc:creator>Unknown Author</dc:creator>
              <dc:date>2016-01-31T12:31:00</dc:date>
            </office:change-info>
            <text:p text:style-name="Standard">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Standard"/>
          </text:deletion>
        </text:changed-region>
        <text:changed-region xml:id="ct245605120" text:id="ct245605120">
          <text:deletion>
            <office:change-info>
              <dc:creator>Anyone</dc:creator>
              <dc:date>2016-01-30T13:41:00</dc:date>
            </office:change-info>
            <text:p text:style-name="Standard"><text:s/>be </text:p>
          </text:deletion>
        </text:changed-region>
        <text:changed-region xml:id="ct245605328" text:id="ct245605328">
          <text:deletion>
            <office:change-info>
              <dc:creator>Unknown Author</dc:creator>
              <dc:date>2016-01-31T12:31:00</dc:date>
            </office:change-info>
            <text:p text:style-name="Standard"><text:s/>, and a third at the Museum of Life and Science, where principal construction of components for all three systems will</text:p>
          </text:deletion>
        </text:changed-region>
        <text:changed-region xml:id="ct245607304" text:id="ct245607304">
          <text:deletion>
            <office:change-info>
              <dc:creator>Anyone</dc:creator>
              <dc:date>2016-01-30T13:41:00</dc:date>
            </office:change-info>
            <text:p text:style-name="Standard"><text:s/>resources</text:p>
          </text:deletion>
        </text:changed-region>
        <text:changed-region xml:id="ct245605224" text:id="ct245605224">
          <text:deletion>
            <office:change-info>
              <dc:creator>Unknown Author</dc:creator>
              <dc:date>2016-01-31T12:31:00</dc:date>
            </office:change-info>
            <text:p text:style-name="Standard">and machine shopwoodworking, electronic workbench, an in Durham, NC (Splatspace) where we have access to 3D printers, </text:p>
          </text:deletion>
        </text:changed-region>
        <text:changed-region xml:id="ct245602832" text:id="ct245602832">
          <text:deletion>
            <office:change-info>
              <dc:creator>Unknown Author</dc:creator>
              <dc:date>2016-01-31T12:11:00</dc:date>
            </office:change-info>
            <text:p text:style-name="Standard"><office:annotation office:name="__Fieldmark__473_268919963"><dc:creator>Lea</dc:creator><dc:date>2016-01-29T22:05:00</dc:date><text:sender-initials>L</text:sender-initials><text:p/><text:p>I don’t know the correct formatting for “makerspace”</text:p><text:p/></office:annotation></text:p>
          </text:deletion>
        </text:changed-region>
        <text:changed-region xml:id="ct245602728" text:id="ct245602728">
          <text:deletion>
            <office:change-info>
              <dc:creator>Unknown Author</dc:creator>
              <dc:date>2016-01-31T12:31:00</dc:date>
            </office:change-info>
            <text:p text:style-name="Standard">at the Genome Sciences building on the campus of UNC-Chapel Hill. <text:s/>A second will be constructed at the local<field:fieldmark-start/> makerspace <field:fieldmark-end/></text:p>
          </text:deletion>
        </text:changed-region>
        <text:changed-region xml:id="ct245602624" text:id="ct245602624">
          <text:deletion>
            <office:change-info>
              <dc:creator>Anyone</dc:creator>
              <dc:date>2016-01-30T13:39:00</dc:date>
            </office:change-info>
            <text:p text:style-name="Standard"><text:s/></text:p>
          </text:deletion>
        </text:changed-region>
        <text:changed-region xml:id="ct245602520" text:id="ct245602520">
          <text:deletion>
            <office:change-info>
              <dc:creator>Unknown Author</dc:creator>
              <dc:date>2016-01-31T12:31:00</dc:date>
            </office:change-info>
            <text:p text:style-name="Standard"><text:s/></text:p>
          </text:deletion>
        </text:changed-region>
        <text:changed-region xml:id="ct245602416" text:id="ct245602416">
          <text:deletion>
            <office:change-info>
              <dc:creator>Lea</dc:creator>
              <dc:date>2016-01-29T22:04:00</dc:date>
            </office:change-info>
            <text:p text:style-name="Standard">ia</text:p>
          </text:deletion>
        </text:changed-region>
        <text:changed-region xml:id="ct245602312" text:id="ct245602312">
          <text:deletion>
            <office:change-info>
              <dc:creator>Unknown Author</dc:creator>
              <dc:date>2016-01-31T12:31:00</dc:date>
            </office:change-info>
            <text:p text:style-name="Standard">.as of this writing, to support the work of Edgell et al</text:p>
          </text:deletion>
        </text:changed-region>
        <text:changed-region xml:id="ct245601896" text:id="ct245601896">
          <text:deletion>
            <office:change-info>
              <dc:creator>Anyone</dc:creator>
              <dc:date>2016-01-30T13:39:00</dc:date>
            </office:change-info>
            <text:p text:style-name="Standard">e </text:p>
          </text:deletion>
        </text:changed-region>
        <text:changed-region xml:id="ct245604288" text:id="ct245604288">
          <text:deletion>
            <office:change-info>
              <dc:creator>Unknown Author</dc:creator>
              <dc:date>2016-01-31T12:31:00</dc:date>
            </office:change-info>
            <text:p text:style-name="Standard">ion omplet</text:p>
          </text:deletion>
        </text:changed-region>
        <text:changed-region xml:id="ct245601480" text:id="ct245601480">
          <text:deletion>
            <office:change-info>
              <dc:creator>Anyone</dc:creator>
              <dc:date>2016-01-30T13:39:00</dc:date>
            </office:change-info>
            <text:p text:style-name="Standard">c</text:p>
          </text:deletion>
        </text:changed-region>
        <text:changed-region xml:id="ct245601168" text:id="ct245601168">
          <text:deletion>
            <office:change-info>
              <dc:creator>Unknown Author</dc:creator>
              <dc:date>2016-01-31T12:31:00</dc:date>
            </office:change-info>
            <text:p text:style-name="Standard">nearing c</text:p>
          </text:deletion>
        </text:changed-region>
        <text:changed-region xml:id="ct245601376" text:id="ct245601376">
          <text:deletion>
            <office:change-info>
              <dc:creator>Anyone</dc:creator>
              <dc:date>2016-01-30T13:39:00</dc:date>
            </office:change-info>
            <text:p text:style-name="Standard">almost </text:p>
          </text:deletion>
        </text:changed-region>
        <text:changed-region xml:id="ct245604080" text:id="ct245604080">
          <text:deletion>
            <office:change-info>
              <dc:creator>Unknown Author</dc:creator>
              <dc:date>2016-01-31T12:31:00</dc:date>
            </office:change-info>
            <text:p text:style-name="Standard">-Project Plan<text:line-break/><text:line-break/>Three complete EvoStat systems will be built: One, </text:p>
          </text:deletion>
        </text:changed-region>
        <text:changed-region xml:id="ct245603040" text:id="ct245603040">
          <text:deletion>
            <office:change-info>
              <dc:creator>Unknown Author</dc:creator>
              <dc:date>2016-01-31T13:02:00</dc:date>
            </office:change-info>
            <text:p text:style-name="Standard"/>
            <text:p text:style-name="Standard"><text:line-break/></text:p>
          </text:deletion>
        </text:changed-region>
        <text:changed-region xml:id="ct245607200" text:id="ct245607200">
          <text:deletion>
            <office:change-info>
              <dc:creator>Unknown Author</dc:creator>
              <dc:date>2016-01-31T12:31:00</dc:date>
            </office:change-info>
            <text:p text:style-name="Table_20_Contents">Aims</text:p>
          </text:deletion>
        </text:changed-region>
        <text:changed-region xml:id="ct245605432" text:id="ct245605432">
          <text:deletion>
            <office:change-info>
              <dc:creator>Unknown Author</dc:creator>
              <dc:date>2016-01-31T12:31:00</dc:date>
            </office:change-info>
            <text:p text:style-name="Table_20_Contents">Months 1-3</text:p>
          </text:deletion>
        </text:changed-region>
        <text:changed-region xml:id="ct245606888" text:id="ct245606888">
          <text:deletion>
            <office:change-info>
              <dc:creator>Unknown Author</dc:creator>
              <dc:date>2016-01-31T12:31:00</dc:date>
            </office:change-info>
            <text:p text:style-name="Table_20_Contents">Months 4-6</text:p>
          </text:deletion>
        </text:changed-region>
        <text:changed-region xml:id="ct245605640" text:id="ct245605640">
          <text:deletion>
            <office:change-info>
              <dc:creator>Unknown Author</dc:creator>
              <dc:date>2016-01-31T12:31:00</dc:date>
            </office:change-info>
            <text:p text:style-name="Table_20_Contents"><text:s/>Months 7-12</text:p>
          </text:deletion>
        </text:changed-region>
        <text:changed-region xml:id="ct245604496" text:id="ct245604496">
          <text:deletion>
            <office:change-info>
              <dc:creator>Unknown Author</dc:creator>
              <dc:date>2016-01-31T12:31:00</dc:date>
            </office:change-info>
            <text:p text:style-name="Table_20_Contents">Level detection</text:p>
          </text:deletion>
        </text:changed-region>
        <text:changed-region xml:id="ct245606680" text:id="ct245606680">
          <text:deletion>
            <office:change-info>
              <dc:creator>Unknown Author</dc:creator>
              <dc:date>2016-01-31T12:31:00</dc:date>
            </office:change-info>
            <text:p text:style-name="Table_20_Contents">Cell density</text:p>
          </text:deletion>
        </text:changed-region>
        <text:changed-region xml:id="ct245605848" text:id="ct245605848">
          <text:deletion>
            <office:change-info>
              <dc:creator>Unknown Author</dc:creator>
              <dc:date>2016-01-31T12:31:00</dc:date>
            </office:change-info>
            <text:p text:style-name="Table_20_Contents">Luminosity</text:p>
          </text:deletion>
        </text:changed-region>
        <text:changed-region xml:id="ct245606264" text:id="ct245606264">
          <text:deletion>
            <office:change-info>
              <dc:creator>Unknown Author</dc:creator>
              <dc:date>2016-01-31T12:41:00</dc:date>
            </office:change-info>
            <text:list xml:id="list144425741168087" text:continue-numbering="true" text:style-name="WWNum1">
              <text:list-item>
                <text:list>
                  <text:list-item>
                    <text:h text:style-name="P9" text:outline-level="2"><text:line-break/><text:line-break/>-</text:h>
                  </text:list-item>
                </text:list>
              </text:list-item>
            </text:list>
          </text:deletion>
        </text:changed-region>
        <text:changed-region xml:id="ct245606992" text:id="ct245606992">
          <text:deletion>
            <office:change-info>
              <dc:creator>Unknown Author</dc:creator>
              <dc:date>2016-01-31T12:31:00</dc:date>
            </office:change-info>
            <text:list xml:id="list144425741183063" text:continue-numbering="true" text:style-name="WWNum1">
              <text:list-item>
                <text:list>
                  <text:list-item>
                    <text:h text:style-name="P9" text:outline-level="2">.</text:h>
                  </text:list-item>
                </text:list>
              </text:list-item>
            </text:list>
          </text:deletion>
        </text:changed-region>
        <text:changed-region xml:id="ct245606056" text:id="ct245606056">
          <text:deletion>
            <office:change-info>
              <dc:creator>Lea</dc:creator>
              <dc:date>2016-01-29T22:08:00</dc:date>
            </office:change-info>
            <text:list xml:id="list144425741183834" text:continue-numbering="true" text:style-name="WWNum1">
              <text:list-item>
                <text:list>
                  <text:list-item>
                    <text:h text:style-name="P9" text:outline-level="2">ia</text:h>
                  </text:list-item>
                </text:list>
              </text:list-item>
            </text:list>
          </text:deletion>
        </text:changed-region>
        <text:changed-region xml:id="ct245604392" text:id="ct245604392">
          <text:deletion>
            <office:change-info>
              <dc:creator>Unknown Author</dc:creator>
              <dc:date>2016-01-31T12:31:00</dc:date>
            </office:change-info>
            <text:list xml:id="list144425742187579" text:continue-numbering="true" text:style-name="WWNum1">
              <text:list-item>
                <text:list>
                  <text:list-item>
                    <text:h text:style-name="P9" text:outline-level="2"><text:line-break/><text:line-break/>We intend to use the devices to recapitulate the experiments done by Esvelt, Lui, Dickson, and others at Harvard and support the novel work being done by Dr. Edgell et al Project Timeline</text:h>
                  </text:list-item>
                  <text:list-item>
                    <text:h text:style-name="P9" text:outline-level="2"><text:sequence text:ref-name="refTable0" text:name="Table" text:formula="ooow:Table+1" style:num-format="1">2</text:sequence>Table Auto-calibration</text:h>
                  </text:list-item>
                </text:list>
              </text:list-item>
              <text:list-item>
                <text:p text:style-name="P10"/>
              </text:list-item>
              <text:list-item>
                <text:p text:style-name="P10"/>
              </text:list-item>
              <text:list-item>
                <text:p text:style-name="P10"/>
              </text:list-item>
              <text:list-item>
                <text:p text:style-name="P11"/>
              </text:list-item>
              <text:list-item>
                <text:p text:style-name="P10"/>
              </text:list-item>
              <text:list-item>
                <text:p text:style-name="P10"/>
              </text:list-item>
              <text:list-item>
                <text:p text:style-name="P10"/>
              </text:list-item>
              <text:list-item>
                <text:p text:style-name="P10"/>
              </text:list-item>
              <text:list-item>
                <text:p text:style-name="P11"/>
              </text:list-item>
              <text:list-item>
                <text:p text:style-name="P10"/>
              </text:list-item>
              <text:list-item>
                <text:p text:style-name="P10"/>
              </text:list-item>
              <text:list-item>
                <text:p text:style-name="P10"/>
              </text:list-item>
              <text:list-item>
                <text:p text:style-name="P10"/>
              </text:list-item>
              <text:list-item>
                <text:p text:style-name="P11"/>
              </text:list-item>
              <text:list-item>
                <text:p text:style-name="P10"/>
              </text:list-item>
              <text:list-item>
                <text:p text:style-name="P10"/>
              </text:list-item>
              <text:list-item>
                <text:p text:style-name="P10"/>
              </text:list-item>
              <text:list-item>
                <text:p text:style-name="P10"/>
              </text:list-item>
              <text:list-item>
                <text:p text:style-name="P11"/>
                <text:list>
                  <text:list-item>
                    <text:h text:style-name="P9" text:outline-level="2"/>
                  </text:list-item>
                </text:list>
              </text:list-item>
            </text:list>
          </text:deletion>
        </text:changed-region>
        <text:changed-region xml:id="ct245604912" text:id="ct245604912">
          <text:insertion>
            <office:change-info>
              <dc:creator>Unknown Author</dc:creator>
              <dc:date>2016-01-31T12:42:00</dc:date>
            </office:change-info>
          </text:insertion>
        </text:changed-region>
        <text:changed-region xml:id="ct245606368" text:id="ct245606368">
          <text:deletion>
            <office:change-info>
              <dc:creator>Unknown Author</dc:creator>
              <dc:date>2016-01-31T13:48:00</dc:date>
            </office:change-info>
            <text:list xml:id="list144425745171081" text:continue-numbering="true" text:style-name="WWNum1">
              <text:list-item>
                <text:list>
                  <text:list-item>
                    <text:h text:style-name="P9" text:outline-level="2"><text:line-break/></text:h>
                  </text:list-item>
                </text:list>
              </text:list-item>
            </text:list>
          </text:deletion>
        </text:changed-region>
        <text:changed-region xml:id="ct245606472" text:id="ct245606472">
          <text:insertion>
            <office:change-info>
              <dc:creator>Unknown Author</dc:creator>
              <dc:date>2016-01-31T12:41:00</dc:date>
            </office:change-info>
          </text:insertion>
        </text:changed-region>
        <text:changed-region xml:id="ct245606576" text:id="ct245606576">
          <text:deletion>
            <office:change-info>
              <dc:creator>Lea</dc:creator>
              <dc:date>2016-01-29T22:08:00</dc:date>
            </office:change-info>
            <text:p text:style-name="P12">.00 </text:p>
          </text:deletion>
        </text:changed-region>
        <text:changed-region xml:id="ct245604704" text:id="ct245604704">
          <text:insertion>
            <office:change-info>
              <dc:creator>Lea</dc:creator>
              <dc:date>2016-01-29T22:08:00</dc:date>
            </office:change-info>
          </text:insertion>
        </text:changed-region>
        <text:changed-region xml:id="ct245604808" text:id="ct245604808">
          <text:insertion>
            <office:change-info>
              <dc:creator>Anyone</dc:creator>
              <dc:date>2016-01-30T13:44:00</dc:date>
            </office:change-info>
          </text:insertion>
        </text:changed-region>
        <text:changed-region xml:id="ct245605016" text:id="ct245605016">
          <text:insertion>
            <office:change-info>
              <dc:creator>Anyone</dc:creator>
              <dc:date>2016-01-30T13:46:00</dc:date>
            </office:change-info>
          </text:insertion>
        </text:changed-region>
        <text:changed-region xml:id="ct245593264" text:id="ct245593264">
          <text:insertion>
            <office:change-info>
              <dc:creator>Anyone</dc:creator>
              <dc:date>2016-01-30T13:44:00</dc:date>
            </office:change-info>
          </text:insertion>
        </text:changed-region>
        <text:changed-region xml:id="ct245593888" text:id="ct245593888">
          <text:insertion>
            <office:change-info>
              <dc:creator>Anyone</dc:creator>
              <dc:date>2016-01-30T13:46:00</dc:date>
            </office:change-info>
          </text:insertion>
        </text:changed-region>
        <text:changed-region xml:id="ct245592224" text:id="ct245592224">
          <text:insertion>
            <office:change-info>
              <dc:creator>Anyone</dc:creator>
              <dc:date>2016-01-30T13:45:00</dc:date>
            </office:change-info>
          </text:insertion>
        </text:changed-region>
        <text:changed-region xml:id="ct245592744" text:id="ct245592744">
          <text:insertion>
            <office:change-info>
              <dc:creator>Anyone</dc:creator>
              <dc:date>2016-01-30T13:44:00</dc:date>
            </office:change-info>
          </text:insertion>
        </text:changed-region>
        <text:changed-region xml:id="ct245594096" text:id="ct245594096">
          <text:insertion>
            <office:change-info>
              <dc:creator>Anyone</dc:creator>
              <dc:date>2016-01-30T13:46:00</dc:date>
            </office:change-info>
          </text:insertion>
        </text:changed-region>
        <text:changed-region xml:id="ct245591184" text:id="ct245591184">
          <text:insertion>
            <office:change-info>
              <dc:creator>Anyone</dc:creator>
              <dc:date>2016-01-30T13:44:00</dc:date>
            </office:change-info>
          </text:insertion>
        </text:changed-region>
        <text:changed-region xml:id="ct245593992" text:id="ct245593992">
          <text:insertion>
            <office:change-info>
              <dc:creator>Anyone</dc:creator>
              <dc:date>2016-01-30T13:45:00</dc:date>
            </office:change-info>
          </text:insertion>
        </text:changed-region>
        <text:changed-region xml:id="ct245592848" text:id="ct245592848">
          <text:insertion>
            <office:change-info>
              <dc:creator>Anyone</dc:creator>
              <dc:date>2016-01-30T13:49:00</dc:date>
            </office:change-info>
          </text:insertion>
        </text:changed-region>
        <text:changed-region xml:id="ct245591288" text:id="ct245591288">
          <text:insertion>
            <office:change-info>
              <dc:creator>Anyone</dc:creator>
              <dc:date>2016-01-30T13:47:00</dc:date>
            </office:change-info>
          </text:insertion>
        </text:changed-region>
        <text:changed-region xml:id="ct245594200" text:id="ct245594200">
          <text:insertion>
            <office:change-info>
              <dc:creator>Anyone</dc:creator>
              <dc:date>2016-01-30T13:48:00</dc:date>
            </office:change-info>
          </text:insertion>
        </text:changed-region>
        <text:changed-region xml:id="ct245594304" text:id="ct245594304">
          <text:insertion>
            <office:change-info>
              <dc:creator>Anyone</dc:creator>
              <dc:date>2016-01-30T13:47:00</dc:date>
            </office:change-info>
          </text:insertion>
        </text:changed-region>
        <text:changed-region xml:id="ct245591080" text:id="ct245591080">
          <text:insertion>
            <office:change-info>
              <dc:creator>Anyone</dc:creator>
              <dc:date>2016-01-30T13:48:00</dc:date>
            </office:change-info>
          </text:insertion>
        </text:changed-region>
        <text:changed-region xml:id="ct245591392" text:id="ct245591392">
          <text:deletion>
            <office:change-info>
              <dc:creator>Anyone</dc:creator>
              <dc:date>2016-01-30T13:19:00</dc:date>
            </office:change-info>
            <text:p text:style-name="P12">.</text:p>
          </text:deletion>
        </text:changed-region>
        <text:changed-region xml:id="ct245593368" text:id="ct245593368">
          <text:deletion>
            <office:change-info>
              <dc:creator>Anyone</dc:creator>
              <dc:date>2016-01-30T13:49:00</dc:date>
            </office:change-info>
            <text:p text:style-name="P12"><text:line-break/></text:p>
          </text:deletion>
        </text:changed-region>
        <text:changed-region xml:id="ct245591496" text:id="ct245591496">
          <text:insertion>
            <office:change-info>
              <dc:creator>Anyone</dc:creator>
              <dc:date>2016-01-30T13:49:00</dc:date>
            </office:change-info>
          </text:insertion>
        </text:changed-region>
        <text:changed-region xml:id="ct245592640" text:id="ct245592640">
          <text:insertion>
            <office:change-info>
              <dc:creator>Lea</dc:creator>
              <dc:date>2016-01-29T22:26:00</dc:date>
            </office:change-info>
          </text:insertion>
        </text:changed-region>
        <text:changed-region xml:id="ct245593680" text:id="ct245593680">
          <text:deletion>
            <office:change-info>
              <dc:creator>Lea</dc:creator>
              <dc:date>2016-01-29T22:26:00</dc:date>
            </office:change-info>
            <text:p text:style-name="P12">)</text:p>
          </text:deletion>
        </text:changed-region>
        <text:changed-region xml:id="ct245591704" text:id="ct245591704">
          <text:deletion>
            <office:change-info>
              <dc:creator>Unknown Author</dc:creator>
              <dc:date>2016-01-31T12:42:00</dc:date>
            </office:change-info>
            <text:p text:style-name="P12"><text:line-break/>The Commercialization Advisor should participate in the preparation of this section of the proposal.</text:p>
            <text:p text:style-name="P12">Commercial Proposal Narrative: The commercial narrative should be no more than 2 pages long and include all sections below. Use the headings provided.</text:p>
          </text:deletion>
        </text:changed-region>
        <text:changed-region xml:id="ct245593784" text:id="ct245593784">
          <text:deletion>
            <office:change-info>
              <dc:creator>Unknown Author</dc:creator>
              <dc:date>2016-01-31T12:42:00</dc:date>
            </office:change-info>
            <text:p text:style-name="P12"><text:line-break/><text:line-break/></text:p>
          </text:deletion>
        </text:changed-region>
        <text:changed-region xml:id="ct245593160" text:id="ct245593160">
          <text:deletion>
            <office:change-info>
              <dc:creator>Unknown Author</dc:creator>
              <dc:date>2016-01-31T12:35:00</dc:date>
            </office:change-info>
            <text:p text:style-name="P12">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245593056" text:id="ct245593056">
          <text:deletion>
            <office:change-info>
              <dc:creator>Unknown Author</dc:creator>
              <dc:date>2016-01-31T12:42:00</dc:date>
            </office:change-info>
            <text:p text:style-name="P12"><text:line-break/></text:p>
          </text:deletion>
        </text:changed-region>
        <text:changed-region xml:id="ct245593576" text:id="ct245593576">
          <text:deletion>
            <office:change-info>
              <dc:creator>Unknown Author</dc:creator>
              <dc:date>2016-01-31T13:49:00</dc:date>
            </office:change-info>
            <text:p text:style-name="P12"><text:line-break/></text:p>
          </text:deletion>
        </text:changed-region>
        <text:changed-region xml:id="ct245592952" text:id="ct245592952">
          <text:deletion>
            <office:change-info>
              <dc:creator>Unknown Author</dc:creator>
              <dc:date>2016-01-31T12:42:00</dc:date>
            </office:change-info>
            <text:p text:style-name="P12"><text:line-break/>-Problem<text:line-break/><text:line-break/><text:line-break/>-Commercial Goals</text:p>
          </text:deletion>
        </text:changed-region>
        <text:changed-region xml:id="ct245592016" text:id="ct245592016">
          <text:insertion>
            <office:change-info>
              <dc:creator>Unknown Author</dc:creator>
              <dc:date>2016-01-31T12:34:00</dc:date>
            </office:change-info>
          </text:insertion>
        </text:changed-region>
        <text:changed-region xml:id="ct245592120" text:id="ct245592120">
          <text:insertion>
            <office:change-info>
              <dc:creator>Unknown Author</dc:creator>
              <dc:date>2016-01-31T12:33:00</dc:date>
            </office:change-info>
          </text:insertion>
        </text:changed-region>
        <text:changed-region xml:id="ct245592328" text:id="ct245592328">
          <text:insertion>
            <office:change-info>
              <dc:creator>Unknown Author</dc:creator>
              <dc:date>2016-01-31T12:34:00</dc:date>
            </office:change-info>
          </text:insertion>
        </text:changed-region>
        <text:changed-region xml:id="ct245592432" text:id="ct245592432">
          <text:deletion>
            <office:change-info>
              <dc:creator>Unknown Author</dc:creator>
              <dc:date>2016-01-31T12:34:00</dc:date>
            </office:change-info>
            <text:list xml:id="list144425748181240" text:continue-numbering="true" text:style-name="WWNum1">
              <text:list-item>
                <text:list>
                  <text:list-item>
                    <text:h text:style-name="P4" text:outline-level="2"><text:line-break/></text:h>
                  </text:list-item>
                </text:list>
              </text:list-item>
            </text:list>
          </text:deletion>
        </text:changed-region>
        <text:changed-region xml:id="ct245592536" text:id="ct245592536">
          <text:insertion>
            <office:change-info>
              <dc:creator>Unknown Author</dc:creator>
              <dc:date>2016-01-31T12:34:00</dc:date>
            </office:change-info>
          </text:insertion>
        </text:changed-region>
        <text:changed-region xml:id="ct245594824" text:id="ct245594824">
          <text:deletion>
            <office:change-info>
              <dc:creator>Unknown Author</dc:creator>
              <dc:date>2016-01-31T13:49:00</dc:date>
            </office:change-info>
            <text:p text:style-name="P7"><text:line-break/><text:line-break/>-Project Plan<text:line-break/></text:p>
          </text:deletion>
        </text:changed-region>
        <text:changed-region xml:id="ct245594720" text:id="ct245594720">
          <text:deletion>
            <office:change-info>
              <dc:creator>Unknown Author</dc:creator>
              <dc:date>2016-01-31T12:34:00</dc:date>
            </office:change-info>
            <text:p text:style-name="P7">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245597320" text:id="ct245597320">
          <text:deletion>
            <office:change-info>
              <dc:creator>Unknown Author</dc:creator>
              <dc:date>2016-01-31T13:02:00</dc:date>
            </office:change-info>
            <text:p text:style-name="P7"><text:line-break/><text:line-break/>-Intellectual Property<text:line-break/><text:line-break/></text:p>
          </text:deletion>
        </text:changed-region>
        <text:changed-region xml:id="ct245596384" text:id="ct245596384">
          <text:deletion>
            <office:change-info>
              <dc:creator>Unknown Author</dc:creator>
              <dc:date>2016-01-31T12:43:00</dc:date>
            </office:change-info>
            <text:p text:style-name="P7"><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field:fieldmark-start/>EFDePhage-based directed evolution is a fairly recent development, but given the advantages of protein-based therap</text:p>
          </text:deletion>
        </text:changed-region>
        <text:changed-region xml:id="ct245595240" text:id="ct245595240">
          <text:deletion>
            <office:change-info>
              <dc:creator>Unknown Author</dc:creator>
              <dc:date>2016-01-31T13:02:00</dc:date>
            </office:change-info>
            <text:p text:style-name="P7"><text:line-break/>-Market<text:line-break/><text:line-break/></text:p>
          </text:deletion>
        </text:changed-region>
        <text:changed-region xml:id="ct245594512" text:id="ct245594512">
          <text:deletion>
            <office:change-info>
              <dc:creator>Unknown Author</dc:creator>
              <dc:date>2016-01-31T13:49:00</dc:date>
            </office:change-info>
            <text:p text:style-name="P7"><text:line-break/>See the FAQs online for examples of commercialization goals.<text:line-break/></text:p>
          </text:deletion>
        </text:changed-region>
        <text:changed-region xml:id="ct245598152" text:id="ct245598152">
          <text:deletion>
            <office:change-info>
              <dc:creator>Unknown Author</dc:creator>
              <dc:date>2016-01-31T13:02:00</dc:date>
            </office:change-info>
            <text:p text:style-name="P7"><text:s/>UNC or another laboratory to be used for evolution experiments.<text:line-break/></text:p>
          </text:deletion>
        </text:changed-region>
        <text:changed-region xml:id="ct245599504" text:id="ct245599504">
          <text:deletion>
            <office:change-info>
              <dc:creator>Unknown Author</dc:creator>
              <dc:date>2016-01-31T12:09:00</dc:date>
            </office:change-info>
            <text:p text:style-name="P7">into space at</text:p>
          </text:deletion>
        </text:changed-region>
        <text:changed-region xml:id="ct245597840" text:id="ct245597840">
          <text:deletion>
            <office:change-info>
              <dc:creator>Unknown Author</dc:creator>
              <dc:date>2016-01-31T13:02:00</dc:date>
            </office:change-info>
            <text:p text:style-name="P7"><text:s/>reliability, they will be moved </text:p>
          </text:deletion>
        </text:changed-region>
        <text:changed-region xml:id="ct245600440" text:id="ct245600440">
          <text:deletion>
            <office:change-info>
              <dc:creator>Unknown Author</dc:creator>
              <dc:date>2016-01-31T12:08:00</dc:date>
            </office:change-info>
            <text:p text:style-name="P7"><text:s/>their</text:p>
          </text:deletion>
        </text:changed-region>
        <text:changed-region xml:id="ct245599400" text:id="ct245599400">
          <text:deletion>
            <office:change-info>
              <dc:creator>Unknown Author</dc:creator>
              <dc:date>2016-01-31T13:02:00</dc:date>
            </office:change-info>
            <text:p text:style-name="P7">akerspace. <text:s/>When the design stabilizes and the second and third EvoStat have demonstrated</text:p>
          </text:deletion>
        </text:changed-region>
        <text:changed-region xml:id="ct245597736" text:id="ct245597736">
          <text:deletion>
            <office:change-info>
              <dc:creator>Unknown Author</dc:creator>
              <dc:date>2016-01-31T12:08:00</dc:date>
            </office:change-info>
            <text:p text:style-name="P7">m</text:p>
          </text:deletion>
        </text:changed-region>
        <text:changed-region xml:id="ct245600232" text:id="ct245600232">
          <text:deletion>
            <office:change-info>
              <dc:creator>Unknown Author</dc:creator>
              <dc:date>2016-01-31T13:02:00</dc:date>
            </office:change-info>
            <text:p text:style-name="P7"><text:s/>at the Museum of Life and Science or the </text:p>
          </text:deletion>
        </text:changed-region>
        <text:changed-region xml:id="ct245598256" text:id="ct245598256">
          <text:deletion>
            <office:change-info>
              <dc:creator>Unknown Author</dc:creator>
              <dc:date>2016-01-31T12:08:00</dc:date>
            </office:change-info>
            <text:p text:style-name="P7"><text:s/>in the EvoStats located</text:p>
          </text:deletion>
        </text:changed-region>
        <text:changed-region xml:id="ct245597944" text:id="ct245597944">
          <text:deletion>
            <office:change-info>
              <dc:creator>Unknown Author</dc:creator>
              <dc:date>2016-01-31T13:02:00</dc:date>
            </office:change-info>
            <text:p text:style-name="P7">e have no plans to run active cultures</text:p>
          </text:deletion>
        </text:changed-region>
        <text:changed-region xml:id="ct245600336" text:id="ct245600336">
          <text:deletion>
            <office:change-info>
              <dc:creator>Unknown Author</dc:creator>
              <dc:date>2016-01-31T12:07:00</dc:date>
            </office:change-info>
            <text:p text:style-name="P7">, w</text:p>
          </text:deletion>
        </text:changed-region>
        <text:changed-region xml:id="ct245600752" text:id="ct245600752">
          <text:deletion>
            <office:change-info>
              <dc:creator>Unknown Author</dc:creator>
              <dc:date>2016-01-31T12:08:00</dc:date>
            </office:change-info>
            <text:p text:style-name="P7">Initially</text:p>
          </text:deletion>
        </text:changed-region>
        <text:changed-region xml:id="ct245600128" text:id="ct245600128">
          <text:deletion>
            <office:change-info>
              <dc:creator>Unknown Author</dc:creator>
              <dc:date>2016-01-31T13:02:00</dc:date>
            </office:change-info>
            <text:p text:style-name="P7"><text:s/>may be constructed as backup units. <text:s/>lagoons</text:p>
          </text:deletion>
        </text:changed-region>
        <text:changed-region xml:id="ct245599296" text:id="ct245599296">
          <text:deletion>
            <office:change-info>
              <dc:creator>Anyone</dc:creator>
              <dc:date>2016-01-30T13:25:00</dc:date>
            </office:change-info>
            <text:p text:style-name="P7">lagoons</text:p>
          </text:deletion>
        </text:changed-region>
        <text:changed-region xml:id="ct245600960" text:id="ct245600960">
          <text:deletion>
            <office:change-info>
              <dc:creator>Unknown Author</dc:creator>
              <dc:date>2016-01-31T13:02:00</dc:date>
            </office:change-info>
            <text:p text:style-name="P7"><text:s/>and an auto-sampler along with a few additional cellstat</text:p>
          </text:deletion>
        </text:changed-region>
        <text:changed-region xml:id="ct245598464" text:id="ct245598464">
          <text:deletion>
            <office:change-info>
              <dc:creator>Anyone</dc:creator>
              <dc:date>2016-01-30T13:24:00</dc:date>
            </office:change-info>
            <text:p text:style-name="P7">cellstat</text:p>
          </text:deletion>
        </text:changed-region>
        <text:changed-region xml:id="ct245600856" text:id="ct245600856">
          <text:deletion>
            <office:change-info>
              <dc:creator>Unknown Author</dc:creator>
              <dc:date>2016-01-31T13:02:00</dc:date>
            </office:change-info>
            <text:p text:style-name="P7">, and one auto-sampler. <text:s/>An additional lagoons</text:p>
          </text:deletion>
        </text:changed-region>
        <text:changed-region xml:id="ct245599192" text:id="ct245599192">
          <text:deletion>
            <office:change-info>
              <dc:creator>Anyone</dc:creator>
              <dc:date>2016-01-30T13:25:00</dc:date>
            </office:change-info>
            <text:p text:style-name="P7">lagoons</text:p>
          </text:deletion>
        </text:changed-region>
        <text:changed-region xml:id="ct245600648" text:id="ct245600648">
          <text:deletion>
            <office:change-info>
              <dc:creator>Unknown Author</dc:creator>
              <dc:date>2016-01-31T13:02:00</dc:date>
            </office:change-info>
            <text:p text:style-name="P7">, four cellstat</text:p>
          </text:deletion>
        </text:changed-region>
        <text:changed-region xml:id="ct245598984" text:id="ct245598984">
          <text:deletion>
            <office:change-info>
              <dc:creator>Anyone</dc:creator>
              <dc:date>2016-01-30T13:24:00</dc:date>
            </office:change-info>
            <text:p text:style-name="P7">cellstat</text:p>
          </text:deletion>
        </text:changed-region>
        <text:changed-region xml:id="ct245599088" text:id="ct245599088">
          <text:deletion>
            <office:change-info>
              <dc:creator>Unknown Author</dc:creator>
              <dc:date>2016-01-31T13:02:00</dc:date>
            </office:change-info>
            <text:p text:style-name="P7"><text:line-break/><text:line-break/>Each EvoStat will consist of a main computer, one </text:p>
          </text:deletion>
        </text:changed-region>
        <text:changed-region xml:id="ct245598776" text:id="ct245598776">
          <text:deletion>
            <office:change-info>
              <dc:creator>Unknown Author</dc:creator>
              <dc:date>2016-01-31T12:10:00</dc:date>
            </office:change-info>
            <text:p text:style-name="P7">, and one additional auto-sampler). Cellstat</text:p>
          </text:deletion>
        </text:changed-region>
        <text:changed-region xml:id="ct245596592" text:id="ct245596592">
          <text:deletion>
            <office:change-info>
              <dc:creator>Anyone</dc:creator>
              <dc:date>2016-01-30T13:24:00</dc:date>
            </office:change-info>
            <text:p text:style-name="P7">Cellstat</text:p>
          </text:deletion>
        </text:changed-region>
        <text:changed-region xml:id="ct245596488" text:id="ct245596488">
          <text:deletion>
            <office:change-info>
              <dc:creator>Unknown Author</dc:creator>
              <dc:date>2016-01-31T12:10:00</dc:date>
            </office:change-info>
            <text:p text:style-name="P7"><text:s/>units, one additional lagoon</text:p>
          </text:deletion>
        </text:changed-region>
        <text:changed-region xml:id="ct245595136" text:id="ct245595136">
          <text:deletion>
            <office:change-info>
              <dc:creator>Anyone</dc:creator>
              <dc:date>2016-01-30T13:25:00</dc:date>
            </office:change-info>
            <text:p text:style-name="P7">lagoon</text:p>
          </text:deletion>
        </text:changed-region>
        <text:changed-region xml:id="ct245596176" text:id="ct245596176">
          <text:deletion>
            <office:change-info>
              <dc:creator>Unknown Author</dc:creator>
              <dc:date>2016-01-31T12:10:00</dc:date>
            </office:change-info>
            <text:p text:style-name="P7"><text:line-break/><text:line-break/> and additional components (multiple extra instances of the </text:p>
          </text:deletion>
        </text:changed-region>
        <text:changed-region xml:id="ct245596072" text:id="ct245596072">
          <text:deletion>
            <office:change-info>
              <dc:creator>Unknown Author</dc:creator>
              <dc:date>2016-01-31T13:02:00</dc:date>
            </office:change-info>
            <text:p text:style-name="P7"><text:s/>.) at UNC-Chapel Hill integrating and maintaining the EvoStat for use by <field:fieldmark-start/>researchers</text:p>
          </text:deletion>
        </text:changed-region>
        <text:changed-region xml:id="ct245597112" text:id="ct245597112">
          <text:deletion>
            <office:change-info>
              <dc:creator>Lea</dc:creator>
              <dc:date>2016-01-29T22:18:00</dc:date>
            </office:change-info>
            <text:p text:style-name="P7">.</text:p>
          </text:deletion>
        </text:changed-region>
        <text:changed-region xml:id="ct245595864" text:id="ct245595864">
          <text:deletion>
            <office:change-info>
              <dc:creator>Unknown Author</dc:creator>
              <dc:date>2016-01-31T13:02:00</dc:date>
            </office:change-info>
            <text:p text:style-name="P7">tartmendepbiology </text:p>
          </text:deletion>
        </text:changed-region>
        <text:changed-region xml:id="ct245594928" text:id="ct245594928">
          <text:deletion>
            <office:change-info>
              <dc:creator>Lea</dc:creator>
              <dc:date>2016-01-29T22:18:00</dc:date>
            </office:change-info>
            <text:p text:style-name="P7">Biology </text:p>
          </text:deletion>
        </text:changed-region>
        <text:changed-region xml:id="ct245597008" text:id="ct245597008">
          <text:deletion>
            <office:change-info>
              <dc:creator>Unknown Author</dc:creator>
              <dc:date>2016-01-31T13:02:00</dc:date>
            </office:change-info>
            <text:p text:style-name="P7">day per week at the Museum of Life and Science for primary construction and software development of three complete EvoStats and one day per week on-site at the Genome Sciences building (one </text:p>
          </text:deletion>
        </text:changed-region>
        <text:changed-region xml:id="ct245596800" text:id="ct245596800">
          <text:deletion>
            <office:change-info>
              <dc:creator>Lea</dc:creator>
              <dc:date>2016-01-29T22:18:00</dc:date>
            </office:change-info>
            <text:p text:style-name="P7">One </text:p>
          </text:deletion>
        </text:changed-region>
        <text:changed-region xml:id="ct245596696" text:id="ct245596696">
          <text:deletion>
            <office:change-info>
              <dc:creator>Unknown Author</dc:creator>
              <dc:date>2016-01-31T13:02:00</dc:date>
            </office:change-info>
            <text:p text:style-name="P7"><text:s/></text:p>
          </text:deletion>
        </text:changed-region>
        <text:changed-region xml:id="ct245595760" text:id="ct245595760">
          <text:deletion>
            <office:change-info>
              <dc:creator>Lea</dc:creator>
              <dc:date>2016-01-29T22:18:00</dc:date>
            </office:change-info>
            <text:p text:style-name="P7">. </text:p>
          </text:deletion>
        </text:changed-region>
        <text:changed-region xml:id="ct245597528" text:id="ct245597528">
          <text:deletion>
            <office:change-info>
              <dc:creator>Unknown Author</dc:creator>
              <dc:date>2016-01-31T13:02:00</dc:date>
            </office:change-info>
            <text:p text:style-name="P7">:Support will provide funding for two days per week PI for six months</text:p>
          </text:deletion>
        </text:changed-region>
        <text:changed-region xml:id="ct245598568" text:id="ct245598568">
          <text:insertion>
            <office:change-info>
              <dc:creator>Lea</dc:creator>
              <dc:date>2016-01-29T22:22:00</dc:date>
            </office:change-info>
          </text:insertion>
        </text:changed-region>
        <text:changed-region xml:id="ct276612568" text:id="ct276612568">
          <text:deletion>
            <office:change-info>
              <dc:creator>Unknown Author</dc:creator>
              <dc:date>2016-01-31T14:43:00</dc:date>
            </office:change-info>
            <text:p text:style-name="P13">2</text:p>
          </text:deletion>
        </text:changed-region>
        <text:changed-region xml:id="ct276610696" text:id="ct276610696">
          <text:insertion>
            <office:change-info>
              <dc:creator>Unknown Author</dc:creator>
              <dc:date>2016-01-31T14:43:00</dc:date>
            </office:change-info>
          </text:insertion>
        </text:changed-region>
        <text:changed-region xml:id="ct276611944" text:id="ct276611944">
          <text:deletion>
            <office:change-info>
              <dc:creator>Unknown Author</dc:creator>
              <dc:date>2016-01-31T14:43:00</dc:date>
            </office:change-info>
            <text:p text:style-name="P13">3</text:p>
          </text:deletion>
        </text:changed-region>
        <text:changed-region xml:id="ct276612048" text:id="ct276612048">
          <text:insertion>
            <office:change-info>
              <dc:creator>Unknown Author</dc:creator>
              <dc:date>2016-01-31T14:43:00</dc:date>
            </office:change-info>
          </text:insertion>
        </text:changed-region>
        <text:changed-region xml:id="ct276612464" text:id="ct276612464">
          <text:deletion>
            <office:change-info>
              <dc:creator>Unknown Author</dc:creator>
              <dc:date>2016-01-31T14:43:00</dc:date>
            </office:change-info>
            <text:p text:style-name="P13">3</text:p>
          </text:deletion>
        </text:changed-region>
        <text:changed-region xml:id="ct276612776" text:id="ct276612776">
          <text:insertion>
            <office:change-info>
              <dc:creator>Unknown Author</dc:creator>
              <dc:date>2016-01-31T14:43:00</dc:date>
            </office:change-info>
          </text:insertion>
        </text:changed-region>
        <text:changed-region xml:id="ct276612360" text:id="ct276612360">
          <text:deletion>
            <office:change-info>
              <dc:creator>Unknown Author</dc:creator>
              <dc:date>2016-01-31T14:43:00</dc:date>
            </office:change-info>
            <text:p text:style-name="P13">4</text:p>
          </text:deletion>
        </text:changed-region>
        <text:changed-region xml:id="ct276612984" text:id="ct276612984">
          <text:insertion>
            <office:change-info>
              <dc:creator>Unknown Author</dc:creator>
              <dc:date>2016-01-31T14:43:00</dc:date>
            </office:change-info>
          </text:insertion>
        </text:changed-region>
        <text:changed-region xml:id="ct276609864" text:id="ct276609864">
          <text:deletion>
            <office:change-info>
              <dc:creator>Unknown Author</dc:creator>
              <dc:date>2016-01-31T14:44:00</dc:date>
            </office:change-info>
            <text:p text:style-name="P14">16</text:p>
          </text:deletion>
        </text:changed-region>
        <text:changed-region xml:id="ct276610800" text:id="ct276610800">
          <text:insertion>
            <office:change-info>
              <dc:creator>Unknown Author</dc:creator>
              <dc:date>2016-01-31T14:44:00</dc:date>
            </office:change-info>
          </text:insertion>
        </text:changed-region>
        <text:changed-region xml:id="ct276605392" text:id="ct276605392">
          <text:insertion>
            <office:change-info>
              <dc:creator>Unknown Author</dc:creator>
              <dc:date>2016-01-31T14:39:00</dc:date>
            </office:change-info>
          </text:insertion>
        </text:changed-region>
        <text:changed-region xml:id="ct276601648" text:id="ct276601648">
          <text:insertion>
            <office:change-info>
              <dc:creator>Unknown Author</dc:creator>
              <dc:date>2016-01-31T14:36:00</dc:date>
            </office:change-info>
          </text:insertion>
        </text:changed-region>
        <text:changed-region xml:id="ct276604872" text:id="ct276604872">
          <text:insertion>
            <office:change-info>
              <dc:creator>Unknown Author</dc:creator>
              <dc:date>2016-01-31T14:38:00</dc:date>
            </office:change-info>
          </text:insertion>
        </text:changed-region>
        <text:changed-region xml:id="ct276602584" text:id="ct276602584">
          <text:deletion>
            <office:change-info>
              <dc:creator>Unknown Author</dc:creator>
              <dc:date>2016-01-31T14:38:00</dc:date>
            </office:change-info>
            <text:p text:style-name="Standard"><text:span text:style-name="T5">Charlotte</text:span><text:span text:style-name="T6"> Pipe 1-1/2-in x 5-ft ABS DWV Pipe</text:span></text:p>
            <text:p text:style-name="Standard"><text:span text:style-name="T6"/></text:p>
          </text:deletion>
          <text:insertion>
            <office:change-info office:chg-author="Unknown Author" office:chg-date-time="2016-01-31T14:36:00"/>
          </text:insertion>
        </text:changed-region>
        <text:changed-region xml:id="ct276610904" text:id="ct276610904">
          <text:insertion>
            <office:change-info>
              <dc:creator>Unknown Author</dc:creator>
              <dc:date>2016-01-31T14:40:00</dc:date>
            </office:change-info>
          </text:insertion>
        </text:changed-region>
        <text:changed-region xml:id="ct276610280" text:id="ct276610280">
          <text:insertion>
            <office:change-info>
              <dc:creator>Unknown Author</dc:creator>
              <dc:date>2016-01-31T14:40:00</dc:date>
            </office:change-info>
          </text:insertion>
        </text:changed-region>
        <text:changed-region xml:id="ct276611216" text:id="ct276611216">
          <text:insertion>
            <office:change-info>
              <dc:creator>Unknown Author</dc:creator>
              <dc:date>2016-01-31T14:39:00</dc:date>
            </office:change-info>
          </text:insertion>
        </text:changed-region>
        <text:changed-region xml:id="ct276610384" text:id="ct276610384">
          <text:insertion>
            <office:change-info>
              <dc:creator>Unknown Author</dc:creator>
              <dc:date>2016-01-31T14:41:00</dc:date>
            </office:change-info>
          </text:insertion>
        </text:changed-region>
        <text:changed-region xml:id="ct276611528" text:id="ct276611528">
          <text:insertion>
            <office:change-info>
              <dc:creator>Unknown Author</dc:creator>
              <dc:date>2016-01-31T14:41:00</dc:date>
            </office:change-info>
          </text:insertion>
        </text:changed-region>
        <text:changed-region xml:id="ct276611112" text:id="ct276611112">
          <text:deletion>
            <office:change-info>
              <dc:creator>Unknown Author</dc:creator>
              <dc:date>2016-01-31T14:42:00</dc:date>
            </office:change-info>
            <text:p text:style-name="P13">2</text:p>
          </text:deletion>
        </text:changed-region>
        <text:changed-region xml:id="ct276612880" text:id="ct276612880">
          <text:insertion>
            <office:change-info>
              <dc:creator>Unknown Author</dc:creator>
              <dc:date>2016-01-31T14:42:00</dc:date>
            </office:change-info>
          </text:insertion>
        </text:changed-region>
        <text:changed-region xml:id="ct276609968" text:id="ct276609968">
          <text:deletion>
            <office:change-info>
              <dc:creator>Unknown Author</dc:creator>
              <dc:date>2016-01-31T14:42:00</dc:date>
            </office:change-info>
            <text:p text:style-name="P13">1</text:p>
          </text:deletion>
        </text:changed-region>
        <text:changed-region xml:id="ct276611424" text:id="ct276611424">
          <text:insertion>
            <office:change-info>
              <dc:creator>Unknown Author</dc:creator>
              <dc:date>2016-01-31T14:42:00</dc:date>
            </office:change-info>
          </text:insertion>
        </text:changed-region>
        <text:changed-region xml:id="ct276611008" text:id="ct276611008">
          <text:deletion>
            <office:change-info>
              <dc:creator>Unknown Author</dc:creator>
              <dc:date>2016-01-31T14:42:00</dc:date>
            </office:change-info>
            <text:p text:style-name="P13">1</text:p>
          </text:deletion>
        </text:changed-region>
        <text:changed-region xml:id="ct276612672" text:id="ct276612672">
          <text:insertion>
            <office:change-info>
              <dc:creator>Unknown Author</dc:creator>
              <dc:date>2016-01-31T14:42:00</dc:date>
            </office:change-info>
          </text:insertion>
        </text:changed-region>
        <text:changed-region xml:id="ct276610488" text:id="ct276610488">
          <text:deletion>
            <office:change-info>
              <dc:creator>Unknown Author</dc:creator>
              <dc:date>2016-01-31T14:42:00</dc:date>
            </office:change-info>
            <text:p text:style-name="P13">2</text:p>
          </text:deletion>
        </text:changed-region>
        <text:changed-region xml:id="ct276611840" text:id="ct276611840">
          <text:insertion>
            <office:change-info>
              <dc:creator>Unknown Author</dc:creator>
              <dc:date>2016-01-31T14:42:00</dc:date>
            </office:change-info>
          </text:insertion>
        </text:changed-region>
        <text:changed-region xml:id="ct276610176" text:id="ct276610176">
          <text:deletion>
            <office:change-info>
              <dc:creator>Unknown Author</dc:creator>
              <dc:date>2016-01-31T14:41:00</dc:date>
            </office:change-info>
            <text:p text:style-name="P14">4</text:p>
          </text:deletion>
        </text:changed-region>
        <text:changed-region xml:id="ct276611320" text:id="ct276611320">
          <text:deletion>
            <office:change-info>
              <dc:creator>Unknown Author</dc:creator>
              <dc:date>2016-01-31T14:41:00</dc:date>
            </office:change-info>
            <text:p text:style-name="P14">$5.00</text:p>
          </text:deletion>
        </text:changed-region>
        <text:changed-region xml:id="ct276610592" text:id="ct276610592">
          <text:deletion>
            <office:change-info>
              <dc:creator>Unknown Author</dc:creator>
              <dc:date>2016-01-31T14:41:00</dc:date>
            </office:change-info>
            <text:p text:style-name="Standard">Floor flange</text:p>
          </text:deletion>
        </text:changed-region>
        <text:changed-region xml:id="ct276611632" text:id="ct276611632">
          <text:deletion>
            <office:change-info>
              <dc:creator>Unknown Author</dc:creator>
              <dc:date>2016-01-31T14:41:00</dc:date>
            </office:change-info>
            <text:p text:style-name="P13">4</text:p>
          </text:deletion>
        </text:changed-region>
        <text:changed-region xml:id="ct276612152" text:id="ct276612152">
          <text:insertion>
            <office:change-info>
              <dc:creator>Unknown Author</dc:creator>
              <dc:date>2016-01-31T14:41:00</dc:date>
            </office:change-info>
          </text:insertion>
        </text:changed-region>
        <text:changed-region xml:id="ct276611736" text:id="ct276611736">
          <text:deletion>
            <office:change-info>
              <dc:creator>Unknown Author</dc:creator>
              <dc:date>2016-01-31T14:41:00</dc:date>
            </office:change-info>
            <text:p text:style-name="P13">4</text:p>
          </text:deletion>
        </text:changed-region>
        <text:changed-region xml:id="ct276612256" text:id="ct276612256">
          <text:insertion>
            <office:change-info>
              <dc:creator>Unknown Author</dc:creator>
              <dc:date>2016-01-31T14: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s>
      <text:p text:style-name="P39"><text:bookmark text:name="_GoBack"/><text:line-break/></text:p>
      <text:p text:style-name="Title">An Inexpensive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643_1860904657" text:style-name="Index_20_Link" text:visited-style-name="Index_20_Link">Abstract<text:tab/>1</text:a></text:p>
          <text:p text:style-name="P24"><text:a xlink:type="simple" xlink:href="#__RefHeading__645_1860904657" text:style-name="Index_20_Link" text:visited-style-name="Index_20_Link">Problem<text:tab/>1</text:a></text:p>
          <text:p text:style-name="P24"><text:a xlink:type="simple" xlink:href="#__RefHeading__647_1860904657" text:style-name="Index_20_Link" text:visited-style-name="Index_20_Link">Current Status of Research<text:tab/>2</text:a></text:p>
          <text:p text:style-name="P24"><text:a xlink:type="simple" xlink:href="#__RefHeading__649_1860904657" text:style-name="Index_20_Link" text:visited-style-name="Index_20_Link">Technical Goals<text:tab/>3</text:a></text:p>
          <text:p text:style-name="P24"><text:a xlink:type="simple" xlink:href="#__RefHeading__651_1860904657" text:style-name="Index_20_Link" text:visited-style-name="Index_20_Link">Project Plan<text:tab/>3</text:a></text:p>
          <text:p text:style-name="P24"><text:a xlink:type="simple" xlink:href="#__RefHeading__653_1860904657" text:style-name="Index_20_Link" text:visited-style-name="Index_20_Link">Evaluation<text:tab/>3</text:a></text:p>
          <text:p text:style-name="P27"><text:a xlink:type="simple" xlink:href="#__RefHeading__655_1860904657" text:style-name="Index_20_Link" text:visited-style-name="Index_20_Link">Criteria for a Go/No-Go Decision, Including Metrics<text:tab/>3</text:a></text:p>
          <text:p text:style-name="P25"><text:a xlink:type="simple" xlink:href="#__RefHeading__657_1860904657" text:style-name="Index_20_Link" text:visited-style-name="Index_20_Link">Discuss challenges<text:tab/>3</text:a></text:p>
          <text:p text:style-name="P24"><text:a xlink:type="simple" xlink:href="#__RefHeading__671_1860904657" text:style-name="Index_20_Link" text:visited-style-name="Index_20_Link">Commercial Proposal Narrative<text:tab/>3</text:a></text:p>
          <text:p text:style-name="P25"><text:a xlink:type="simple" xlink:href="#__RefHeading__673_1860904657" text:style-name="Index_20_Link" text:visited-style-name="Index_20_Link">Problem<text:tab/>3</text:a></text:p>
          <text:p text:style-name="P25"><text:a xlink:type="simple" xlink:href="#__RefHeading__663_1860904657" text:style-name="Index_20_Link" text:visited-style-name="Index_20_Link">Commercial Goals<text:tab/>3</text:a></text:p>
          <text:p text:style-name="P25"><text:a xlink:type="simple" xlink:href="#__RefHeading__665_1860904657" text:style-name="Index_20_Link" text:visited-style-name="Index_20_Link">Market<text:tab/>3</text:a></text:p>
          <text:p text:style-name="P25"><text:a xlink:type="simple" xlink:href="#__RefHeading__675_1860904657" text:style-name="Index_20_Link" text:visited-style-name="Index_20_Link">Intellectual Property<text:tab/>4</text:a></text:p>
          <text:p text:style-name="P25"><text:a xlink:type="simple" xlink:href="#__RefHeading__669_1860904657" text:style-name="Index_20_Link" text:visited-style-name="Index_20_Link">Project Plan<text:tab/>4</text:a></text:p>
        </text:index-body>
      </text:table-of-content>
      <text:p text:style-name="Standard"><text:span text:style-name="Index_20_Link"/></text:p>
      <text:p text:style-name="Standard"/>
      <text:p text:style-name="Standard"/>
      <text:list xml:id="list144425763188369" text:continue-numbering="true" text:style-name="WWNum1">
        <text:list-item>
          <text:h text:style-name="P1" text:outline-level="1"><text:bookmark-start text:name="__RefHeading__643_1860904657"/>Abstract<text:bookmark-end text:name="__RefHeading__643_1860904657"/></text:h>
        </text:list-item>
      </text:list>
      <text:p text:style-name="Text_20_body">Continuous evolution systems (PACE, PATHE) 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243448160"/>ly<text:change-end text:change-id="ct243448160"/><text:change text:change-id="ct243448264"/> $1000 which reduces oversight requirements through non-contact sensing, image processing, and computer-controlled feedback. <text:s/>This inexpensive and easy-to-use apparatus will be<text:change text:change-id="ct243448368"/> a scalable platform for using directed evolution for protein engineering.<text:line-break/></text:p>
      <text:list xml:id="list144425764180678" text:continue-numbering="true" text:style-name="WWNum1">
        <text:list-item>
          <text:h text:style-name="P1" text:outline-level="1"><text:bookmark-start text:name="__RefHeading__645_1860904657"/>Problem<text:bookmark-end text:name="__RefHeading__645_1860904657"/></text:h>
        </text:list-item>
      </text:list>
      <text:p text:style-name="Text_20_body">Protein Engineering consists principally of finding DNA sequence modifications that result in a desired protein structure. <text:s/>The difficulty of predicting precise three-dimensional shape and charge distribution <text:soft-page-break/>from a sequence change means that traditional engineering approaches are often impractical. <text:s text:c="2"/></text:p>
      <text:p text:style-name="Text_20_body">And even if a precise correspondence between sequence changes and conformational changes were <text:change text:change-id="ct243448576"/><text:change-start text:change-id="ct243448784"/><text:span text:style-name="T1">known, it would</text:span><text:change-end text:change-id="ct243448784"/><text:change text:change-id="ct245477808"/><text:change text:change-id="ct243766720"/><text:change text:change-id="ct243766512"/> still require precise knowledge of the target's shape and charge distribution <text:change-start text:change-id="ct245477600"/><text:span text:style-name="T2">in</text:span><text:change-end text:change-id="ct245477600"/><text:change text:change-id="ct245478536"/><text:change-start text:change-id="ct245477080"/><text:span text:style-name="T2"> </text:span><text:change-end text:change-id="ct245477080"/><text:change-start text:change-id="ct245476976"/><text:span text:style-name="T2">vivo</text:span><text:change-end text:change-id="ct245476976"/>, which might be significantly different from the structural information available through crystallography or NMR. <text:s/>However, <text:change text:change-id="ct245478224"/><text:change-start text:change-id="ct245477704"/><text:span text:style-name="T1">when</text:span><text:change-end text:change-id="ct245477704"/> the protein engineering task is to create a protein with stronger and more selective binding to a particular target, we can use evolution to perform a hill-climbing search among randomly generated variations of a protein.</text:p>
      <text:p text:style-name="Text_20_body"/>
      <text:p text:style-name="Text_20_body">Directed evolution is a method whereby <text:change-start text:change-id="ct245476872"/><text:span text:style-name="T2">in</text:span><text:change-end text:change-id="ct245476872"/><text:change text:change-id="ct245477392"/><text:change-start text:change-id="ct245478848"/><text:span text:style-name="T2"> </text:span><text:change-end text:change-id="ct245478848"/><text:change-start text:change-id="ct245478640"/><text:span text:style-name="T2">vivo</text:span><text:change-end text:change-id="ct245478640"/> interaction between a target protein and mutable protein can be used as a selection mechanism to discover novel sequences with<text:change text:change-id="ct245477184"/> desired propert<text:change text:change-id="ct245478952"/><text:change-start text:change-id="ct245479264"/><text:span text:style-name="T1">ies</text:span><text:change-end text:change-id="ct245479264"/>. <text:s/>Given a target and a provisional protein which have some binding affinity, directed evolution <text:change-start text:change-id="ct245477288"/><text:span text:style-name="T1">is a method of finding </text:span><text:change-end text:change-id="ct245477288"/><text:change text:change-id="ct245476352"/><text:change-start text:change-id="ct245478744"/><text:span text:style-name="T1">s</text:span><text:change-end text:change-id="ct245478744"/>equence changes which<text:change text:change-id="ct245479160"/> increase binding and selectivity (Cf. Esvelt et al.).<text:line-break/><text:line-break/>We give the name <text:change-start text:change-id="ct245476144"/>“p<text:change-end text:change-id="ct245476144"/><text:change text:change-id="ct245478120"/><text:change text:change-id="ct245477496"/>hagestat<text:change-start text:change-id="ct245478432"/>”<text:change-end text:change-id="ct245478432"/><text:change text:change-id="ct245476248"/> to an apparatus which maintains a population of bacterial virus (phage) <text:change text:change-id="ct245479056"/>undergoing directed evolution through interaction with a bacterial host that has been programmed to mutate, select, and propagate that virus.<text:line-break/><text:line-break/>An inexpensive, <text:change-start text:change-id="ct245476040"/><text:span text:style-name="T3">reliable, and </text:span><text:change-end text:change-id="ct245476040"/>highly automated<text:change text:change-id="ct245478016"/><text:change text:change-id="ct245477912"/> phagestat will allow <text:change-start text:change-id="ct245476456"/><text:span text:style-name="T3">many </text:span><text:change-end text:change-id="ct245476456"/>more directed evolution experiments to be performed. <text:s/>Although the task of designing plasmids for the host cell <text:change-start text:change-id="ct245476560"/><text:span text:style-name="T3">often takes</text:span><text:change-end text:change-id="ct245476560"/><text:change text:change-id="ct245476664"/><text:change-start text:change-id="ct245478328"/><text:span text:style-name="T3"> </text:span><text:change-end text:change-id="ct245478328"/>longer than running the evolution <text:change-start text:change-id="ct245476768"/><text:span text:style-name="T3">process</text:span><text:change-end text:change-id="ct245476768"/><text:change text:change-id="ct245479472"/>, the inexpensive phagestat opens the possibility of performing many parallel experiments with different starting sequences and sequentially evolving sequences for increased binding, selectivity, or negative selection pressure for unwanted properties<text:change-start text:change-id="ct245480408"/> <text:span text:style-name="T3">(Dickson)</text:span><text:change-end text:change-id="ct245480408"/>.</text:p>
      <text:list xml:id="list144425767192732" text:continue-numbering="true" text:style-name="WWNum1">
        <text:list-item>
          <text:h text:style-name="P1" text:outline-level="1"><text:bookmark-start text:name="__RefHeading__647_1860904657"/>Current Status of Research<text:bookmark-end text:name="__RefHeading__647_1860904657"/></text:h>
        </text:list-item>
      </text:list>
      <text:p text:style-name="Text_20_body">Prototypes of all individual components, including the turbidostat, host cell incubator (<text:change text:change-id="ct245480616"/><text:change text:change-id="ct245479576"/><text:change-start text:change-id="ct245480720"/><text:span text:style-name="T11">c</text:span><text:change-end text:change-id="ct245480720"/><text:change-start text:change-id="ct245479368"/>ellstat<text:change-end text:change-id="ct245479368"/>), computer vision level monitoring, leakage alarm, and automatic sampling system have been built and tested. Reliability testing over several weeks ha<text:change-start text:change-id="ct245479680"/>s<text:change-end text:change-id="ct245479680"/><text:change text:change-id="ct245479784"/> been performed on various subsystems including the heating/mixing/aeration cell culture system, phage <text:change text:change-id="ct245479888"/><text:change-start text:change-id="ct245479992"/>lagoon<text:change-end text:change-id="ct245479992"/> mixing, heating, and lighting systems as well as<text:change text:change-id="ct245480096"/> communications between these subsystems (<text:change text:change-id="ct245480304"/><text:change text:change-id="ct245480200"/><text:change-start text:change-id="ct245480512"/><text:span text:style-name="T11">c</text:span><text:change-end text:change-id="ct245480512"/><text:change-start text:change-id="ct245474168"/>ellstat<text:change-end text:change-id="ct245474168"/> and<text:change text:change-id="ct245472920"/><text:change text:change-id="ct245473960"/><text:change text:change-id="ct245475520"/><text:change-start text:change-id="ct245475312"/> <text:span text:style-name="T11">l</text:span><text:change-end text:change-id="ct245475312"/><text:change-start text:change-id="ct245474272"/>agoons<text:change-end text:change-id="ct245474272"/>) and the main computer. <text:s/>Platform independent control software, written in Python<text:change-start text:change-id="ct245474480"/> and<text:change-end text:change-id="ct245474480"/><text:change text:change-id="ct245472816"/><text:change-start text:change-id="ct245475832"/> <text:change-end text:change-id="ct245475832"/>Prolog, and using OpenCV for image processing has been tested on Microsoft Windows (XP, 7) and Linux (Debian8, Ubuntu, <text:change-start text:change-id="ct245475624"/>and <text:change-end text:change-id="ct245475624"/>Raspian).<text:line-break/><text:line-break/>We know of no similar work to reduce the cost of constructing and operating phage-based continuous evolution environments. <text:s/>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several lab technicians as a primary concern. However, the effort that goes into setting up and debugging these systems has not being fully quantified<text:change-start text:change-id="ct245472712"/>,<text:change-end text:change-id="ct245472712"/> and we believe that streamlining the mechanics <text:soft-page-break/>of maintaining an evolving phage population will free these practitioners to concentrate on plasmid design and<text:change text:change-id="ct245475104"/> conduct many more experiments <text:change-start text:change-id="ct245474376"/>within their time and budget constraints.<text:change-end text:change-id="ct245474376"/><text:change text:change-id="ct245473024"/><text:line-break/><text:line-break/>This work requires expertise in areas outside of <text:change text:change-id="ct245474896"/><text:change-start text:change-id="ct245473128"/>molecular <text:change-end text:change-id="ct245473128"/><text:change text:change-id="ct245475728"/><text:change-start text:change-id="ct245473544"/>biology<text:change-end text:change-id="ct245473544"/>, and its goal is to lower the cost of entry into this area of research<text:change text:change-id="ct245475936"/> rather than to achieve any particular protein engineering task. <text:s/>That said, the current design is driven almost entirely by the requirements of ongoing work by Drs. Edgell, Charles, and Collier to enhance binding for protease inhibitors of bacterial extra-cellular virulence factors.<text:change-start text:change-id="ct245473232"/></text:p>
      <text:p text:style-name="Text_20_body"/>
      <text:p text:style-name="Text_20_body"><text:change-end text:change-id="ct245473232"/></text:p>
      <text:list xml:id="list144425769181355" text:continue-numbering="true" text:style-name="WWNum1">
        <text:list-item>
          <text:list>
            <text:list-item>
              <text:h text:style-name="P4" text:outline-level="2"><text:bookmark-start text:name="__RefHeading__649_1860904657"/>Technical Goals<text:bookmark-end text:name="__RefHeading__649_1860904657"/><text:change-start text:change-id="ct245475416"/></text:h>
            </text:list-item>
          </text:list>
        </text:list-item>
      </text:list>
      <text:p text:style-name="Text_20_body"><text:change-end text:change-id="ct245475416"/></text:p>
      <text:p text:style-name="Text_20_body"><text:change-start text:change-id="ct245473752"/>Develop software to assist calibration of the EvoStat using external references for luminosity and cell density, thus exploiting shared equipment while keeping the cost of each phagestat low.</text:p>
      <text:p text:style-name="Text_20_body"/>
      <text:p text:style-name="Text_20_body">Evaluate the use of several commodity USB and WiFi camera systems to accommodate hardware cost or performance improvements and availability.</text:p>
      <text:p text:style-name="P20"/>
      <text:p text:style-name="Text_20_body">Test operation over many hours of unattended operation. <text:s/>Goals include reliable operation for at least 100 hours (four days) and rapid detection and communication of problems (e.g., controlled suspension of operation and sending of text messages after leak detection).</text:p>
      <text:p text:style-name="Text_20_body">Web-based interface for viewing data logs, changing parameters such as selection pressure modulation (inducer schedule), and live images from the main camera and microscopic/bio-luminescence camera.</text:p>
      <text:p text:style-name="Text_20_body">Develop procedures for replacing any subsystem without interrupting the long-term experiment. <text:s/></text:p>
      <text:p text:style-name="Text_20_body"><text:s/></text:p>
      <text:p text:style-name="Text_20_body">For example, the most difficult of these operations would involve cellstat replacement. <text:s/>First, a second cellstat would <field:fieldmark-start text:name="__Fieldmark__2109_1392249625" field:type=""/>be<field:fieldmark-end/> filled with nutrient, brought to temperature, and <text:span text:style-name="T12">inoculated</text:span> from the current cellstat. <text:s/>Calibration data are supplied as the culture is brought to early log phase growth rate. <text:s/>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change-end text:change-id="ct245473752"/></text:p>
      <text:list xml:id="list144425771182324" text:continue-numbering="true" text:style-name="WWNum1">
        <text:list-item>
          <text:h text:style-name="P1" text:outline-level="1"><text:bookmark-start text:name="__RefHeading__651_1860904657"/><text:soft-page-break/>Project Plan<text:bookmark-end text:name="__RefHeading__651_1860904657"/><text:change text:change-id="ct245473336"/><text:change-start text:change-id="ct245473440"/></text:h>
        </text:list-item>
      </text:list>
      <text:p text:style-name="Text_20_body"><text:line-break/>Three complete EvoStat systems will be built: One, nearing completion as of this writing, to support the work of Edgell et al. at the Genome Sciences building on the campus of UNC-Chapel Hill. <text:s/>A second will be constructed at the local<field:fieldmark-start text:name="__Fieldmark__2130_1392249625" field:type=""/> maker space <field:fieldmark-end/>in Durham, NC (Splatspace) where we have access to 3D printers, an electronic workbench, woodworking, and machine shop, and a third at the Museum of Life and Science, where principal construction of components for all three systems will occur.<text:line-break/><text:line-break/>Each EvoStat will consist of a main computer, one cellstat, four lagoons, and one auto-sampler. <text:s/>An additional cellstat and an auto-sampler along with a few additional lagoons may be constructed as backup units. <text:s/><text:span text:style-name="T11">W</text:span>e have no plans to run active cultures at the Museum of Life and Science or the <text:span text:style-name="T11">M</text:span>akerspace. <text:s/>When the design stabilizes and the second and third EvoStat have demonstrated reliability, they will be moved <text:span text:style-name="T11">to</text:span> UNC-<text:span text:style-name="T11">CH</text:span> or another laboratory to be used for evolution experiments.</text:p>
      <text:p text:style-name="Text_20_body"/>
      <text:p text:style-name="Text_20_body">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8">Aims</text:p>
          </table:table-cell>
          <table:table-cell table:style-name="Table3.A1" office:value-type="string">
            <text:p text:style-name="P28"/>
          </table:table-cell>
          <table:table-cell table:style-name="Table3.A1" office:value-type="string">
            <text:p text:style-name="P28">Months 1-3</text:p>
          </table:table-cell>
          <table:table-cell table:style-name="Table3.A1" office:value-type="string">
            <text:p text:style-name="P28">Months 4-6</text:p>
          </table:table-cell>
          <table:table-cell table:style-name="Table3.A1" office:value-type="string">
            <text:p text:style-name="P28"><text:s/>Months 7-12</text:p>
          </table:table-cell>
        </table:table-row>
        <table:table-row table:style-name="Table3.2">
          <table:table-cell table:style-name="Table3.A1" office:value-type="string">
            <text:p text:style-name="P28">Level detection</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1">
          <table:table-cell table:style-name="Table3.A1" office:value-type="string">
            <text:p text:style-name="P28">Cell density</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2">
          <table:table-cell table:style-name="Table3.A1" office:value-type="string">
            <text:p text:style-name="P28">Luminosity</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18"/>
          </table:table-cell>
        </table:table-row>
        <table:table-row table:style-name="Table3.2">
          <table:table-cell table:style-name="Table3.A1" office:value-type="string">
            <text:p text:style-name="P28">Auto-calibration</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18"/>
          </table:table-cell>
        </table:table-row>
        <table:table-row table:style-name="Table3.2">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18"/>
          </table:table-cell>
        </table:table-row>
        <table:table-row table:style-name="Table3.2">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18"/>
          </table:table-cell>
        </table:table-row>
        <table:table-row table:style-name="Table3.2">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18"/>
          </table:table-cell>
        </table:table-row>
      </table:table>
      <text:p text:style-name="P26">Table <text:sequence text:ref-name="refTable1" text:name="Table" text:formula="ooow:Table+1" style:num-format="1">1</text:sequence> Project Timeline</text:p>
      <text:p text:style-name="P7"/>
      <text:p text:style-name="Text_20_body">Support will provide funding for two days per week PI for six months: one day per week at the Museum of Life and Science for primary construction and software development of three complete <text:soft-page-break/>EvoStats and one day per week on-site at the Genome Sciences building (biology department) at UNC-Chapel Hill integrating and maintaining the EvoStat for use by <office:annotation office:name="__Fieldmark__753_268919963"><dc:creator>Lea</dc:creator><dc:date>2016-01-29T22:19:00</dc:date><text:sender-initials>L</text:sender-initials><text:list text:style-name=""><text:list-item><text:p/></text:list-item></text:list><text:p>Is this one sentence continuing on to “and additional components” or are they separate entries?</text:p></office:annotation>researchers<office:annotation-end office:name="__Fieldmark__753_268919963"/>. </text:p>
      <text:p text:style-name="P7"/>
      <text:p text:style-name="P7">Completed design and construction of major sub-systems:</text:p>
      <text:list xml:id="list144425781171691" text:continue-list="list144425727164086" text:style-name="WWNum2">
        <text:list-item>
          <text:p text:style-name="P32">EvoStat Frame</text:p>
          <text:list>
            <text:list-item>
              <text:p text:style-name="P32">Three-level PVC support platform</text:p>
            </text:list-item>
            <text:list-item>
              <text:p text:style-name="P32">Insulated dark environmental chamber</text:p>
            </text:list-item>
            <text:list-item>
              <text:p text:style-name="P32">Camera</text:p>
            </text:list-item>
            <text:list-item>
              <text:p text:style-name="P32">Power supplies: 5-, <text:s/>12-, and 36-volt</text:p>
            </text:list-item>
          </text:list>
        </text:list-item>
      </text:list>
      <text:p text:style-name="P7">Cellstat</text:p>
      <text:list xml:id="list144425782171591" text:continue-numbering="true" text:style-name="WWNum2">
        <text:list-item>
          <text:list>
            <text:list-item>
              <text:p text:style-name="P32">Turbidostat</text:p>
            </text:list-item>
            <text:list-item>
              <text:p text:style-name="P32">Digital thermometer</text:p>
            </text:list-item>
            <text:list-item>
              <text:p text:style-name="P32">Heating element</text:p>
            </text:list-item>
            <text:list-item>
              <text:p text:style-name="P32">Meniscus light</text:p>
            </text:list-item>
            <text:list-item>
              <text:p text:style-name="P32">Magnetic mixer/Aeration</text:p>
            </text:list-item>
            <text:list-item>
              <text:p text:style-name="P32">Micro-controller + software</text:p>
            </text:list-item>
            <text:list-item>
              <text:p text:style-name="P32">Bluetooth communication module</text:p>
            </text:list-item>
          </text:list>
        </text:list-item>
        <text:list-item>
          <text:p text:style-name="P32">Lagoon</text:p>
          <text:list>
            <text:list-item>
              <text:p text:style-name="P32">Thermometer</text:p>
            </text:list-item>
            <text:list-item>
              <text:p text:style-name="P32">Heating elements</text:p>
            </text:list-item>
            <text:list-item>
              <text:p text:style-name="P32">Meniscus light</text:p>
            </text:list-item>
            <text:list-item>
              <text:p text:style-name="P32">Magnetic mixer</text:p>
            </text:list-item>
            <text:list-item>
              <text:p text:style-name="P32">Pinch valve</text:p>
            </text:list-item>
            <text:list-item>
              <text:p text:style-name="P32">Microcontroller + software</text:p>
            </text:list-item>
            <text:list-item>
              <text:p text:style-name="P32">Bluetooth communication module</text:p>
            </text:list-item>
          </text:list>
        </text:list-item>
        <text:list-item>
          <text:p text:style-name="P32">Auto<text:span text:style-name="T12">s</text:span>ampler</text:p>
          <text:list>
            <text:list-item>
              <text:p text:style-name="P32">Rolling multi-valve</text:p>
            </text:list-item>
            <text:list-item>
              <text:p text:style-name="P32">Sample plate positioning platform</text:p>
            </text:list-item>
            <text:list-item>
              <text:p text:style-name="P32">Micro-controller, stepper, motor and sample-timing software</text:p>
            </text:list-item>
            <text:list-item>
              <text:p text:style-name="P32">Bluetooth Communication module</text:p>
            </text:list-item>
          </text:list>
        </text:list-item>
        <text:list-item>
          <text:p text:style-name="P32">Luminometer</text:p>
          <text:list>
            <text:list-item>
              <text:p text:style-name="P32">USB microscopic camera</text:p>
            </text:list-item>
            <text:list-item>
              <text:p text:style-name="P32">Dark enclosure for camera</text:p>
            </text:list-item>
            <text:list-item>
              <text:p text:style-name="P32">Cooling unit for camera</text:p>
            </text:list-item>
          </text:list>
        </text:list-item>
      </text:list>
      <text:p text:style-name="P7"/>
      <text:p text:style-name="P7">Deliverables:</text:p>
      <text:p text:style-name="P7"/>
      <text:list xml:id="list6797956993924855969" text:style-name="WWNum3">
        <text:list-item>
          <text:p text:style-name="P34">Manifest of parts costing less than $1000</text:p>
        </text:list-item>
        <text:list-item>
          <text:p text:style-name="P34">Instructions for construction, maintenance, and modification of the device<text:line-break/><text:line-break/>We intend to use the devices to recapitulate the experiments done by Esvelt, Lui, Dickson, and others at Harvard and support the novel work being done by Dr. Edgell et al.<text:change-end text:change-id="ct245473440"/></text:p>
        </text:list-item>
      </text:list>
      <text:list xml:id="list144425788187676" text:continue-list="list144425771182324" text:style-name="WWNum1">
        <text:list-item>
          <text:h text:style-name="P1" text:outline-level="1"><text:bookmark-start text:name="__RefHeading__653_1860904657"/>Evaluation<text:bookmark-end text:name="__RefHeading__653_1860904657"/></text:h>
        </text:list-item>
      </text:list>
      <text:p text:style-name="Standard"/>
      <text:list xml:id="list144425788185231" text:continue-numbering="true" text:style-name="WWNum1">
        <text:list-item>
          <text:list>
            <text:list-item>
              <text:list>
                <text:list-item>
                  <text:h text:style-name="P3" text:outline-level="3"><text:bookmark-start text:name="__RefHeading__655_1860904657"/><text:soft-page-break/>Criteria for a <text:change-start text:change-id="ct245474584"/>G<text:change-end text:change-id="ct245474584"/><text:change text:change-id="ct245475000"/>o/<text:change-start text:change-id="ct245473648"/>N<text:change-end text:change-id="ct245473648"/><text:change text:change-id="ct245474064"/>o-<text:change-start text:change-id="ct245473856"/>G<text:change-end text:change-id="ct245473856"/><text:change text:change-id="ct245474688"/>o <text:change-start text:change-id="ct245475208"/>D<text:change-end text:change-id="ct245475208"/><text:change text:change-id="ct245474792"/>ecision, <text:change-start text:change-id="ct245574864"/>I<text:change-end text:change-id="ct245574864"/><text:change text:change-id="ct245572888"/>nclud<text:change-start text:change-id="ct245571848"/>ing<text:change-end text:change-id="ct245571848"/><text:change text:change-id="ct245572784"/> <text:change-start text:change-id="ct245572472"/>M<text:change-end text:change-id="ct245572472"/><text:change text:change-id="ct245572368"/>etrics<text:bookmark-end text:name="__RefHeading__655_1860904657"/></text:h>
                </text:list-item>
              </text:list>
            </text:list-item>
          </text:list>
        </text:list-item>
      </text:list>
      <text:p text:style-name="Text_20_body"/>
      <text:list xml:id="list8433912895256215336" text:style-name="L12">
        <text:list-item>
          <text:p text:style-name="P41">Completed construction of three fully functional EvoStats with a parts cost of less than $2000.<text:change text:change-id="ct245572160"/></text:p>
        </text:list-item>
        <text:list-item>
          <text:p text:style-name="P41">All instances capable of maintaining environmental conditions continuously for four days.</text:p>
        </text:list-item>
        <text:list-item>
          <text:p text:style-name="P41">Demonstrated ability to replace each of the major subsystems: <text:change text:change-id="ct245572680"/><text:change text:change-id="ct245572264"/><text:change-start text:change-id="ct245574760"/><text:span text:style-name="T12">c</text:span><text:change-end text:change-id="ct245574760"/><text:change-start text:change-id="ct245571640"/>ellstat<text:change-end text:change-id="ct245571640"/>, <text:change text:change-id="ct245572576"/><text:change text:change-id="ct245572992"/><text:change-start text:change-id="ct245574656"/><text:span text:style-name="T12">l</text:span><text:change-end text:change-id="ct245574656"/><text:change-start text:change-id="ct245571744"/>agoon<text:change-end text:change-id="ct245571744"/>, and <text:change text:change-id="ct245574552"/><text:change-start text:change-id="ct245573096"/><text:span text:style-name="T12">a</text:span><text:change-end text:change-id="ct245573096"/>uto<text:change text:change-id="ct245574448"/><text:change-start text:change-id="ct245571952"/><text:span text:style-name="T12">s</text:span><text:change-end text:change-id="ct245571952"/>ampler while maintaining a live culture.</text:p>
        </text:list-item>
        <text:list-item>
          <text:p text:style-name="P41">Perform several complete evolution experiments on evolving phage.</text:p>
        </text:list-item>
      </text:list>
      <text:p text:style-name="Text_20_body"/>
      <text:list xml:id="list144425791185233" text:continue-list="list144425788185231" text:style-name="WWNum1">
        <text:list-item>
          <text:list>
            <text:list-item>
              <text:h text:style-name="P4" text:outline-level="2"><text:bookmark-start text:name="__RefHeading__657_1860904657"/>Discuss challenges<text:line-break/><text:bookmark-end text:name="__RefHeading__657_1860904657"/></text:h>
            </text:list-item>
          </text:list>
        </text:list-item>
      </text:list>
      <text:p text:style-name="Text_20_body">Image processing must be adapted to constantly changing hardware and laboratory conditions.</text:p>
      <text:p text:style-name="Text_20_body">Active cooling must be added to low-cost USB cameras to avoid the expense of a cryogenic camera ($25,000<text:change text:change-id="ct245573512"/> from Hammumatsu)<text:change-start text:change-id="ct245573200"/>.<text:change-end text:change-id="ct245573200"/></text:p>
      <text:p text:style-name="Text_20_body">Equipment must be modular and easy to move due to space restrictions.</text:p>
      <text:p text:style-name="Text_20_body"><text:change-start text:change-id="ct245572056"/></text:p>
      <text:p text:style-name="P7"><text:line-break/><text:change-end text:change-id="ct245572056"/></text:p>
      <text:list xml:id="list144425792161000" text:continue-numbering="true" text:style-name="WWNum1">
        <text:list-item>
          <text:h text:style-name="P1" text:outline-level="1"><text:bookmark-start text:name="__RefHeading__671_1860904657"/>Commercial Proposal Narrative<text:bookmark-end text:name="__RefHeading__671_1860904657"/></text:h>
          <text:list>
            <text:list-item>
              <text:p text:style-name="P30"><text:change-start text:change-id="ct245573304"/><text:span text:style-name="T4">(C</text:span>ommercialization Advisor should participate in the preparation of this section of the proposal<text:span text:style-name="T4">)</text:span></text:p>
            </text:list-item>
            <text:list-item>
              <text:h text:style-name="P4" text:outline-level="2"/>
            </text:list-item>
            <text:list-item>
              <text:h text:style-name="P4" text:outline-level="2"><text:bookmark-start text:name="__RefHeading__673_1860904657"/><text:change-end text:change-id="ct245573304"/>Problem<text:bookmark-end text:name="__RefHeading__673_1860904657"/></text:h>
            </text:list-item>
          </text:list>
        </text:list-item>
      </text:list>
      <text:p text:style-name="Text_20_body">Phage-based continuous evolution is a new technology with few practitioners. <text:s/>This is as much of an opportunity as it is a problem as we see this technology having <text:change-start text:change-id="ct245573408"/>?????????????<text:change-end text:change-id="ct245573408"/></text:p>
      <text:list xml:id="list144425794166527" text:continue-numbering="true" text:style-name="WWNum1">
        <text:list-item>
          <text:list>
            <text:list-item>
              <text:h text:style-name="P4" text:outline-level="2"><text:bookmark-start text:name="__RefHeading__663_1860904657"/>Commercial Goals<text:bookmark-end text:name="__RefHeading__663_1860904657"/></text:h>
            </text:list-item>
          </text:list>
        </text:list-item>
      </text:list>
      <text:p text:style-name="Text_20_body"><text:change-start text:change-id="ct245573616"/></text:p>
      <text:p text:style-name="P21">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text:span text:style-name="T3">T</text:span>he device itself is a tool for sequence <text:soft-page-break/>discovery <text:span text:style-name="T3">and </text:span>does not produce therapeutic proteins or chemicals <text:span text:style-name="T3">so</text:span> it <text:span text:style-name="T3">should</text:span> not be subject to any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text:span text:style-name="T13">most </text:span>directly from low<text:span text:style-name="T13">er construction and o</text:span>perating cost<text:span text:style-name="T13">s of the phagestat.</text:span></text:p>
      <text:p text:style-name="Text_20_body"/>
      <text:p text:style-name="Text_20_body"><text:change-end text:change-id="ct245573616"/><text:change-start text:change-id="ct245573720"/><text:span text:style-name="T4">There </text:span><text:change-end text:change-id="ct245573720"/><text:change-start text:change-id="ct245573824"/><text:span text:style-name="T4">is a</text:span><text:change-end text:change-id="ct245573824"/><text:change-start text:change-id="ct245574240"/><text:span text:style-name="T4"> consultation business opportunit</text:span><text:change-end text:change-id="ct245574240"/><text:change text:change-id="ct245573928"/><text:change text:change-id="ct245574136"/><text:change-start text:change-id="ct245574344"/><text:span text:style-name="T4">y</text:span><text:change-end text:change-id="ct245574344"/><text:change text:change-id="ct245576528"/><text:change text:change-id="ct245574032"/><text:change-start text:change-id="ct245576216"/><text:span text:style-name="T4"> introducing this technology.</text:span><text:change-end text:change-id="ct245576216"/><text:change-start text:change-id="ct245577984"/></text:p>
      <text:list xml:id="list144425795164820" text:continue-numbering="true" text:style-name="WWNum1">
        <text:list-item>
          <text:list>
            <text:list-item>
              <text:h text:style-name="Heading_20_2" text:outline-level="2"><text:bookmark-start text:name="__RefHeading__665_1860904657"/><text:change-end text:change-id="ct245577984"/><text:change text:change-id="ct245575904"/>Market<text:bookmark-end text:name="__RefHeading__665_1860904657"/></text:h>
            </text:list-item>
          </text:list>
        </text:list-item>
      </text:list>
      <text:p text:style-name="P19"><text:change-start text:change-id="ct245575800"/></text:p>
      <text:p text:style-name="Text_20_body">Phage-based <text:span text:style-name="T13">continuous</text:span> evolution is a fairly recent development, but given the advantages of protein-based therapeutics, it seems likely that this method of protein modification <text:span text:style-name="T13">will</text:span> come into widespread use in pharmaceutical development.<text:line-break/><text:line-break/>Manufacturers of liquid handling laboratory equipment such as Tecan, Aventics, Humphrey, <text:span text:style-name="T11">and </text:span>Nordson EFD are all potential manufacturers of the EvoStat. <text:s/>Other<text:span text:style-name="T13">s</text:span> include Becton Dickinson, Topac, Intellitech, and Pope Scientific.<text:line-break/></text:p>
      <text:p text:style-name="Text_20_body"><text:change-end text:change-id="ct245575800"/><text:change text:change-id="ct245575696"/><text:change-start text:change-id="ct245577568"/><text:span text:style-name="T4">P</text:span><text:change-end text:change-id="ct245577568"/>harmaceutical research organizations engaged in protein engineering.</text:p>
      <text:p text:style-name="Text_20_body">Other, <text:change text:change-id="ct245578088"/>non-pharmaceutical, protein engineering.</text:p>
      <text:p text:style-name="Text_20_body">Protein optimization services (for organizations that do not want to develop in-house phage/evolution capabilities). <text:s/>A protein optimization service would accept sequences for binding target and initial candidate proteins and design selection-plasmids and hybrid proteins, and perform the evolution process.</text:p>
      <text:p text:style-name="Text_20_body"/>
      <text:list xml:id="list144425797177338" text:continue-numbering="true" text:style-name="WWNum1">
        <text:list-item>
          <text:list>
            <text:list-item>
              <text:h text:style-name="P4" text:outline-level="2"><text:bookmark-start text:name="__RefHeading__675_1860904657"/>Intellectual Property<text:bookmark-end text:name="__RefHeading__675_1860904657"/></text:h>
            </text:list-item>
          </text:list>
        </text:list-item>
      </text:list>
      <text:p text:style-name="Text_20_body"/>
      <text:p text:style-name="Text_20_body"><text:change-start text:change-id="ct245576112"/>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text:soft-page-break/>improvements are based on well-known and largely open technologies. <text:s/>A description of the prior art can be found in Husimi (1989).<text:line-break/><text:line-break/>As far as we know, none of the details of operation of this design are subject to any IP constraints.<text:change-end text:change-id="ct245576112"/><text:change-start text:change-id="ct245576320"/></text:p>
      <text:p text:style-name="Text_20_body"><text:change-end text:change-id="ct245576320"/>Hardware designs and image processing software for flow-control, turbidity sensing, and detection of<text:change text:change-id="ct245576424"/><text:change-start text:change-id="ct245576008"/> <text:change-end text:change-id="ct245576008"/>bio<text:change text:change-id="ct245576944"/>luminescence. <text:s/>A novel low-cost non-contact turbidometer design. <text:s/>Integrated communications architecture to reduce wiring and simplify set-up of equipment. <text:s/>Techniques for repair and replacement of sub<text:change text:change-id="ct245577464"/>systems during operation. Self-calibrating and continuous monitoring of all system parameters<text:change-start text:change-id="ct245577152"/>.<text:change-end text:change-id="ct245577152"/></text:p>
      <text:p text:style-name="Text_20_body">Data logging and alerts utilizing Internet capabilities.</text:p>
      <text:p text:style-name="Text_20_body"/>
      <text:list xml:id="list144425798174537" text:continue-numbering="true" text:style-name="WWNum1">
        <text:list-item>
          <text:list>
            <text:list-item>
              <text:p text:style-name="P5"><text:change text:change-id="ct245587328"/><text:change text:change-id="ct245586600"/><text:change text:change-id="ct245586808"/><text:change text:change-id="ct245586704"/><text:change text:change-id="ct245587224"/><text:change text:change-id="ct245587848"/><text:change text:change-id="ct245587640"/><text:change text:change-id="ct245587744"/><text:change text:change-id="ct245587536"/><text:change text:change-id="ct245584000"/><text:change text:change-id="ct245583896"/><text:change text:change-id="ct245585248"/><text:change text:change-id="ct245583688"/><text:change text:change-id="ct245585040"/><text:change text:change-id="ct245583272"/><text:change text:change-id="ct245584936"/><text:change text:change-id="ct245583168"/><text:change text:change-id="ct245584832"/><text:change text:change-id="ct245584728"/><text:change text:change-id="ct245586184"/><text:change text:change-id="ct245585872"/><text:change text:change-id="ct245584520"/><text:change text:change-id="ct245584416"/><text:change text:change-id="ct245586288"/><text:change text:change-id="ct245585768"/><text:change text:change-id="ct245585976"/><text:change text:change-id="ct245585560"/><text:change text:change-id="ct245578504"/><text:change text:change-id="ct245578400"/><text:change text:change-id="ct245578296"/><text:change text:change-id="ct245579440"/><text:change text:change-id="ct245579232"/><text:change text:change-id="ct245579544"/><text:change text:change-id="ct245578816"/><text:change text:change-id="ct245576840"/><text:change text:change-id="ct245574968"/><text:change text:change-id="ct245577672"/><text:change text:change-id="ct245576632"/><text:change text:change-id="ct245575072"/><text:change text:change-id="ct245575280"/><text:change text:change-id="ct245577360"/><text:change text:change-id="ct245578192"/></text:p>
            </text:list-item>
          </text:list>
        </text:list-item>
      </text:list>
      <text:p text:style-name="Standard"/>
      <text:p text:style-name="Standard"><text:line-break/><text:line-break/><text:line-break/> (<text:change text:change-id="ct245587432"/> overview of the project, <text:change text:change-id="ct245582856"/>description of<text:change text:change-id="ct245582336"/> technology,<text:change text:change-id="ct245581192"/> Commercialization Advisor,<text:change text:change-id="ct245582440"/> summary of the technical and commercialization goals<text:change text:change-id="ct245582544"/><text:change-start text:change-id="ct245580048"/><text:span text:style-name="T12">)</text:span><text:change-end text:change-id="ct245580048"/></text:p>
      <text:list xml:id="list144425799186377" text:continue-numbering="true" text:style-name="WWNum1">
        <text:list-item>
          <text:h text:style-name="Heading_20_1" text:outline-level="1"><text:change text:change-id="ct245580464"/>Technical Proposal Narrative<text:change-start text:change-id="ct245582648"/></text:h>
        </text:list-item>
      </text:list>
      <text:p text:style-name="P7"/>
      <text:p text:style-name="P7"><text:change-end text:change-id="ct245582648"/><text:change text:change-id="ct245579840"/><text:change text:change-id="ct245580568"/><text:line-break/><text:line-break/>Describe the work that has been done to date, both in the lab of the scientist and in the field.<text:line-break/><text:change text:change-id="ct245582752"/><text:change text:change-id="ct245580776"/><text:line-break/></text:p>
      <text:p text:style-name="P8"><text:change text:change-id="ct245603768"/><text:change text:change-id="ct245603976"/><text:change text:change-id="ct245603560"/><text:change text:change-id="ct245601272"/><text:change text:change-id="ct245603664"/><text:change text:change-id="ct245603456"/><text:change text:change-id="ct245603352"/><text:change text:change-id="ct245604184"/><text:change text:change-id="ct245602000"/><text:change text:change-id="ct245582128"/><text:change text:change-id="ct245582024"/><text:change text:change-id="ct245580984"/><text:change text:change-id="ct245581712"/><text:change text:change-id="ct245580880"/><text:change text:change-id="ct245581608"/><text:change text:change-id="ct245581400"/><text:change text:change-id="ct245581504"/><text:change text:change-id="ct245583064"/><text:change text:change-id="ct245580256"/><text:change text:change-id="ct245581296"/><text:change text:change-id="ct245581088"/><text:change text:change-id="ct245579944"/></text:p>
      <text:p text:style-name="Standard"><text:change text:change-id="ct245605536"/><text:change text:change-id="ct245605120"/><text:change text:change-id="ct245605328"/><text:change text:change-id="ct245607304"/><text:change text:change-id="ct245605224"/><text:change text:change-id="ct245602832"/><text:change text:change-id="ct245602728"/><text:change text:change-id="ct245602624"/><text:change text:change-id="ct245602520"/><text:change text:change-id="ct245602416"/><text:change text:change-id="ct245602312"/><text:change text:change-id="ct245601896"/><text:change text:change-id="ct245604288"/><text:change text:change-id="ct245601480"/><text:change text:change-id="ct245601168"/><text:change text:change-id="ct245601376"/><text:change text:change-id="ct245604080"/><text:change text:change-id="ct24560304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 text:change-id="ct245607200"/></text:p>
          </table:table-cell>
          <table:table-cell table:style-name="Table1.A1" office:value-type="string">
            <text:p text:style-name="Table_20_Contents"/>
          </table:table-cell>
          <table:table-cell table:style-name="Table1.A1" office:value-type="string">
            <text:p text:style-name="Table_20_Contents"><text:change text:change-id="ct245605432"/></text:p>
          </table:table-cell>
          <table:table-cell table:style-name="Table1.A1" office:value-type="string">
            <text:p text:style-name="Table_20_Contents"><text:change text:change-id="ct245606888"/></text:p>
          </table:table-cell>
          <table:table-cell table:style-name="Table1.A1" office:value-type="string">
            <text:p text:style-name="Table_20_Contents"><text:change text:change-id="ct245605640"/></text:p>
          </table:table-cell>
        </table:table-row>
        <table:table-row table:style-name="Table1.2">
          <table:table-cell table:style-name="Table1.A1" office:value-type="string">
            <text:p text:style-name="Table_20_Contents"><text:change text:change-id="ct24560449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change text:change-id="ct245606680"/></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 text:change-id="ct245605848"/></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17"/>
          </table:table-cell>
        </table:table-row>
        <table:table-row table:style-name="Table1.2">
          <table:table-cell table:style-name="Table1.A1" office:value-type="string">
            <text:p text:style-name="Table_20_Contents"/>
          </table:table-cell>
          <table:table-cell table:style-name="Table1.A1" office:value-type="string">
            <text:p text:style-name="P28">Cell density</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2">
          <table:table-cell table:style-name="Table1.A1" office:value-type="string">
            <text:p text:style-name="P28"/>
          </table:table-cell>
          <table:table-cell table:style-name="Table1.A1" office:value-type="string">
            <text:p text:style-name="P28">Luminosity</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ext:soft-page-break/>
        <table:table-row table:style-name="Table1.2">
          <table:table-cell table:style-name="Table1.A1" office:value-type="string">
            <text:p text:style-name="P18"/>
          </table:table-cell>
          <table:table-cell table:style-name="Table1.A1" office:value-type="string">
            <text:p text:style-name="P28">Auto-calibration</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2">
          <table:table-cell table:style-name="Table1.A1" office:value-type="string">
            <text:p text:style-name="P1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list xml:id="list144425808161525" text:continue-numbering="true" text:style-name="WWNum1">
        <text:list-item>
          <text:list>
            <text:list-item>
              <text:h text:style-name="P46" text:outline-level="2"><text:change text:change-id="ct245606264"/><text:change text:change-id="ct245606992"/><text:change text:change-id="ct245606056"/><text:change text:change-id="ct245604392"/>Evaluation<text:change-start text:change-id="ct245604912"/></text:h>
            </text:list-item>
            <text:list-item>
              <text:h text:style-name="P9" text:outline-level="2"><text:change-end text:change-id="ct245604912"/><text:change text:change-id="ct245606368"/><text:change-start text:change-id="ct245606472"/></text:h>
            </text:list-item>
          </text:list>
        </text:list-item>
      </text:list>
      <text:p text:style-name="P12"><text:change-end text:change-id="ct245606472"/><text:line-break/>The design should have a parts cost on the order of $1000<text:change text:change-id="ct245606576"/><text:change-start text:change-id="ct245604704"/> <text:change-end text:change-id="ct245604704"/>and could be constructed in a few weeks by an electronic technician with access to a 3D printer and machine tools<text:change-start text:change-id="ct245604808"/>. <text:s/>An important goal is to minimize the resources required for construction. Currently we drill<text:change-end text:change-id="ct245604808"/><text:change-start text:change-id="ct245605016"/> <text:change-end text:change-id="ct245605016"/><text:change-start text:change-id="ct245593264"/>press, <text:change-end text:change-id="ct245593264"/><text:change-start text:change-id="ct245593888"/>hand drill, <text:change-end text:change-id="ct245593888"/><text:change-start text:change-id="ct245592224"/>table saw, <text:change-end text:change-id="ct245592224"/><text:change-start text:change-id="ct245592744"/>chop<text:change-end text:change-id="ct245592744"/><text:change-start text:change-id="ct245594096"/>/miter<text:change-end text:change-id="ct245594096"/><text:change-start text:change-id="ct245591184"/> saw, deburring tool,<text:change-end text:change-id="ct245591184"/><text:change-start text:change-id="ct245593992"/> <text:change-end text:change-id="ct245593992"/><text:change-start text:change-id="ct245592848"/>and <text:change-end text:change-id="ct245592848"/><text:change-start text:change-id="ct245591288"/>thread tap. <text:s/><text:change-end text:change-id="ct245591288"/><text:change-start text:change-id="ct245594200"/>The 3D printer is not a requirement as high quality <text:change-end text:change-id="ct245594200"/><text:change-start text:change-id="ct245594304"/>parts can be ordered through online services<text:change-end text:change-id="ct245594304"/><text:change-start text:change-id="ct245591080"/>.<text:change-end text:change-id="ct245591080"/><text:change text:change-id="ct245591392"/><text:line-break/><text:change text:change-id="ct245593368"/><text:line-break/>1)<text:change-start text:change-id="ct245591496"/> <text:change-end text:change-id="ct245591496"/><text:s/>Define the criteria for a go/no-go decision within the technical phase. Include defined metrics that will indicate or demonstrate a successful outcome.<text:line-break/><text:line-break/>Achieving sufficient image sensitivity for bio-luminescence through the active cooling of commodity USB cameras (Logi-Tech, Dino-Lite USB microscope<text:change-start text:change-id="ct245592640"/>).<text:change-end text:change-id="ct245592640"/><text:change text:change-id="ct245593680"/><text:line-break/><text:line-break/>Discuss the anticipated challenges within the technical aspects of the project.<text:line-break/><text:line-break/><text:change text:change-id="ct245591704"/><text:line-break/><text:change text:change-id="ct245593784"/><text:change text:change-id="ct245593160"/><text:change text:change-id="ct245593056"/><text:change text:change-id="ct245593576"/><text:change text:change-id="ct245592952"/><text:change-start text:change-id="ct245592016"/></text:p>
      <text:list xml:id="list144425810190297" text:continue-numbering="true" text:style-name="WWNum1">
        <text:list-item>
          <text:list>
            <text:list-item>
              <text:h text:style-name="Heading_20_2" text:outline-level="2"><text:change-end text:change-id="ct245592016"/>Patent protection<text:line-break/><text:change-start text:change-id="ct245592120"/></text:h>
            </text:list-item>
          </text:list>
        </text:list-item>
      </text:list>
      <text:p text:style-name="P7"><text:change-end text:change-id="ct245592120"/><text:line-break/>Ultimately, many practitioners may want to perform the continuous evolution process with requirements different from academic research. We see an opportunity to create a commercial version of the EvoStat with an emphasis on using evolution as an industrial process.<text:line-break/><text:line-break/><text:change-start text:change-id="ct245592328"/></text:p>
      <text:list xml:id="list144425811167969" text:continue-numbering="true" text:style-name="WWNum1">
        <text:list-item>
          <text:list>
            <text:list-item>
              <text:h text:style-name="Heading_20_2" text:outline-level="2"><text:change-end text:change-id="ct245592328"/><text:change text:change-id="ct245592432"/>Licensing<text:change-start text:change-id="ct245592536"/></text:h>
            </text:list-item>
          </text:list>
        </text:list-item>
      </text:list>
      <text:p text:style-name="P7"><text:change-end text:change-id="ct245592536"/><text:line-break/><text:change text:change-id="ct245594824"/><text:change text:change-id="ct245594720"/><text:change text:change-id="ct245597320"/><text:change text:change-id="ct245596384"/><text:change text:change-id="ct245595240"/><text:change text:change-id="ct245594512"/><text:line-break/><text:change text:change-id="ct245598152"/><text:change text:change-id="ct245599504"/><text:change text:change-id="ct245597840"/><text:change text:change-id="ct245600440"/><text:change text:change-id="ct245599400"/><text:change text:change-id="ct245597736"/><text:change text:change-id="ct245600232"/><text:change text:change-id="ct245598256"/><text:change text:change-id="ct245597944"/><text:change text:change-id="ct245600336"/><text:change text:change-id="ct245600752"/><text:change text:change-id="ct245600128"/><text:change text:change-id="ct245599296"/><text:change text:change-id="ct245600960"/><text:change text:change-id="ct245598464"/><text:change text:change-id="ct245600856"/><text:change text:change-id="ct245599192"/><text:change text:change-id="ct245600648"/><text:change text:change-id="ct245598984"/><text:change text:change-id="ct245599088"/><text:change text:change-id="ct245598776"/><text:change text:change-id="ct245596592"/><text:change text:change-id="ct245596488"/><text:change text:change-id="ct245595136"/><text:change text:change-id="ct245596176"/><text:change text:change-id="ct245596072"/><text:change text:change-id="ct245597112"/><text:change text:change-id="ct245595864"/><text:change text:change-id="ct245594928"/><text:change text:change-id="ct245597008"/><text:change text:change-id="ct245596800"/><text:change text:change-id="ct245596696"/><text:change text:change-id="ct245595760"/><text:change text:change-id="ct245597528"/><text:line-break/><field:fieldmark-end/><text:change-start text:change-id="ct245598568"/></text:p>
      <text:p text:style-name="Standard"/>
      <text:p text:style-name="Standard"/>
      <text:p text:style-name="Standard"><text:change-end text:change-id="ct245598568"/>Peter Reintjes (PI) List of Publications<text:line-break/><text:line-break/><text:soft-pag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text:soft-pag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p text:style-name="P22"><text:line-break/></text:p>
      <text:p text:style-name="Standard"><text:lin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Quantity</text:p>
          </table:table-cell>
          <table:table-cell table:style-name="Table2.A1" office:value-type="string">
            <text:p text:style-name="P14">Price</text:p>
          </table:table-cell>
          <table:table-cell table:style-name="Table2.A1" office:value-type="string">
            <text:p text:style-name="P14">Description</text:p>
          </table:table-cell>
        </table:table-row>
        <table:table-row table:style-name="Table2.1">
          <table:table-cell table:style-name="Table2.A1" office:value-type="string">
            <text:p text:style-name="P13"><text:change text:change-id="ct276612568"/><text:change-start text:change-id="ct276610696"/>4<text:change-end text:change-id="ct276610696"/></text:p>
          </table:table-cell>
          <table:table-cell table:style-name="Table2.A1" office:value-type="string">
            <text:p text:style-name="P14">$7.51</text:p>
          </table:table-cell>
          <table:table-cell table:style-name="Table2.A1" office:value-type="string">
            <text:p text:style-name="Standard">Charlotte Pipe 2-in x 10-ft 280-PSI Sch 40 PVC</text:p>
          </table:table-cell>
        </table:table-row>
        <table:table-row table:style-name="Table2.1">
          <table:table-cell table:style-name="Table2.A1" office:value-type="string">
            <text:p text:style-name="P13"><text:change text:change-id="ct276611944"/><text:change-start text:change-id="ct276612048"/>4<text:change-end text:change-id="ct276612048"/></text:p>
          </table:table-cell>
          <table:table-cell table:style-name="Table2.A1" office:value-type="string">
            <text:p text:style-name="P14">$7.51</text:p>
          </table:table-cell>
          <table:table-cell table:style-name="Table2.A1" office:value-type="string">
            <text:p text:style-name="Standard">Charlotte Pipe 1-1/2-in x 10-ft 280-PSI Sch 40 PVC</text:p>
          </table:table-cell>
        </table:table-row>
        <table:table-row table:style-name="Table2.1">
          <table:table-cell table:style-name="Table2.A1" office:value-type="string">
            <text:p text:style-name="P13"><text:change text:change-id="ct276612464"/><text:change-start text:change-id="ct276612776"/>12<text:change-end text:change-id="ct276612776"/></text:p>
          </table:table-cell>
          <table:table-cell table:style-name="Table2.A1" office:value-type="string">
            <text:p text:style-name="P14">$2.96</text:p>
          </table:table-cell>
          <table:table-cell table:style-name="Table2.A1" office:value-type="string">
            <text:p text:style-name="Standard">LASCO 2-in Dia 90-Degree PVC Sch 40 Tee</text:p>
          </table:table-cell>
        </table:table-row>
        <table:table-row table:style-name="Table2.1">
          <table:table-cell table:style-name="Table2.A1" office:value-type="string">
            <text:p text:style-name="P14">3</text:p>
          </table:table-cell>
          <table:table-cell table:style-name="Table2.A1" office:value-type="string">
            <text:p text:style-name="P14">$15.58</text:p>
          </table:table-cell>
          <table:table-cell table:style-name="Table2.A1" office:value-type="string">
            <text:p text:style-name="Standard">Charlotte Pipe 4-in x 10-ft Sch 40 PVC</text:p>
          </table:table-cell>
        </table:table-row>
        <table:table-row table:style-name="Table2.1">
          <table:table-cell table:style-name="Table2.A1" office:value-type="string">
            <text:p text:style-name="P13"><text:change text:change-id="ct276612360"/><text:change-start text:change-id="ct276612984"/>12<text:change-end text:change-id="ct276612984"/></text:p>
          </table:table-cell>
          <table:table-cell table:style-name="Table2.A1" office:value-type="string">
            <text:p text:style-name="P14">$12.48</text:p>
          </table:table-cell>
          <table:table-cell table:style-name="Table2.A1" office:value-type="string">
            <text:p text:style-name="Standard">Charlotte Pipe 4-in x 4-in x 2-in dia PVC Sanitary Tee</text:p>
          </table:table-cell>
        </table:table-row>
        <table:table-row table:style-name="Table2.1">
          <table:table-cell table:style-name="Table2.A1" office:value-type="string">
            <text:p text:style-name="P13"><text:change text:change-id="ct276609864"/><text:change-start text:change-id="ct276610800"/>24<text:change-end text:change-id="ct276610800"/></text:p>
          </table:table-cell>
          <table:table-cell table:style-name="Table2.A1" office:value-type="string">
            <text:p text:style-name="P14">$12.48</text:p>
          </table:table-cell>
          <table:table-cell table:style-name="Table2.A1" office:value-type="string">
            <text:p text:style-name="Standard">Charlotte Pipe 4-in x 4-in x 1-1/2-in dia PVC Sanitary Tee</text:p>
          </table:table-cell>
        </table:table-row>
        <table:table-row table:style-name="Table2.1">
          <table:table-cell table:style-name="Table2.A1" office:value-type="string">
            <text:p text:style-name="P13"><text:change-start text:change-id="ct276605392"/>4<text:change-end text:change-id="ct276605392"/></text:p>
          </table:table-cell>
          <table:table-cell table:style-name="Table2.A1" office:value-type="string">
            <text:p text:style-name="P13"><text:change-start text:change-id="ct276601648"/>$10.00<text:change-end text:change-id="ct276601648"/></text:p>
          </table:table-cell>
          <table:table-cell table:style-name="Table2.A1" office:value-type="string">
            <text:p text:style-name="Standard"><text:bookmark-start text:name="__DdeLink__4219_1392249625"/><text:change-start text:change-id="ct276604872"/>Charlotte Pipe <text:span text:style-name="T17">1-1/2 in x 5' black ABS waste pipe</text:span><text:bookmark-end text:name="__DdeLink__4219_1392249625"/><text:change-end text:change-id="ct276604872"/><text:change text:change-id="ct276602584"/></text:p>
          </table:table-cell>
        </table:table-row>
        <table:table-row table:style-name="Table2.1">
          <table:table-cell table:style-name="Table2.A1" office:value-type="string">
            <text:p text:style-name="P13"><text:change-start text:change-id="ct276610904"/>2<text:change-end text:change-id="ct276610904"/></text:p>
          </table:table-cell>
          <table:table-cell table:style-name="Table2.A1" office:value-type="string">
            <text:p text:style-name="P13"><text:change-start text:change-id="ct276610280"/>$35.00<text:change-end text:change-id="ct276610280"/></text:p>
          </table:table-cell>
          <table:table-cell table:style-name="Table2.A1" office:value-type="string">
            <text:p text:style-name="P38"><text:change-start text:change-id="ct276611216"/>Charlotte Pipe <text:span text:style-name="T17">4 in x 10' black ABS waste pipe</text:span><text:change-end text:change-id="ct276611216"/></text:p>
          </table:table-cell>
        </table:table-row>
        <table:table-row table:style-name="Table2.1">
          <table:table-cell table:style-name="Table2.A1" office:value-type="string">
            <text:p text:style-name="P14"/>
          </table:table-cell>
          <table:table-cell table:style-name="Table2.A1" office:value-type="string">
            <text:p text:style-name="P14"/>
          </table:table-cell>
          <table:table-cell table:style-name="Table2.A1" office:value-type="string">
            <text:p text:style-name="Standard"/>
          </table:table-cell>
        </table:table-row>
        <table:table-row table:style-name="Table2.1">
          <table:table-cell table:style-name="Table2.A1" office:value-type="string">
            <text:p text:style-name="P14"/>
          </table:table-cell>
          <table:table-cell table:style-name="Table2.A1" office:value-type="string">
            <text:p text:style-name="P14"/>
          </table:table-cell>
          <table:table-cell table:style-name="Table2.A1" office:value-type="string">
            <text:p text:style-name="Standard"/>
          </table:table-cell>
        </table:table-row>
        <table:table-row table:style-name="Table2.1">
          <table:table-cell table:style-name="Table2.A1" office:value-type="string">
            <text:p text:style-name="P14">10</text:p>
          </table:table-cell>
          <table:table-cell table:style-name="Table2.A1" office:value-type="string">
            <text:p text:style-name="P14">$6.56</text:p>
          </table:table-cell>
          <table:table-cell table:style-name="Table2.A1" office:value-type="string">
            <text:p text:style-name="Standard">Nipple 1/2In Thrd Both Ends 3-1/2In 304<text:change-start text:change-id="ct276610384"/> <text:span text:style-name="T17">SS</text:span><text:change-end text:change-id="ct276610384"/></text:p>
          </table:table-cell>
        </table:table-row>
        <table:table-row table:style-name="Table2.1">
          <table:table-cell table:style-name="Table2.A1" office:value-type="string">
            <text:p text:style-name="P14">10</text:p>
          </table:table-cell>
          <table:table-cell table:style-name="Table2.A1" office:value-type="string">
            <text:p text:style-name="P14">$9.09</text:p>
          </table:table-cell>
          <table:table-cell table:style-name="Table2.A1" office:value-type="string">
            <text:p text:style-name="Standard">Nipple 1/2In Thrd Both Ends 3-1/2In 316<text:change-start text:change-id="ct276611528"/> <text:span text:style-name="T17">SS</text:span><text:change-end text:change-id="ct276611528"/></text:p>
          </table:table-cell>
        </table:table-row>
        <table:table-row table:style-name="Table2.1">
          <table:table-cell table:style-name="Table2.A1" office:value-type="string">
            <text:p text:style-name="P13"><text:change text:change-id="ct276611112"/><text:change-start text:change-id="ct276612880"/>6<text:change-end text:change-id="ct276612880"/></text:p>
          </table:table-cell>
          <table:table-cell table:style-name="Table2.A1" office:value-type="string">
            <text:p text:style-name="P14">$8.31</text:p>
          </table:table-cell>
          <table:table-cell table:style-name="Table2.A1" office:value-type="string">
            <text:p text:style-name="Standard">Cross 1/2 In 316 Stainless Steel 150 PSI</text:p>
          </table:table-cell>
        </table:table-row>
        <table:table-row table:style-name="Table2.1">
          <table:table-cell table:style-name="Table2.A1" office:value-type="string">
            <text:p text:style-name="P14">8</text:p>
          </table:table-cell>
          <table:table-cell table:style-name="Table2.A1" office:value-type="string">
            <text:p text:style-name="P14">$3.56</text:p>
          </table:table-cell>
          <table:table-cell table:style-name="Table2.A1" office:value-type="string">
            <text:p text:style-name="Standard">Elbow 90Deg 1/2 In 304 Stainless Steel</text:p>
          </table:table-cell>
        </table:table-row>
        <table:table-row table:style-name="Table2.1">
          <table:table-cell table:style-name="Table2.A1" office:value-type="string">
            <text:p text:style-name="P14">0</text:p>
          </table:table-cell>
          <table:table-cell table:style-name="Table2.A1" office:value-type="string">
            <text:p text:style-name="P14">$19.69</text:p>
          </table:table-cell>
          <table:table-cell table:style-name="Table2.A1" office:value-type="string">
            <text:p text:style-name="Standard">Elbow 90 Deg 1/2 In 304 Stainless Steel</text:p>
          </table:table-cell>
        </table:table-row>
        <table:table-row table:style-name="Table2.1">
          <table:table-cell table:style-name="Table2.A1" office:value-type="string">
            <text:p text:style-name="P13"><text:change text:change-id="ct276609968"/><text:change-start text:change-id="ct276611424"/>3<text:change-end text:change-id="ct276611424"/></text:p>
          </table:table-cell>
          <table:table-cell table:style-name="Table2.A1" office:value-type="string">
            <text:p text:style-name="P14">$5.00</text:p>
          </table:table-cell>
          <table:table-cell table:style-name="Table2.A1" office:value-type="string">
            <text:p text:style-name="Standard">Drip Pan</text:p>
          </table:table-cell>
        </table:table-row>
        <table:table-row table:style-name="Table2.1">
          <table:table-cell table:style-name="Table2.A1" office:value-type="string">
            <text:p text:style-name="P13"><text:change text:change-id="ct276611008"/><text:change-start text:change-id="ct276612672"/>3<text:change-end text:change-id="ct276612672"/></text:p>
          </table:table-cell>
          <table:table-cell table:style-name="Table2.A1" office:value-type="string">
            <text:p text:style-name="P14">$5.00</text:p>
          </table:table-cell>
          <table:table-cell table:style-name="Table2.A1" office:value-type="string">
            <text:p text:style-name="Standard">Grill</text:p>
          </table:table-cell>
        </table:table-row>
        <table:table-row table:style-name="Table2.1">
          <table:table-cell table:style-name="Table2.A1" office:value-type="string">
            <text:p text:style-name="P13"><text:change text:change-id="ct276610488"/><text:change-start text:change-id="ct276611840"/>6<text:change-end text:change-id="ct276611840"/></text:p>
          </table:table-cell>
          <table:table-cell table:style-name="Table2.A1" office:value-type="string">
            <text:p text:style-name="P14">$70.00</text:p>
          </table:table-cell>
          <table:table-cell table:style-name="Table2.A1" office:value-type="string">
            <text:p text:style-name="Standard">Foam Box</text:p>
          </table:table-cell>
        </table:table-row>
        <table:table-row table:style-name="Table2.1">
          <table:table-cell table:style-name="Table2.A1" office:value-type="string">
            <text:p text:style-name="P14"><text:change text:change-id="ct276610176"/></text:p>
          </table:table-cell>
          <table:table-cell table:style-name="Table2.A1" office:value-type="string">
            <text:p text:style-name="P14"><text:change text:change-id="ct276611320"/></text:p>
          </table:table-cell>
          <table:table-cell table:style-name="Table2.A1" office:value-type="string">
            <text:p text:style-name="Standard"><text:change text:change-id="ct276610592"/></text:p>
          </table:table-cell>
        </table:table-row>
        <table:table-row table:style-name="Table2.1">
          <table:table-cell table:style-name="Table2.A1" office:value-type="string">
            <text:p text:style-name="P13"><text:change text:change-id="ct276611632"/><text:change-start text:change-id="ct276612152"/>12<text:change-end text:change-id="ct276612152"/></text:p>
          </table:table-cell>
          <table:table-cell table:style-name="Table2.A1" office:value-type="string">
            <text:p text:style-name="P14">$25.00</text:p>
          </table:table-cell>
          <table:table-cell table:style-name="Table2.A1" office:value-type="string">
            <text:p text:style-name="Standard">Caster</text:p>
          </table:table-cell>
        </table:table-row>
        <table:table-row table:style-name="Table2.1">
          <table:table-cell table:style-name="Table2.A1" office:value-type="string">
            <text:p text:style-name="P13"><text:change text:change-id="ct276611736"/><text:change-start text:change-id="ct276612256"/>12<text:change-end text:change-id="ct276612256"/></text:p>
          </table:table-cell>
          <table:table-cell table:style-name="Table2.A1" office:value-type="string">
            <text:p text:style-name="P14">$5.00</text:p>
          </table:table-cell>
          <table:table-cell table:style-name="Table2.A1" office:value-type="string">
            <text:p text:style-name="Standard">Floor flange</text:p>
          </table:table-cell>
        </table:table-row>
        <table:table-row table:style-name="Table2.1">
          <table:table-cell table:style-name="Table2.A1" office:value-type="string">
            <text:p text:style-name="P14">100</text:p>
          </table:table-cell>
          <table:table-cell table:style-name="Table2.A1" office:value-type="string">
            <text:p text:style-name="P14">$10.00</text:p>
          </table:table-cell>
          <table:table-cell table:style-name="Table2.A1" office:value-type="string">
            <text:p text:style-name="Standard">1/4-20 Socket cap Stainless steel 18-8</text:p>
          </table:table-cell>
        </table:table-row>
        <table:table-row table:style-name="Table2.1">
          <table:table-cell table:style-name="Table2.A1" office:value-type="string">
            <text:p text:style-name="Standard">TOTAL</text:p>
          </table:table-cell>
          <table:table-cell table:style-name="Table2.A1" office:value-type="string">
            <text:p text:style-name="P14">$230.73</text:p>
          </table:table-cell>
          <table:table-cell table:style-name="Table2.A1" office:value-type="string">
            <text:p text:style-name="P14"/>
          </table:table-cell>
        </table:table-row>
      </table:table>
      <text:p text:style-name="P23">Table <text:sequence text:ref-name="refTable2" text:name="Table" text:formula="ooow:Table+1" style:num-format="1">2</text:sequence><text:sequence text:ref-name="ref&quot;Table&quot;0" text:name="&quot;Table&quot;" text:formula="ooow:&quot;Table&quot;+1" style:num-format="1">1</text:sequence>: Parts for EvoStat 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WWNum1" style:class="text">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letter-kerning="tru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letter-kerning="true"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letter-kerning="true"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nexpensive Phagestat for Continuous Evolution Research</dc:title>
    <meta:initial-creator>Lea</meta:initial-creator>
    <meta:keyword>Evolution</meta:keyword>
    <meta:keyword>phage</meta:keyword>
    <meta:editing-cycles>4</meta:editing-cycles>
    <meta:print-date>2016-01-31T13:52:21.158000000</meta:print-date>
    <meta:creation-date>2016-01-30T03:40:00</meta:creation-date>
    <dc:date>2016-01-31T14:44:25.551000000</dc:date>
    <meta:editing-duration>PT41S</meta:editing-duration>
    <meta:generator>LibreOffice/4.2.5.2$Windows_x86 LibreOffice_project/6ff819b65674ae6c83f3cbab9e4a4c2b292a7a94</meta:generator>
    <meta:document-statistic meta:table-count="3" meta:image-count="0" meta:object-count="0" meta:page-count="12" meta:paragraph-count="185" meta:word-count="2923" meta:character-count="20045" meta:non-whitespace-character-count="172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